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9in"/>
    </style:style>
    <style:style style:name="co2" style:family="table-column">
      <style:table-column-properties fo:break-before="auto" style:column-width="1.159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1.1811in"/>
    </style:style>
    <style:style style:name="co6" style:family="table-column">
      <style:table-column-properties fo:break-before="auto" style:column-width="1.1484in"/>
    </style:style>
    <style:style style:name="co7" style:family="table-column">
      <style:table-column-properties fo:break-before="auto" style:column-width="1.8043in"/>
    </style:style>
    <style:style style:name="co8" style:family="table-column">
      <style:table-column-properties fo:break-before="auto" style:column-width="1.2689in"/>
    </style:style>
    <style:style style:name="co9" style:family="table-column">
      <style:table-column-properties fo:break-before="auto" style:column-width="0.6244in"/>
    </style:style>
    <style:style style:name="co10" style:family="table-column">
      <style:table-column-properties fo:break-before="auto" style:column-width="1.75in"/>
    </style:style>
    <style:style style:name="co11" style:family="table-column">
      <style:table-column-properties fo:break-before="auto" style:column-width="1.5638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731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1" table:default-cell-style-name="Excel_20_Built-in_20_Normal"/>
        <table:table-row table:style-name="ro1">
          <table:table-cell office:value-type="string">
            <text:p>No.</text:p>
          </table:table-cell>
          <table:table-cell office:value-type="string">
            <text:p>Atomic Weight</text:p>
          </table:table-cell>
          <table:table-cell office:value-type="string">
            <text:p>Name</text:p>
          </table:table-cell>
          <table:table-cell office:value-type="string">
            <text:p>Symbol</text:p>
          </table:table-cell>
          <table:table-cell office:value-type="string">
            <text:p>Melting Point C</text:p>
          </table:table-cell>
          <table:table-cell office:value-type="string">
            <text:p>Boiling Point C</text:p>
          </table:table-cell>
          <table:table-cell office:value-type="string">
            <text:p>Density g/cm3</text:p>
          </table:table-cell>
          <table:table-cell office:value-type="string">
            <text:p>Percentage Earth Crust</text:p>
          </table:table-cell>
          <table:table-cell office:value-type="string">
            <text:p>Year discovered</text:p>
          </table:table-cell>
          <table:table-cell office:value-type="string">
            <text:p>Group*</text:p>
          </table:table-cell>
          <table:table-cell office:value-type="string">
            <text:p>Electron Configuration</text:p>
          </table:table-cell>
          <table:table-cell office:value-type="string">
            <text:p>Ionization Energy eV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0079">
            <text:p>1.01</text:p>
          </table:table-cell>
          <table:table-cell office:value-type="string">
            <text:p>Hydrogen</text:p>
          </table:table-cell>
          <table:table-cell office:value-type="string">
            <text:p>H</text:p>
          </table:table-cell>
          <table:table-cell office:value-type="float" office:value="-259">
            <text:p>-259</text:p>
          </table:table-cell>
          <table:table-cell office:value-type="float" office:value="-253">
            <text:p>-253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office:value-type="float" office:value="13.5984">
            <text:p>13.6</text:p>
          </table:table-cell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0026">
            <text:p>4</text:p>
          </table:table-cell>
          <table:table-cell office:value-type="string">
            <text:p>Helium</text:p>
          </table:table-cell>
          <table:table-cell office:value-type="string">
            <text:p>He</text:p>
          </table:table-cell>
          <table:table-cell office:value-type="float" office:value="-272">
            <text:p>-272</text:p>
          </table:table-cell>
          <table:table-cell office:value-type="float" office:value="-269">
            <text:p>-269</text:p>
          </table:table-cell>
          <table:table-cell office:value-type="float" office:value="0.18">
            <text:p>0.18</text:p>
          </table:table-cell>
          <table:table-cell/>
          <table:table-cell office:value-type="float" office:value="1895">
            <text:p>1895</text:p>
          </table:table-cell>
          <table:table-cell office:value-type="float" office:value="18">
            <text:p>18</text:p>
          </table:table-cell>
          <table:table-cell office:value-type="string">
            <text:p>1s2</text:p>
          </table:table-cell>
          <table:table-cell office:value-type="float" office:value="24.5874">
            <text:p>24.59</text:p>
          </table:table-cell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.941">
            <text:p>6.94</text:p>
          </table:table-cell>
          <table:table-cell office:value-type="string">
            <text:p>Lithium</text:p>
          </table:table-cell>
          <table:table-cell office:value-type="string">
            <text:p>Li</text:p>
          </table:table-cell>
          <table:table-cell office:value-type="float" office:value="180">
            <text:p>180</text:p>
          </table:table-cell>
          <table:table-cell office:value-type="float" office:value="1347">
            <text:p>1347</text:p>
          </table:table-cell>
          <table:table-cell office:value-type="float" office:value="0.53">
            <text:p>0.53</text:p>
          </table:table-cell>
          <table:table-cell/>
          <table:table-cell office:value-type="float" office:value="1817">
            <text:p>1817</text:p>
          </table:table-cell>
          <table:table-cell office:value-type="float" office:value="1">
            <text:p>1</text:p>
          </table:table-cell>
          <table:table-cell office:value-type="string">
            <text:p>[He] 2s1</text:p>
          </table:table-cell>
          <table:table-cell office:value-type="float" office:value="5.3917">
            <text:p>5.39</text:p>
          </table:table-cell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0122">
            <text:p>9.01</text:p>
          </table:table-cell>
          <table:table-cell office:value-type="string">
            <text:p>Beryllium</text:p>
          </table:table-cell>
          <table:table-cell office:value-type="string">
            <text:p>Be</text:p>
          </table:table-cell>
          <table:table-cell office:value-type="float" office:value="1278">
            <text:p>1278</text:p>
          </table:table-cell>
          <table:table-cell office:value-type="float" office:value="2970">
            <text:p>2970</text:p>
          </table:table-cell>
          <table:table-cell office:value-type="float" office:value="1.85">
            <text:p>1.85</text:p>
          </table:table-cell>
          <table:table-cell/>
          <table:table-cell office:value-type="float" office:value="1797">
            <text:p>1797</text:p>
          </table:table-cell>
          <table:table-cell office:value-type="float" office:value="2">
            <text:p>2</text:p>
          </table:table-cell>
          <table:table-cell office:value-type="string">
            <text:p>[He] 2s2</text:p>
          </table:table-cell>
          <table:table-cell office:value-type="float" office:value="9.3227">
            <text:p>9.32</text:p>
          </table:table-cell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.811">
            <text:p>10.81</text:p>
          </table:table-cell>
          <table:table-cell office:value-type="string">
            <text:p>Boron</text:p>
          </table:table-cell>
          <table:table-cell office:value-type="string">
            <text:p>B</text:p>
          </table:table-cell>
          <table:table-cell office:value-type="float" office:value="2300">
            <text:p>2300</text:p>
          </table:table-cell>
          <table:table-cell office:value-type="float" office:value="2550">
            <text:p>2550</text:p>
          </table:table-cell>
          <table:table-cell office:value-type="float" office:value="2.34">
            <text:p>2.34</text:p>
          </table:table-cell>
          <table:table-cell/>
          <table:table-cell office:value-type="float" office:value="1808">
            <text:p>1808</text:p>
          </table:table-cell>
          <table:table-cell office:value-type="float" office:value="13">
            <text:p>13</text:p>
          </table:table-cell>
          <table:table-cell office:value-type="string">
            <text:p>[He] 2s2 2p1</text:p>
          </table:table-cell>
          <table:table-cell office:value-type="float" office:value="8.298">
            <text:p>8.3</text:p>
          </table:table-cell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.0107">
            <text:p>12.01</text:p>
          </table:table-cell>
          <table:table-cell office:value-type="string">
            <text:p>Carbon</text:p>
          </table:table-cell>
          <table:table-cell office:value-type="string">
            <text:p>C</text:p>
          </table:table-cell>
          <table:table-cell office:value-type="float" office:value="3500">
            <text:p>3500</text:p>
          </table:table-cell>
          <table:table-cell office:value-type="float" office:value="4827">
            <text:p>4827</text:p>
          </table:table-cell>
          <table:table-cell office:value-type="float" office:value="2.26">
            <text:p>2.26</text:p>
          </table:table-cell>
          <table:table-cell office:value-type="float" office:value="0.094">
            <text:p>0.09</text:p>
          </table:table-cell>
          <table:table-cell office:value-type="string">
            <text:p>ancient</text:p>
          </table:table-cell>
          <table:table-cell office:value-type="float" office:value="14">
            <text:p>14</text:p>
          </table:table-cell>
          <table:table-cell office:value-type="string">
            <text:p>[He] 2s2 2p2</text:p>
          </table:table-cell>
          <table:table-cell office:value-type="float" office:value="11.2603">
            <text:p>11.26</text:p>
          </table:table-cell>
          <table:table-cell table:number-columns-repeated="10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.0067">
            <text:p>14.01</text:p>
          </table:table-cell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float" office:value="-210">
            <text:p>-210</text:p>
          </table:table-cell>
          <table:table-cell office:value-type="float" office:value="-196">
            <text:p>-196</text:p>
          </table:table-cell>
          <table:table-cell office:value-type="float" office:value="1.25">
            <text:p>1.25</text:p>
          </table:table-cell>
          <table:table-cell/>
          <table:table-cell office:value-type="float" office:value="1772">
            <text:p>1772</text:p>
          </table:table-cell>
          <table:table-cell office:value-type="float" office:value="15">
            <text:p>15</text:p>
          </table:table-cell>
          <table:table-cell office:value-type="string">
            <text:p>[He] 2s2 2p3</text:p>
          </table:table-cell>
          <table:table-cell office:value-type="float" office:value="14.5341">
            <text:p>14.53</text:p>
          </table:table-cell>
          <table:table-cell table:number-columns-repeated="10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.9994">
            <text:p>16</text:p>
          </table:table-cell>
          <table:table-cell office:value-type="string">
            <text:p>Oxygen</text:p>
          </table:table-cell>
          <table:table-cell office:value-type="string">
            <text:p>O</text:p>
          </table:table-cell>
          <table:table-cell office:value-type="float" office:value="-218">
            <text:p>-218</text:p>
          </table:table-cell>
          <table:table-cell office:value-type="float" office:value="-183">
            <text:p>-183</text:p>
          </table:table-cell>
          <table:table-cell office:value-type="float" office:value="1.43">
            <text:p>1.43</text:p>
          </table:table-cell>
          <table:table-cell office:value-type="float" office:value="46.71">
            <text:p>46.71</text:p>
          </table:table-cell>
          <table:table-cell office:value-type="float" office:value="1774">
            <text:p>1774</text:p>
          </table:table-cell>
          <table:table-cell office:value-type="float" office:value="16">
            <text:p>16</text:p>
          </table:table-cell>
          <table:table-cell office:value-type="string">
            <text:p>[He] 2s2 2p4</text:p>
          </table:table-cell>
          <table:table-cell office:value-type="float" office:value="13.6181">
            <text:p>13.62</text:p>
          </table:table-cell>
          <table:table-cell table:number-columns-repeated="10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.9984">
            <text:p>19</text:p>
          </table:table-cell>
          <table:table-cell office:value-type="string">
            <text:p>Fluorine</text:p>
          </table:table-cell>
          <table:table-cell office:value-type="string">
            <text:p>F</text:p>
          </table:table-cell>
          <table:table-cell office:value-type="float" office:value="-220">
            <text:p>-220</text:p>
          </table:table-cell>
          <table:table-cell office:value-type="float" office:value="-188">
            <text:p>-188</text:p>
          </table:table-cell>
          <table:table-cell office:value-type="float" office:value="1.7">
            <text:p>1.7</text:p>
          </table:table-cell>
          <table:table-cell office:value-type="float" office:value="0.029">
            <text:p>0.03</text:p>
          </table:table-cell>
          <table:table-cell office:value-type="float" office:value="1886">
            <text:p>1886</text:p>
          </table:table-cell>
          <table:table-cell office:value-type="float" office:value="17">
            <text:p>17</text:p>
          </table:table-cell>
          <table:table-cell office:value-type="string">
            <text:p>[He] 2s2 2p5</text:p>
          </table:table-cell>
          <table:table-cell office:value-type="float" office:value="17.4228">
            <text:p>17.42</text:p>
          </table:table-cell>
          <table:table-cell table:number-columns-repeated="10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.1797">
            <text:p>20.18</text:p>
          </table:table-cell>
          <table:table-cell office:value-type="string">
            <text:p>Neon</text:p>
          </table:table-cell>
          <table:table-cell office:value-type="string">
            <text:p>Ne</text:p>
          </table:table-cell>
          <table:table-cell office:value-type="float" office:value="-249">
            <text:p>-249</text:p>
          </table:table-cell>
          <table:table-cell office:value-type="float" office:value="-246">
            <text:p>-246</text:p>
          </table:table-cell>
          <table:table-cell office:value-type="float" office:value="0.9">
            <text:p>0.9</text:p>
          </table:table-cell>
          <table:table-cell/>
          <table:table-cell office:value-type="float" office:value="1898">
            <text:p>1898</text:p>
          </table:table-cell>
          <table:table-cell office:value-type="float" office:value="18">
            <text:p>18</text:p>
          </table:table-cell>
          <table:table-cell office:value-type="string">
            <text:p>[He] 2s2 2p6</text:p>
          </table:table-cell>
          <table:table-cell office:value-type="float" office:value="21.5645">
            <text:p>21.56</text:p>
          </table:table-cell>
          <table:table-cell table:number-columns-repeated="10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.9897">
            <text:p>22.99</text:p>
          </table:table-cell>
          <table:table-cell office:value-type="string">
            <text:p>Sodium</text:p>
          </table:table-cell>
          <table:table-cell office:value-type="string">
            <text:p>Na</text:p>
          </table:table-cell>
          <table:table-cell office:value-type="float" office:value="98">
            <text:p>98</text:p>
          </table:table-cell>
          <table:table-cell office:value-type="float" office:value="883">
            <text:p>883</text:p>
          </table:table-cell>
          <table:table-cell office:value-type="float" office:value="0.97">
            <text:p>0.97</text:p>
          </table:table-cell>
          <table:table-cell office:value-type="float" office:value="2.75">
            <text:p>2.75</text:p>
          </table:table-cell>
          <table:table-cell office:value-type="float" office:value="1807">
            <text:p>1807</text:p>
          </table:table-cell>
          <table:table-cell office:value-type="float" office:value="1">
            <text:p>1</text:p>
          </table:table-cell>
          <table:table-cell office:value-type="string">
            <text:p>[Ne] 3s1</text:p>
          </table:table-cell>
          <table:table-cell office:value-type="float" office:value="5.1391">
            <text:p>5.14</text:p>
          </table:table-cell>
          <table:table-cell table:number-columns-repeated="101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.305">
            <text:p>24.31</text:p>
          </table:table-cell>
          <table:table-cell office:value-type="string">
            <text:p>Magnesium</text:p>
          </table:table-cell>
          <table:table-cell office:value-type="string">
            <text:p>Mg</text:p>
          </table:table-cell>
          <table:table-cell office:value-type="float" office:value="639">
            <text:p>639</text:p>
          </table:table-cell>
          <table:table-cell office:value-type="float" office:value="1090">
            <text:p>1090</text:p>
          </table:table-cell>
          <table:table-cell office:value-type="float" office:value="1.74">
            <text:p>1.74</text:p>
          </table:table-cell>
          <table:table-cell office:value-type="float" office:value="2.08">
            <text:p>2.08</text:p>
          </table:table-cell>
          <table:table-cell office:value-type="float" office:value="1755">
            <text:p>1755</text:p>
          </table:table-cell>
          <table:table-cell office:value-type="float" office:value="2">
            <text:p>2</text:p>
          </table:table-cell>
          <table:table-cell office:value-type="string">
            <text:p>[Ne] 3s2</text:p>
          </table:table-cell>
          <table:table-cell office:value-type="float" office:value="7.6462">
            <text:p>7.65</text:p>
          </table:table-cell>
          <table:table-cell table:number-columns-repeated="101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6.9815">
            <text:p>26.98</text:p>
          </table:table-cell>
          <table:table-cell office:value-type="string">
            <text:p>Aluminum</text:p>
          </table:table-cell>
          <table:table-cell office:value-type="string">
            <text:p>Al</text:p>
          </table:table-cell>
          <table:table-cell office:value-type="float" office:value="660">
            <text:p>660</text:p>
          </table:table-cell>
          <table:table-cell office:value-type="float" office:value="2467">
            <text:p>2467</text:p>
          </table:table-cell>
          <table:table-cell office:value-type="float" office:value="2.7">
            <text:p>2.7</text:p>
          </table:table-cell>
          <table:table-cell office:value-type="float" office:value="8.07">
            <text:p>8.07</text:p>
          </table:table-cell>
          <table:table-cell office:value-type="float" office:value="1825">
            <text:p>1825</text:p>
          </table:table-cell>
          <table:table-cell office:value-type="float" office:value="13">
            <text:p>13</text:p>
          </table:table-cell>
          <table:table-cell office:value-type="string">
            <text:p>[Ne] 3s2 3p1</text:p>
          </table:table-cell>
          <table:table-cell office:value-type="float" office:value="5.9858">
            <text:p>5.99</text:p>
          </table:table-cell>
          <table:table-cell table:number-columns-repeated="101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8.0855">
            <text:p>28.09</text:p>
          </table:table-cell>
          <table:table-cell office:value-type="string">
            <text:p>Silicon</text:p>
          </table:table-cell>
          <table:table-cell office:value-type="string">
            <text:p>Si</text:p>
          </table:table-cell>
          <table:table-cell office:value-type="float" office:value="1410">
            <text:p>1410</text:p>
          </table:table-cell>
          <table:table-cell office:value-type="float" office:value="2355">
            <text:p>2355</text:p>
          </table:table-cell>
          <table:table-cell office:value-type="float" office:value="2.33">
            <text:p>2.33</text:p>
          </table:table-cell>
          <table:table-cell office:value-type="float" office:value="27.69">
            <text:p>27.69</text:p>
          </table:table-cell>
          <table:table-cell office:value-type="float" office:value="1824">
            <text:p>1824</text:p>
          </table:table-cell>
          <table:table-cell office:value-type="float" office:value="14">
            <text:p>14</text:p>
          </table:table-cell>
          <table:table-cell office:value-type="string">
            <text:p>[Ne] 3s2 3p2</text:p>
          </table:table-cell>
          <table:table-cell office:value-type="float" office:value="8.1517">
            <text:p>8.15</text:p>
          </table:table-cell>
          <table:table-cell table:number-columns-repeated="10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.9738">
            <text:p>30.97</text:p>
          </table:table-cell>
          <table:table-cell office:value-type="string">
            <text:p>Phosphorus</text:p>
          </table:table-cell>
          <table:table-cell office:value-type="string">
            <text:p>P</text:p>
          </table:table-cell>
          <table:table-cell office:value-type="float" office:value="44">
            <text:p>44</text:p>
          </table:table-cell>
          <table:table-cell office:value-type="float" office:value="280">
            <text:p>280</text:p>
          </table:table-cell>
          <table:table-cell office:value-type="float" office:value="1.82">
            <text:p>1.82</text:p>
          </table:table-cell>
          <table:table-cell office:value-type="float" office:value="0.13">
            <text:p>0.13</text:p>
          </table:table-cell>
          <table:table-cell office:value-type="float" office:value="1669">
            <text:p>1669</text:p>
          </table:table-cell>
          <table:table-cell office:value-type="float" office:value="15">
            <text:p>15</text:p>
          </table:table-cell>
          <table:table-cell office:value-type="string">
            <text:p>[Ne] 3s2 3p3</text:p>
          </table:table-cell>
          <table:table-cell office:value-type="float" office:value="10.4867">
            <text:p>10.49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.065">
            <text:p>32.07</text:p>
          </table:table-cell>
          <table:table-cell office:value-type="string">
            <text:p>Sulfur</text:p>
          </table:table-cell>
          <table:table-cell office:value-type="string">
            <text:p>S</text:p>
          </table:table-cell>
          <table:table-cell office:value-type="float" office:value="113">
            <text:p>113</text:p>
          </table:table-cell>
          <table:table-cell office:value-type="float" office:value="445">
            <text:p>445</text:p>
          </table:table-cell>
          <table:table-cell office:value-type="float" office:value="2.07">
            <text:p>2.07</text:p>
          </table:table-cell>
          <table:table-cell office:value-type="float" office:value="0.052">
            <text:p>0.05</text:p>
          </table:table-cell>
          <table:table-cell office:value-type="string">
            <text:p>ancient</text:p>
          </table:table-cell>
          <table:table-cell office:value-type="float" office:value="16">
            <text:p>16</text:p>
          </table:table-cell>
          <table:table-cell office:value-type="string">
            <text:p>[Ne] 3s2 3p4</text:p>
          </table:table-cell>
          <table:table-cell office:value-type="float" office:value="10.36">
            <text:p>10.36</text:p>
          </table:table-cell>
          <table:table-cell table:number-columns-repeated="101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5.453">
            <text:p>35.45</text:p>
          </table:table-cell>
          <table:table-cell office:value-type="string">
            <text:p>Chlorine</text:p>
          </table:table-cell>
          <table:table-cell office:value-type="string">
            <text:p>Cl</text:p>
          </table:table-cell>
          <table:table-cell office:value-type="float" office:value="-101">
            <text:p>-101</text:p>
          </table:table-cell>
          <table:table-cell office:value-type="float" office:value="-35">
            <text:p>-35</text:p>
          </table:table-cell>
          <table:table-cell office:value-type="float" office:value="3.21">
            <text:p>3.21</text:p>
          </table:table-cell>
          <table:table-cell office:value-type="float" office:value="0.045">
            <text:p>0.05</text:p>
          </table:table-cell>
          <table:table-cell office:value-type="float" office:value="1774">
            <text:p>1774</text:p>
          </table:table-cell>
          <table:table-cell office:value-type="float" office:value="17">
            <text:p>17</text:p>
          </table:table-cell>
          <table:table-cell office:value-type="string">
            <text:p>[Ne] 3s2 3p5</text:p>
          </table:table-cell>
          <table:table-cell office:value-type="float" office:value="12.9676">
            <text:p>12.97</text:p>
          </table:table-cell>
          <table:table-cell table:number-columns-repeated="101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9.948">
            <text:p>39.95</text:p>
          </table:table-cell>
          <table:table-cell office:value-type="string">
            <text:p>Argon</text:p>
          </table:table-cell>
          <table:table-cell office:value-type="string">
            <text:p>Ar</text:p>
          </table:table-cell>
          <table:table-cell office:value-type="float" office:value="-189">
            <text:p>-189</text:p>
          </table:table-cell>
          <table:table-cell office:value-type="float" office:value="-186">
            <text:p>-186</text:p>
          </table:table-cell>
          <table:table-cell office:value-type="float" office:value="1.78">
            <text:p>1.78</text:p>
          </table:table-cell>
          <table:table-cell/>
          <table:table-cell office:value-type="float" office:value="1894">
            <text:p>1894</text:p>
          </table:table-cell>
          <table:table-cell office:value-type="float" office:value="18">
            <text:p>18</text:p>
          </table:table-cell>
          <table:table-cell office:value-type="string">
            <text:p>[Ne] 3s2 3p6</text:p>
          </table:table-cell>
          <table:table-cell office:value-type="float" office:value="15.7596">
            <text:p>15.76</text:p>
          </table:table-cell>
          <table:table-cell table:number-columns-repeated="101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9.0983">
            <text:p>39.1</text:p>
          </table:table-cell>
          <table:table-cell office:value-type="string">
            <text:p>Potassium</text:p>
          </table:table-cell>
          <table:table-cell office:value-type="string">
            <text:p>K</text:p>
          </table:table-cell>
          <table:table-cell office:value-type="float" office:value="64">
            <text:p>64</text:p>
          </table:table-cell>
          <table:table-cell office:value-type="float" office:value="774">
            <text:p>774</text:p>
          </table:table-cell>
          <table:table-cell office:value-type="float" office:value="0.86">
            <text:p>0.86</text:p>
          </table:table-cell>
          <table:table-cell office:value-type="float" office:value="2.58">
            <text:p>2.58</text:p>
          </table:table-cell>
          <table:table-cell office:value-type="float" office:value="1807">
            <text:p>1807</text:p>
          </table:table-cell>
          <table:table-cell office:value-type="float" office:value="1">
            <text:p>1</text:p>
          </table:table-cell>
          <table:table-cell office:value-type="string">
            <text:p>[Ar] 4s1</text:p>
          </table:table-cell>
          <table:table-cell office:value-type="float" office:value="4.3407">
            <text:p>4.34</text:p>
          </table:table-cell>
          <table:table-cell table:number-columns-repeated="10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.078">
            <text:p>40.08</text:p>
          </table:table-cell>
          <table:table-cell office:value-type="string">
            <text:p>Calcium</text:p>
          </table:table-cell>
          <table:table-cell office:value-type="string">
            <text:p>Ca</text:p>
          </table:table-cell>
          <table:table-cell office:value-type="float" office:value="839">
            <text:p>839</text:p>
          </table:table-cell>
          <table:table-cell office:value-type="float" office:value="1484">
            <text:p>1484</text:p>
          </table:table-cell>
          <table:table-cell office:value-type="float" office:value="1.55">
            <text:p>1.55</text:p>
          </table:table-cell>
          <table:table-cell office:value-type="float" office:value="3.65">
            <text:p>3.65</text:p>
          </table:table-cell>
          <table:table-cell office:value-type="float" office:value="1808">
            <text:p>1808</text:p>
          </table:table-cell>
          <table:table-cell office:value-type="float" office:value="2">
            <text:p>2</text:p>
          </table:table-cell>
          <table:table-cell office:value-type="string">
            <text:p>[Ar] 4s2</text:p>
          </table:table-cell>
          <table:table-cell office:value-type="float" office:value="6.1132">
            <text:p>6.11</text:p>
          </table:table-cell>
          <table:table-cell table:number-columns-repeated="101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4.9559">
            <text:p>44.96</text:p>
          </table:table-cell>
          <table:table-cell office:value-type="string">
            <text:p>Scandium</text:p>
          </table:table-cell>
          <table:table-cell office:value-type="string">
            <text:p>Sc</text:p>
          </table:table-cell>
          <table:table-cell office:value-type="float" office:value="1539">
            <text:p>1539</text:p>
          </table:table-cell>
          <table:table-cell office:value-type="float" office:value="2832">
            <text:p>2832</text:p>
          </table:table-cell>
          <table:table-cell office:value-type="float" office:value="2.99">
            <text:p>2.99</text:p>
          </table:table-cell>
          <table:table-cell/>
          <table:table-cell office:value-type="float" office:value="1879">
            <text:p>1879</text:p>
          </table:table-cell>
          <table:table-cell office:value-type="float" office:value="3">
            <text:p>3</text:p>
          </table:table-cell>
          <table:table-cell office:value-type="string">
            <text:p>[Ar] 3d1 4s2</text:p>
          </table:table-cell>
          <table:table-cell office:value-type="float" office:value="6.5615">
            <text:p>6.56</text:p>
          </table:table-cell>
          <table:table-cell table:number-columns-repeated="101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7.867">
            <text:p>47.87</text:p>
          </table:table-cell>
          <table:table-cell office:value-type="string">
            <text:p>Titanium</text:p>
          </table:table-cell>
          <table:table-cell office:value-type="string">
            <text:p>Ti</text:p>
          </table:table-cell>
          <table:table-cell office:value-type="float" office:value="1660">
            <text:p>1660</text:p>
          </table:table-cell>
          <table:table-cell office:value-type="float" office:value="3287">
            <text:p>3287</text:p>
          </table:table-cell>
          <table:table-cell office:value-type="float" office:value="4.54">
            <text:p>4.54</text:p>
          </table:table-cell>
          <table:table-cell office:value-type="float" office:value="0.62">
            <text:p>0.62</text:p>
          </table:table-cell>
          <table:table-cell office:value-type="float" office:value="1791">
            <text:p>1791</text:p>
          </table:table-cell>
          <table:table-cell office:value-type="float" office:value="4">
            <text:p>4</text:p>
          </table:table-cell>
          <table:table-cell office:value-type="string">
            <text:p>[Ar] 3d2 4s2</text:p>
          </table:table-cell>
          <table:table-cell office:value-type="float" office:value="6.8281">
            <text:p>6.83</text:p>
          </table:table-cell>
          <table:table-cell table:number-columns-repeated="101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0.9415">
            <text:p>50.94</text:p>
          </table:table-cell>
          <table:table-cell office:value-type="string">
            <text:p>Vanadium</text:p>
          </table:table-cell>
          <table:table-cell office:value-type="string">
            <text:p>V</text:p>
          </table:table-cell>
          <table:table-cell office:value-type="float" office:value="1890">
            <text:p>1890</text:p>
          </table:table-cell>
          <table:table-cell office:value-type="float" office:value="3380">
            <text:p>3380</text:p>
          </table:table-cell>
          <table:table-cell office:value-type="float" office:value="6.11">
            <text:p>6.11</text:p>
          </table:table-cell>
          <table:table-cell/>
          <table:table-cell office:value-type="float" office:value="1830">
            <text:p>1830</text:p>
          </table:table-cell>
          <table:table-cell office:value-type="float" office:value="5">
            <text:p>5</text:p>
          </table:table-cell>
          <table:table-cell office:value-type="string">
            <text:p>[Ar] 3d3 4s2</text:p>
          </table:table-cell>
          <table:table-cell office:value-type="float" office:value="6.7462">
            <text:p>6.75</text:p>
          </table:table-cell>
          <table:table-cell table:number-columns-repeated="101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1.9961">
            <text:p>52</text:p>
          </table:table-cell>
          <table:table-cell office:value-type="string">
            <text:p>Chromium</text:p>
          </table:table-cell>
          <table:table-cell office:value-type="string">
            <text:p>Cr</text:p>
          </table:table-cell>
          <table:table-cell office:value-type="float" office:value="1857">
            <text:p>1857</text:p>
          </table:table-cell>
          <table:table-cell office:value-type="float" office:value="2672">
            <text:p>2672</text:p>
          </table:table-cell>
          <table:table-cell office:value-type="float" office:value="7.19">
            <text:p>7.19</text:p>
          </table:table-cell>
          <table:table-cell office:value-type="float" office:value="0.035">
            <text:p>0.04</text:p>
          </table:table-cell>
          <table:table-cell office:value-type="float" office:value="1797">
            <text:p>1797</text:p>
          </table:table-cell>
          <table:table-cell office:value-type="float" office:value="6">
            <text:p>6</text:p>
          </table:table-cell>
          <table:table-cell office:value-type="string">
            <text:p>[Ar] 3d5 4s1</text:p>
          </table:table-cell>
          <table:table-cell office:value-type="float" office:value="6.7665">
            <text:p>6.77</text:p>
          </table:table-cell>
          <table:table-cell table:number-columns-repeated="101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.938">
            <text:p>54.94</text:p>
          </table:table-cell>
          <table:table-cell office:value-type="string">
            <text:p>Manganese</text:p>
          </table:table-cell>
          <table:table-cell office:value-type="string">
            <text:p>Mn</text:p>
          </table:table-cell>
          <table:table-cell office:value-type="float" office:value="1245">
            <text:p>1245</text:p>
          </table:table-cell>
          <table:table-cell office:value-type="float" office:value="1962">
            <text:p>1962</text:p>
          </table:table-cell>
          <table:table-cell office:value-type="float" office:value="7.43">
            <text:p>7.43</text:p>
          </table:table-cell>
          <table:table-cell office:value-type="float" office:value="0.09">
            <text:p>0.09</text:p>
          </table:table-cell>
          <table:table-cell office:value-type="float" office:value="1774">
            <text:p>1774</text:p>
          </table:table-cell>
          <table:table-cell office:value-type="float" office:value="7">
            <text:p>7</text:p>
          </table:table-cell>
          <table:table-cell office:value-type="string">
            <text:p>[Ar] 3d5 4s2</text:p>
          </table:table-cell>
          <table:table-cell office:value-type="float" office:value="7.434">
            <text:p>7.43</text:p>
          </table:table-cell>
          <table:table-cell table:number-columns-repeated="101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.845">
            <text:p>55.85</text:p>
          </table:table-cell>
          <table:table-cell office:value-type="string">
            <text:p>Iron</text:p>
          </table:table-cell>
          <table:table-cell office:value-type="string">
            <text:p>Fe</text:p>
          </table:table-cell>
          <table:table-cell office:value-type="float" office:value="1535">
            <text:p>1535</text:p>
          </table:table-cell>
          <table:table-cell office:value-type="float" office:value="2750">
            <text:p>2750</text:p>
          </table:table-cell>
          <table:table-cell office:value-type="float" office:value="7.87">
            <text:p>7.87</text:p>
          </table:table-cell>
          <table:table-cell office:value-type="float" office:value="5.05">
            <text:p>5.05</text:p>
          </table:table-cell>
          <table:table-cell office:value-type="string">
            <text:p>ancient</text:p>
          </table:table-cell>
          <table:table-cell office:value-type="float" office:value="8">
            <text:p>8</text:p>
          </table:table-cell>
          <table:table-cell office:value-type="string">
            <text:p>[Ar] 3d6 4s2</text:p>
          </table:table-cell>
          <table:table-cell office:value-type="float" office:value="7.9024">
            <text:p>7.9</text:p>
          </table:table-cell>
          <table:table-cell table:number-columns-repeated="101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8.9332">
            <text:p>58.93</text:p>
          </table:table-cell>
          <table:table-cell office:value-type="string">
            <text:p>Cobalt</text:p>
          </table:table-cell>
          <table:table-cell office:value-type="string">
            <text:p>Co</text:p>
          </table:table-cell>
          <table:table-cell office:value-type="float" office:value="1495">
            <text:p>1495</text:p>
          </table:table-cell>
          <table:table-cell office:value-type="float" office:value="2870">
            <text:p>2870</text:p>
          </table:table-cell>
          <table:table-cell office:value-type="float" office:value="8.9">
            <text:p>8.9</text:p>
          </table:table-cell>
          <table:table-cell/>
          <table:table-cell office:value-type="float" office:value="1735">
            <text:p>1735</text:p>
          </table:table-cell>
          <table:table-cell office:value-type="float" office:value="9">
            <text:p>9</text:p>
          </table:table-cell>
          <table:table-cell office:value-type="string">
            <text:p>[Ar] 3d7 4s2</text:p>
          </table:table-cell>
          <table:table-cell office:value-type="float" office:value="7.881">
            <text:p>7.88</text:p>
          </table:table-cell>
          <table:table-cell table:number-columns-repeated="101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8.6934">
            <text:p>58.69</text:p>
          </table:table-cell>
          <table:table-cell office:value-type="string">
            <text:p>Nickel</text:p>
          </table:table-cell>
          <table:table-cell office:value-type="string">
            <text:p>Ni</text:p>
          </table:table-cell>
          <table:table-cell office:value-type="float" office:value="1453">
            <text:p>1453</text:p>
          </table:table-cell>
          <table:table-cell office:value-type="float" office:value="2732">
            <text:p>2732</text:p>
          </table:table-cell>
          <table:table-cell office:value-type="float" office:value="8.9">
            <text:p>8.9</text:p>
          </table:table-cell>
          <table:table-cell office:value-type="float" office:value="0.019">
            <text:p>0.02</text:p>
          </table:table-cell>
          <table:table-cell office:value-type="float" office:value="1751">
            <text:p>1751</text:p>
          </table:table-cell>
          <table:table-cell office:value-type="float" office:value="10">
            <text:p>10</text:p>
          </table:table-cell>
          <table:table-cell office:value-type="string">
            <text:p>[Ar] 3d8 4s2</text:p>
          </table:table-cell>
          <table:table-cell office:value-type="float" office:value="7.6398">
            <text:p>7.64</text:p>
          </table:table-cell>
          <table:table-cell table:number-columns-repeated="101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3.546">
            <text:p>63.55</text:p>
          </table:table-cell>
          <table:table-cell office:value-type="string">
            <text:p>Copper</text:p>
          </table:table-cell>
          <table:table-cell office:value-type="string">
            <text:p>Cu</text:p>
          </table:table-cell>
          <table:table-cell office:value-type="float" office:value="1083">
            <text:p>1083</text:p>
          </table:table-cell>
          <table:table-cell office:value-type="float" office:value="2567">
            <text:p>2567</text:p>
          </table:table-cell>
          <table:table-cell office:value-type="float" office:value="8.96">
            <text:p>8.96</text:p>
          </table:table-cell>
          <table:table-cell/>
          <table:table-cell office:value-type="string">
            <text:p>ancient</text:p>
          </table:table-cell>
          <table:table-cell office:value-type="float" office:value="11">
            <text:p>11</text:p>
          </table:table-cell>
          <table:table-cell office:value-type="string">
            <text:p>[Ar] 3d10 4s1</text:p>
          </table:table-cell>
          <table:table-cell office:value-type="float" office:value="7.7264">
            <text:p>7.73</text:p>
          </table:table-cell>
          <table:table-cell table:number-columns-repeated="101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5.39">
            <text:p>65.39</text:p>
          </table:table-cell>
          <table:table-cell office:value-type="string">
            <text:p>Zinc</text:p>
          </table:table-cell>
          <table:table-cell office:value-type="string">
            <text:p>Zn</text:p>
          </table:table-cell>
          <table:table-cell office:value-type="float" office:value="420">
            <text:p>420</text:p>
          </table:table-cell>
          <table:table-cell office:value-type="float" office:value="907">
            <text:p>907</text:p>
          </table:table-cell>
          <table:table-cell office:value-type="float" office:value="7.13">
            <text:p>7.13</text:p>
          </table:table-cell>
          <table:table-cell/>
          <table:table-cell office:value-type="string">
            <text:p>ancient</text:p>
          </table:table-cell>
          <table:table-cell office:value-type="float" office:value="12">
            <text:p>12</text:p>
          </table:table-cell>
          <table:table-cell office:value-type="string">
            <text:p>[Ar] 3d10 4s2</text:p>
          </table:table-cell>
          <table:table-cell office:value-type="float" office:value="9.3942">
            <text:p>9.39</text:p>
          </table:table-cell>
          <table:table-cell table:number-columns-repeated="101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9.723">
            <text:p>69.72</text:p>
          </table:table-cell>
          <table:table-cell office:value-type="string">
            <text:p>Gallium</text:p>
          </table:table-cell>
          <table:table-cell office:value-type="string">
            <text:p>Ga</text:p>
          </table:table-cell>
          <table:table-cell office:value-type="float" office:value="30">
            <text:p>30</text:p>
          </table:table-cell>
          <table:table-cell office:value-type="float" office:value="2403">
            <text:p>2403</text:p>
          </table:table-cell>
          <table:table-cell office:value-type="float" office:value="5.91">
            <text:p>5.91</text:p>
          </table:table-cell>
          <table:table-cell/>
          <table:table-cell office:value-type="float" office:value="1875">
            <text:p>1875</text:p>
          </table:table-cell>
          <table:table-cell office:value-type="float" office:value="13">
            <text:p>13</text:p>
          </table:table-cell>
          <table:table-cell office:value-type="string">
            <text:p>[Ar] 3d10 4s2 4p1</text:p>
          </table:table-cell>
          <table:table-cell office:value-type="float" office:value="5.9993">
            <text:p>6</text:p>
          </table:table-cell>
          <table:table-cell table:number-columns-repeated="101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2.64">
            <text:p>72.64</text:p>
          </table:table-cell>
          <table:table-cell office:value-type="string">
            <text:p>Germanium</text:p>
          </table:table-cell>
          <table:table-cell office:value-type="string">
            <text:p>Ge</text:p>
          </table:table-cell>
          <table:table-cell office:value-type="float" office:value="937">
            <text:p>937</text:p>
          </table:table-cell>
          <table:table-cell office:value-type="float" office:value="2830">
            <text:p>2830</text:p>
          </table:table-cell>
          <table:table-cell office:value-type="float" office:value="5.32">
            <text:p>5.32</text:p>
          </table:table-cell>
          <table:table-cell/>
          <table:table-cell office:value-type="float" office:value="1886">
            <text:p>1886</text:p>
          </table:table-cell>
          <table:table-cell office:value-type="float" office:value="14">
            <text:p>14</text:p>
          </table:table-cell>
          <table:table-cell office:value-type="string">
            <text:p>[Ar] 3d10 4s2 4p2</text:p>
          </table:table-cell>
          <table:table-cell office:value-type="float" office:value="7.8994">
            <text:p>7.9</text:p>
          </table:table-cell>
          <table:table-cell table:number-columns-repeated="101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4.9216">
            <text:p>74.92</text:p>
          </table:table-cell>
          <table:table-cell office:value-type="string">
            <text:p>Arsenic</text:p>
          </table:table-cell>
          <table:table-cell office:value-type="string">
            <text:p>As</text:p>
          </table:table-cell>
          <table:table-cell office:value-type="float" office:value="81">
            <text:p>81</text:p>
          </table:table-cell>
          <table:table-cell office:value-type="float" office:value="613">
            <text:p>613</text:p>
          </table:table-cell>
          <table:table-cell office:value-type="float" office:value="5.72">
            <text:p>5.72</text:p>
          </table:table-cell>
          <table:table-cell/>
          <table:table-cell office:value-type="string">
            <text:p>ancient</text:p>
          </table:table-cell>
          <table:table-cell office:value-type="float" office:value="15">
            <text:p>15</text:p>
          </table:table-cell>
          <table:table-cell office:value-type="string">
            <text:p>[Ar] 3d10 4s2 4p3</text:p>
          </table:table-cell>
          <table:table-cell office:value-type="float" office:value="9.7886">
            <text:p>9.79</text:p>
          </table:table-cell>
          <table:table-cell table:number-columns-repeated="101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8.96">
            <text:p>78.96</text:p>
          </table:table-cell>
          <table:table-cell office:value-type="string">
            <text:p>Selenium</text:p>
          </table:table-cell>
          <table:table-cell office:value-type="string">
            <text:p>Se</text:p>
          </table:table-cell>
          <table:table-cell office:value-type="float" office:value="217">
            <text:p>217</text:p>
          </table:table-cell>
          <table:table-cell office:value-type="float" office:value="685">
            <text:p>685</text:p>
          </table:table-cell>
          <table:table-cell office:value-type="float" office:value="4.79">
            <text:p>4.79</text:p>
          </table:table-cell>
          <table:table-cell/>
          <table:table-cell office:value-type="float" office:value="1817">
            <text:p>1817</text:p>
          </table:table-cell>
          <table:table-cell office:value-type="float" office:value="16">
            <text:p>16</text:p>
          </table:table-cell>
          <table:table-cell office:value-type="string">
            <text:p>[Ar] 3d10 4s2 4p4</text:p>
          </table:table-cell>
          <table:table-cell office:value-type="float" office:value="9.7524">
            <text:p>9.75</text:p>
          </table:table-cell>
          <table:table-cell table:number-columns-repeated="101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9.904">
            <text:p>79.9</text:p>
          </table:table-cell>
          <table:table-cell office:value-type="string">
            <text:p>Bromine</text:p>
          </table:table-cell>
          <table:table-cell office:value-type="string">
            <text:p>Br</text:p>
          </table:table-cell>
          <table:table-cell office:value-type="float" office:value="-7">
            <text:p>-7</text:p>
          </table:table-cell>
          <table:table-cell office:value-type="float" office:value="59">
            <text:p>59</text:p>
          </table:table-cell>
          <table:table-cell office:value-type="float" office:value="3.12">
            <text:p>3.12</text:p>
          </table:table-cell>
          <table:table-cell/>
          <table:table-cell office:value-type="float" office:value="1826">
            <text:p>1826</text:p>
          </table:table-cell>
          <table:table-cell office:value-type="float" office:value="17">
            <text:p>17</text:p>
          </table:table-cell>
          <table:table-cell office:value-type="string">
            <text:p>[Ar] 3d10 4s2 4p5</text:p>
          </table:table-cell>
          <table:table-cell office:value-type="float" office:value="11.8138">
            <text:p>11.81</text:p>
          </table:table-cell>
          <table:table-cell table:number-columns-repeated="101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3.8">
            <text:p>83.8</text:p>
          </table:table-cell>
          <table:table-cell office:value-type="string">
            <text:p>Krypton</text:p>
          </table:table-cell>
          <table:table-cell office:value-type="string">
            <text:p>Kr</text:p>
          </table:table-cell>
          <table:table-cell office:value-type="float" office:value="-157">
            <text:p>-157</text:p>
          </table:table-cell>
          <table:table-cell office:value-type="float" office:value="-153">
            <text:p>-153</text:p>
          </table:table-cell>
          <table:table-cell office:value-type="float" office:value="3.75">
            <text:p>3.75</text:p>
          </table:table-cell>
          <table:table-cell/>
          <table:table-cell office:value-type="float" office:value="1898">
            <text:p>1898</text:p>
          </table:table-cell>
          <table:table-cell office:value-type="float" office:value="18">
            <text:p>18</text:p>
          </table:table-cell>
          <table:table-cell office:value-type="string">
            <text:p>[Ar] 3d10 4s2 4p6</text:p>
          </table:table-cell>
          <table:table-cell office:value-type="float" office:value="13.9996">
            <text:p>14</text:p>
          </table:table-cell>
          <table:table-cell table:number-columns-repeated="101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5.4678">
            <text:p>85.47</text:p>
          </table:table-cell>
          <table:table-cell office:value-type="string">
            <text:p>Rubidium</text:p>
          </table:table-cell>
          <table:table-cell office:value-type="string">
            <text:p>Rb</text:p>
          </table:table-cell>
          <table:table-cell office:value-type="float" office:value="39">
            <text:p>39</text:p>
          </table:table-cell>
          <table:table-cell office:value-type="float" office:value="688">
            <text:p>688</text:p>
          </table:table-cell>
          <table:table-cell office:value-type="float" office:value="1.63">
            <text:p>1.63</text:p>
          </table:table-cell>
          <table:table-cell/>
          <table:table-cell office:value-type="float" office:value="1861">
            <text:p>1861</text:p>
          </table:table-cell>
          <table:table-cell office:value-type="float" office:value="1">
            <text:p>1</text:p>
          </table:table-cell>
          <table:table-cell office:value-type="string">
            <text:p>[Kr] 5s1</text:p>
          </table:table-cell>
          <table:table-cell office:value-type="float" office:value="4.1771">
            <text:p>4.18</text:p>
          </table:table-cell>
          <table:table-cell table:number-columns-repeated="101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7.62">
            <text:p>87.62</text:p>
          </table:table-cell>
          <table:table-cell office:value-type="string">
            <text:p>Strontium</text:p>
          </table:table-cell>
          <table:table-cell office:value-type="string">
            <text:p>Sr</text:p>
          </table:table-cell>
          <table:table-cell office:value-type="float" office:value="769">
            <text:p>769</text:p>
          </table:table-cell>
          <table:table-cell office:value-type="float" office:value="1384">
            <text:p>1384</text:p>
          </table:table-cell>
          <table:table-cell office:value-type="float" office:value="2.54">
            <text:p>2.54</text:p>
          </table:table-cell>
          <table:table-cell/>
          <table:table-cell office:value-type="float" office:value="1790">
            <text:p>1790</text:p>
          </table:table-cell>
          <table:table-cell office:value-type="float" office:value="2">
            <text:p>2</text:p>
          </table:table-cell>
          <table:table-cell office:value-type="string">
            <text:p>[Kr] 5s2</text:p>
          </table:table-cell>
          <table:table-cell office:value-type="float" office:value="5.6949">
            <text:p>5.69</text:p>
          </table:table-cell>
          <table:table-cell table:number-columns-repeated="101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8.9059">
            <text:p>88.91</text:p>
          </table:table-cell>
          <table:table-cell office:value-type="string">
            <text:p>Yttrium</text:p>
          </table:table-cell>
          <table:table-cell office:value-type="string">
            <text:p>Y</text:p>
          </table:table-cell>
          <table:table-cell office:value-type="float" office:value="1523">
            <text:p>1523</text:p>
          </table:table-cell>
          <table:table-cell office:value-type="float" office:value="3337">
            <text:p>3337</text:p>
          </table:table-cell>
          <table:table-cell office:value-type="float" office:value="4.47">
            <text:p>4.47</text:p>
          </table:table-cell>
          <table:table-cell/>
          <table:table-cell office:value-type="float" office:value="1794">
            <text:p>1794</text:p>
          </table:table-cell>
          <table:table-cell office:value-type="float" office:value="3">
            <text:p>3</text:p>
          </table:table-cell>
          <table:table-cell office:value-type="string">
            <text:p>[Kr] 4d1 5s2</text:p>
          </table:table-cell>
          <table:table-cell office:value-type="float" office:value="6.2173">
            <text:p>6.22</text:p>
          </table:table-cell>
          <table:table-cell table:number-columns-repeated="101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1.224">
            <text:p>91.22</text:p>
          </table:table-cell>
          <table:table-cell office:value-type="string">
            <text:p>Zirconium</text:p>
          </table:table-cell>
          <table:table-cell office:value-type="string">
            <text:p>Zr</text:p>
          </table:table-cell>
          <table:table-cell office:value-type="float" office:value="1852">
            <text:p>1852</text:p>
          </table:table-cell>
          <table:table-cell office:value-type="float" office:value="4377">
            <text:p>4377</text:p>
          </table:table-cell>
          <table:table-cell office:value-type="float" office:value="6.51">
            <text:p>6.51</text:p>
          </table:table-cell>
          <table:table-cell office:value-type="float" office:value="0.025">
            <text:p>0.03</text:p>
          </table:table-cell>
          <table:table-cell office:value-type="float" office:value="1789">
            <text:p>1789</text:p>
          </table:table-cell>
          <table:table-cell office:value-type="float" office:value="4">
            <text:p>4</text:p>
          </table:table-cell>
          <table:table-cell office:value-type="string">
            <text:p>[Kr] 4d2 5s2</text:p>
          </table:table-cell>
          <table:table-cell office:value-type="float" office:value="6.6339">
            <text:p>6.63</text:p>
          </table:table-cell>
          <table:table-cell table:number-columns-repeated="101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92.9064">
            <text:p>92.91</text:p>
          </table:table-cell>
          <table:table-cell office:value-type="string">
            <text:p>Niobium</text:p>
          </table:table-cell>
          <table:table-cell office:value-type="string">
            <text:p>Nb</text:p>
          </table:table-cell>
          <table:table-cell office:value-type="float" office:value="2468">
            <text:p>2468</text:p>
          </table:table-cell>
          <table:table-cell office:value-type="float" office:value="4927">
            <text:p>4927</text:p>
          </table:table-cell>
          <table:table-cell office:value-type="float" office:value="8.57">
            <text:p>8.57</text:p>
          </table:table-cell>
          <table:table-cell/>
          <table:table-cell office:value-type="float" office:value="1801">
            <text:p>1801</text:p>
          </table:table-cell>
          <table:table-cell office:value-type="float" office:value="5">
            <text:p>5</text:p>
          </table:table-cell>
          <table:table-cell office:value-type="string">
            <text:p>[Kr] 4d4 5s1</text:p>
          </table:table-cell>
          <table:table-cell office:value-type="float" office:value="6.7589">
            <text:p>6.76</text:p>
          </table:table-cell>
          <table:table-cell table:number-columns-repeated="101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5.94">
            <text:p>95.94</text:p>
          </table:table-cell>
          <table:table-cell office:value-type="string">
            <text:p>Molybdenum</text:p>
          </table:table-cell>
          <table:table-cell office:value-type="string">
            <text:p>Mo</text:p>
          </table:table-cell>
          <table:table-cell office:value-type="float" office:value="2617">
            <text:p>2617</text:p>
          </table:table-cell>
          <table:table-cell office:value-type="float" office:value="4612">
            <text:p>4612</text:p>
          </table:table-cell>
          <table:table-cell office:value-type="float" office:value="10.22">
            <text:p>10.22</text:p>
          </table:table-cell>
          <table:table-cell/>
          <table:table-cell office:value-type="float" office:value="1781">
            <text:p>1781</text:p>
          </table:table-cell>
          <table:table-cell office:value-type="float" office:value="6">
            <text:p>6</text:p>
          </table:table-cell>
          <table:table-cell office:value-type="string">
            <text:p>[Kr] 4d5 5s1</text:p>
          </table:table-cell>
          <table:table-cell office:value-type="float" office:value="7.0924">
            <text:p>7.09</text:p>
          </table:table-cell>
          <table:table-cell table:number-columns-repeated="101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string">
            <text:p>Technetium</text:p>
          </table:table-cell>
          <table:table-cell office:value-type="string">
            <text:p>Tc</text:p>
          </table:table-cell>
          <table:table-cell office:value-type="float" office:value="2200">
            <text:p>2200</text:p>
          </table:table-cell>
          <table:table-cell office:value-type="float" office:value="4877">
            <text:p>4877</text:p>
          </table:table-cell>
          <table:table-cell office:value-type="float" office:value="11.5">
            <text:p>11.5</text:p>
          </table:table-cell>
          <table:table-cell/>
          <table:table-cell office:value-type="float" office:value="1937">
            <text:p>1937</text:p>
          </table:table-cell>
          <table:table-cell office:value-type="float" office:value="7">
            <text:p>7</text:p>
          </table:table-cell>
          <table:table-cell office:value-type="string">
            <text:p>[Kr] 4d5 5s2</text:p>
          </table:table-cell>
          <table:table-cell office:value-type="float" office:value="7.28">
            <text:p>7.28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01.07">
            <text:p>101.07</text:p>
          </table:table-cell>
          <table:table-cell office:value-type="string">
            <text:p>Ruthenium</text:p>
          </table:table-cell>
          <table:table-cell office:value-type="string">
            <text:p>Ru</text:p>
          </table:table-cell>
          <table:table-cell office:value-type="float" office:value="2250">
            <text:p>2250</text:p>
          </table:table-cell>
          <table:table-cell office:value-type="float" office:value="3900">
            <text:p>3900</text:p>
          </table:table-cell>
          <table:table-cell office:value-type="float" office:value="12.37">
            <text:p>12.37</text:p>
          </table:table-cell>
          <table:table-cell/>
          <table:table-cell office:value-type="float" office:value="1844">
            <text:p>1844</text:p>
          </table:table-cell>
          <table:table-cell office:value-type="float" office:value="8">
            <text:p>8</text:p>
          </table:table-cell>
          <table:table-cell office:value-type="string">
            <text:p>[Kr] 4d7 5s1</text:p>
          </table:table-cell>
          <table:table-cell office:value-type="float" office:value="7.3605">
            <text:p>7.36</text:p>
          </table:table-cell>
          <table:table-cell table:number-columns-repeated="101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02.9055">
            <text:p>102.91</text:p>
          </table:table-cell>
          <table:table-cell office:value-type="string">
            <text:p>Rhodium</text:p>
          </table:table-cell>
          <table:table-cell office:value-type="string">
            <text:p>Rh</text:p>
          </table:table-cell>
          <table:table-cell office:value-type="float" office:value="1966">
            <text:p>1966</text:p>
          </table:table-cell>
          <table:table-cell office:value-type="float" office:value="3727">
            <text:p>3727</text:p>
          </table:table-cell>
          <table:table-cell office:value-type="float" office:value="12.41">
            <text:p>12.41</text:p>
          </table:table-cell>
          <table:table-cell/>
          <table:table-cell office:value-type="float" office:value="1803">
            <text:p>1803</text:p>
          </table:table-cell>
          <table:table-cell office:value-type="float" office:value="9">
            <text:p>9</text:p>
          </table:table-cell>
          <table:table-cell office:value-type="string">
            <text:p>[Kr] 4d8 5s1</text:p>
          </table:table-cell>
          <table:table-cell office:value-type="float" office:value="7.4589">
            <text:p>7.46</text:p>
          </table:table-cell>
          <table:table-cell table:number-columns-repeated="101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06.42">
            <text:p>106.42</text:p>
          </table:table-cell>
          <table:table-cell office:value-type="string">
            <text:p>Palladium</text:p>
          </table:table-cell>
          <table:table-cell office:value-type="string">
            <text:p>Pd</text:p>
          </table:table-cell>
          <table:table-cell office:value-type="float" office:value="1552">
            <text:p>1552</text:p>
          </table:table-cell>
          <table:table-cell office:value-type="float" office:value="2927">
            <text:p>2927</text:p>
          </table:table-cell>
          <table:table-cell office:value-type="float" office:value="12.02">
            <text:p>12.02</text:p>
          </table:table-cell>
          <table:table-cell/>
          <table:table-cell office:value-type="float" office:value="1803">
            <text:p>1803</text:p>
          </table:table-cell>
          <table:table-cell office:value-type="float" office:value="10">
            <text:p>10</text:p>
          </table:table-cell>
          <table:table-cell office:value-type="string">
            <text:p>[Kr] 4d10</text:p>
          </table:table-cell>
          <table:table-cell office:value-type="float" office:value="8.3369">
            <text:p>8.34</text:p>
          </table:table-cell>
          <table:table-cell table:number-columns-repeated="101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07.8682">
            <text:p>107.87</text:p>
          </table:table-cell>
          <table:table-cell office:value-type="string">
            <text:p>Silver</text:p>
          </table:table-cell>
          <table:table-cell office:value-type="string">
            <text:p>Ag</text:p>
          </table:table-cell>
          <table:table-cell office:value-type="float" office:value="962">
            <text:p>962</text:p>
          </table:table-cell>
          <table:table-cell office:value-type="float" office:value="2212">
            <text:p>2212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ancient</text:p>
          </table:table-cell>
          <table:table-cell office:value-type="float" office:value="11">
            <text:p>11</text:p>
          </table:table-cell>
          <table:table-cell office:value-type="string">
            <text:p>[Kr] 4d10 5s1</text:p>
          </table:table-cell>
          <table:table-cell office:value-type="float" office:value="7.5762">
            <text:p>7.58</text:p>
          </table:table-cell>
          <table:table-cell table:number-columns-repeated="101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12.411">
            <text:p>112.41</text:p>
          </table:table-cell>
          <table:table-cell office:value-type="string">
            <text:p>Cadmium</text:p>
          </table:table-cell>
          <table:table-cell office:value-type="string">
            <text:p>Cd</text:p>
          </table:table-cell>
          <table:table-cell office:value-type="float" office:value="321">
            <text:p>321</text:p>
          </table:table-cell>
          <table:table-cell office:value-type="float" office:value="765">
            <text:p>765</text:p>
          </table:table-cell>
          <table:table-cell office:value-type="float" office:value="8.65">
            <text:p>8.65</text:p>
          </table:table-cell>
          <table:table-cell/>
          <table:table-cell office:value-type="float" office:value="1817">
            <text:p>1817</text:p>
          </table:table-cell>
          <table:table-cell office:value-type="float" office:value="12">
            <text:p>12</text:p>
          </table:table-cell>
          <table:table-cell office:value-type="string">
            <text:p>[Kr] 4d10 5s2</text:p>
          </table:table-cell>
          <table:table-cell office:value-type="float" office:value="8.9938">
            <text:p>8.99</text:p>
          </table:table-cell>
          <table:table-cell table:number-columns-repeated="101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14.818">
            <text:p>114.82</text:p>
          </table:table-cell>
          <table:table-cell office:value-type="string">
            <text:p>Indium</text:p>
          </table:table-cell>
          <table:table-cell office:value-type="string">
            <text:p>In</text:p>
          </table:table-cell>
          <table:table-cell office:value-type="float" office:value="157">
            <text:p>157</text:p>
          </table:table-cell>
          <table:table-cell office:value-type="float" office:value="2000">
            <text:p>2000</text:p>
          </table:table-cell>
          <table:table-cell office:value-type="float" office:value="7.31">
            <text:p>7.31</text:p>
          </table:table-cell>
          <table:table-cell/>
          <table:table-cell office:value-type="float" office:value="1863">
            <text:p>1863</text:p>
          </table:table-cell>
          <table:table-cell office:value-type="float" office:value="13">
            <text:p>13</text:p>
          </table:table-cell>
          <table:table-cell office:value-type="string">
            <text:p>[Kr] 4d10 5s2 5p1</text:p>
          </table:table-cell>
          <table:table-cell office:value-type="float" office:value="5.7864">
            <text:p>5.79</text:p>
          </table:table-cell>
          <table:table-cell table:number-columns-repeated="10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8.71">
            <text:p>118.71</text:p>
          </table:table-cell>
          <table:table-cell office:value-type="string">
            <text:p>Tin</text:p>
          </table:table-cell>
          <table:table-cell office:value-type="string">
            <text:p>Sn</text:p>
          </table:table-cell>
          <table:table-cell office:value-type="float" office:value="232">
            <text:p>232</text:p>
          </table:table-cell>
          <table:table-cell office:value-type="float" office:value="2270">
            <text:p>2270</text:p>
          </table:table-cell>
          <table:table-cell office:value-type="float" office:value="7.31">
            <text:p>7.31</text:p>
          </table:table-cell>
          <table:table-cell/>
          <table:table-cell office:value-type="string">
            <text:p>ancient</text:p>
          </table:table-cell>
          <table:table-cell office:value-type="float" office:value="14">
            <text:p>14</text:p>
          </table:table-cell>
          <table:table-cell office:value-type="string">
            <text:p>[Kr] 4d10 5s2 5p2</text:p>
          </table:table-cell>
          <table:table-cell office:value-type="float" office:value="7.3439">
            <text:p>7.34</text:p>
          </table:table-cell>
          <table:table-cell table:number-columns-repeated="101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21.76">
            <text:p>121.76</text:p>
          </table:table-cell>
          <table:table-cell office:value-type="string">
            <text:p>Antimony</text:p>
          </table:table-cell>
          <table:table-cell office:value-type="string">
            <text:p>Sb</text:p>
          </table:table-cell>
          <table:table-cell office:value-type="float" office:value="630">
            <text:p>630</text:p>
          </table:table-cell>
          <table:table-cell office:value-type="float" office:value="1750">
            <text:p>1750</text:p>
          </table:table-cell>
          <table:table-cell office:value-type="float" office:value="6.68">
            <text:p>6.68</text:p>
          </table:table-cell>
          <table:table-cell/>
          <table:table-cell office:value-type="string">
            <text:p>ancient</text:p>
          </table:table-cell>
          <table:table-cell office:value-type="float" office:value="15">
            <text:p>15</text:p>
          </table:table-cell>
          <table:table-cell office:value-type="string">
            <text:p>[Kr] 4d10 5s2 5p3</text:p>
          </table:table-cell>
          <table:table-cell office:value-type="float" office:value="8.6084">
            <text:p>8.61</text:p>
          </table:table-cell>
          <table:table-cell table:number-columns-repeated="101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27.6">
            <text:p>127.6</text:p>
          </table:table-cell>
          <table:table-cell office:value-type="string">
            <text:p>Tellurium</text:p>
          </table:table-cell>
          <table:table-cell office:value-type="string">
            <text:p>Te</text:p>
          </table:table-cell>
          <table:table-cell office:value-type="float" office:value="449">
            <text:p>449</text:p>
          </table:table-cell>
          <table:table-cell office:value-type="float" office:value="990">
            <text:p>990</text:p>
          </table:table-cell>
          <table:table-cell office:value-type="float" office:value="6.24">
            <text:p>6.24</text:p>
          </table:table-cell>
          <table:table-cell/>
          <table:table-cell office:value-type="float" office:value="1783">
            <text:p>1783</text:p>
          </table:table-cell>
          <table:table-cell office:value-type="float" office:value="16">
            <text:p>16</text:p>
          </table:table-cell>
          <table:table-cell office:value-type="string">
            <text:p>[Kr] 4d10 5s2 5p4</text:p>
          </table:table-cell>
          <table:table-cell office:value-type="float" office:value="9.0096">
            <text:p>9.01</text:p>
          </table:table-cell>
          <table:table-cell table:number-columns-repeated="101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26.9045">
            <text:p>126.9</text:p>
          </table:table-cell>
          <table:table-cell office:value-type="string">
            <text:p>Iodine</text:p>
          </table:table-cell>
          <table:table-cell office:value-type="string">
            <text:p>I</text:p>
          </table:table-cell>
          <table:table-cell office:value-type="float" office:value="114">
            <text:p>114</text:p>
          </table:table-cell>
          <table:table-cell office:value-type="float" office:value="184">
            <text:p>184</text:p>
          </table:table-cell>
          <table:table-cell office:value-type="float" office:value="4.93">
            <text:p>4.93</text:p>
          </table:table-cell>
          <table:table-cell/>
          <table:table-cell office:value-type="float" office:value="1811">
            <text:p>1811</text:p>
          </table:table-cell>
          <table:table-cell office:value-type="float" office:value="17">
            <text:p>17</text:p>
          </table:table-cell>
          <table:table-cell office:value-type="string">
            <text:p>[Kr] 4d10 5s2 5p5</text:p>
          </table:table-cell>
          <table:table-cell office:value-type="float" office:value="10.4513">
            <text:p>10.45</text:p>
          </table:table-cell>
          <table:table-cell table:number-columns-repeated="101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31.293">
            <text:p>131.29</text:p>
          </table:table-cell>
          <table:table-cell office:value-type="string">
            <text:p>Xenon</text:p>
          </table:table-cell>
          <table:table-cell office:value-type="string">
            <text:p>Xe</text:p>
          </table:table-cell>
          <table:table-cell office:value-type="float" office:value="-112">
            <text:p>-112</text:p>
          </table:table-cell>
          <table:table-cell office:value-type="float" office:value="-108">
            <text:p>-108</text:p>
          </table:table-cell>
          <table:table-cell office:value-type="float" office:value="5.9">
            <text:p>5.9</text:p>
          </table:table-cell>
          <table:table-cell/>
          <table:table-cell office:value-type="float" office:value="1898">
            <text:p>1898</text:p>
          </table:table-cell>
          <table:table-cell office:value-type="float" office:value="18">
            <text:p>18</text:p>
          </table:table-cell>
          <table:table-cell office:value-type="string">
            <text:p>[Kr] 4d10 5s2 5p6</text:p>
          </table:table-cell>
          <table:table-cell office:value-type="float" office:value="12.1298">
            <text:p>12.13</text:p>
          </table:table-cell>
          <table:table-cell table:number-columns-repeated="101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32.9055">
            <text:p>132.91</text:p>
          </table:table-cell>
          <table:table-cell office:value-type="string">
            <text:p>Cesium</text:p>
          </table:table-cell>
          <table:table-cell office:value-type="string">
            <text:p>Cs</text:p>
          </table:table-cell>
          <table:table-cell office:value-type="float" office:value="29">
            <text:p>29</text:p>
          </table:table-cell>
          <table:table-cell office:value-type="float" office:value="678">
            <text:p>678</text:p>
          </table:table-cell>
          <table:table-cell office:value-type="float" office:value="1.87">
            <text:p>1.87</text:p>
          </table:table-cell>
          <table:table-cell/>
          <table:table-cell office:value-type="float" office:value="1860">
            <text:p>1860</text:p>
          </table:table-cell>
          <table:table-cell office:value-type="float" office:value="1">
            <text:p>1</text:p>
          </table:table-cell>
          <table:table-cell office:value-type="string">
            <text:p>[Xe] 6s1</text:p>
          </table:table-cell>
          <table:table-cell office:value-type="float" office:value="3.8939">
            <text:p>3.89</text:p>
          </table:table-cell>
          <table:table-cell table:number-columns-repeated="101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37.327">
            <text:p>137.33</text:p>
          </table:table-cell>
          <table:table-cell office:value-type="string">
            <text:p>Barium</text:p>
          </table:table-cell>
          <table:table-cell office:value-type="string">
            <text:p>Ba</text:p>
          </table:table-cell>
          <table:table-cell office:value-type="float" office:value="725">
            <text:p>725</text:p>
          </table:table-cell>
          <table:table-cell office:value-type="float" office:value="1140">
            <text:p>1140</text:p>
          </table:table-cell>
          <table:table-cell office:value-type="float" office:value="3.59">
            <text:p>3.59</text:p>
          </table:table-cell>
          <table:table-cell office:value-type="float" office:value="0.05">
            <text:p>0.05</text:p>
          </table:table-cell>
          <table:table-cell office:value-type="float" office:value="1808">
            <text:p>1808</text:p>
          </table:table-cell>
          <table:table-cell office:value-type="float" office:value="2">
            <text:p>2</text:p>
          </table:table-cell>
          <table:table-cell office:value-type="string">
            <text:p>[Xe] 6s2</text:p>
          </table:table-cell>
          <table:table-cell office:value-type="float" office:value="5.2117">
            <text:p>5.21</text:p>
          </table:table-cell>
          <table:table-cell table:number-columns-repeated="101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38.9055">
            <text:p>138.91</text:p>
          </table:table-cell>
          <table:table-cell office:value-type="string">
            <text:p>Lanthanum</text:p>
          </table:table-cell>
          <table:table-cell office:value-type="string">
            <text:p>La</text:p>
          </table:table-cell>
          <table:table-cell office:value-type="float" office:value="920">
            <text:p>920</text:p>
          </table:table-cell>
          <table:table-cell office:value-type="float" office:value="3469">
            <text:p>3469</text:p>
          </table:table-cell>
          <table:table-cell office:value-type="float" office:value="6.15">
            <text:p>6.15</text:p>
          </table:table-cell>
          <table:table-cell/>
          <table:table-cell office:value-type="float" office:value="1839">
            <text:p>1839</text:p>
          </table:table-cell>
          <table:table-cell office:value-type="float" office:value="3">
            <text:p>3</text:p>
          </table:table-cell>
          <table:table-cell office:value-type="string">
            <text:p>[Xe] 5d1 6s2</text:p>
          </table:table-cell>
          <table:table-cell office:value-type="float" office:value="5.5769">
            <text:p>5.58</text:p>
          </table:table-cell>
          <table:table-cell table:number-columns-repeated="101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40.116">
            <text:p>140.12</text:p>
          </table:table-cell>
          <table:table-cell office:value-type="string">
            <text:p>Cerium</text:p>
          </table:table-cell>
          <table:table-cell office:value-type="string">
            <text:p>Ce</text:p>
          </table:table-cell>
          <table:table-cell office:value-type="float" office:value="795">
            <text:p>795</text:p>
          </table:table-cell>
          <table:table-cell office:value-type="float" office:value="3257">
            <text:p>3257</text:p>
          </table:table-cell>
          <table:table-cell office:value-type="float" office:value="6.77">
            <text:p>6.77</text:p>
          </table:table-cell>
          <table:table-cell/>
          <table:table-cell office:value-type="float" office:value="1803">
            <text:p>1803</text:p>
          </table:table-cell>
          <table:table-cell office:value-type="float" office:value="101">
            <text:p>101</text:p>
          </table:table-cell>
          <table:table-cell office:value-type="string">
            <text:p>[Xe] 4f1 5d1 6s2</text:p>
          </table:table-cell>
          <table:table-cell office:value-type="float" office:value="5.5387">
            <text:p>5.54</text:p>
          </table:table-cell>
          <table:table-cell table:number-columns-repeated="101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0.9077">
            <text:p>140.91</text:p>
          </table:table-cell>
          <table:table-cell office:value-type="string">
            <text:p>Praseodymium</text:p>
          </table:table-cell>
          <table:table-cell office:value-type="string">
            <text:p>Pr</text:p>
          </table:table-cell>
          <table:table-cell office:value-type="float" office:value="935">
            <text:p>935</text:p>
          </table:table-cell>
          <table:table-cell office:value-type="float" office:value="3127">
            <text:p>3127</text:p>
          </table:table-cell>
          <table:table-cell office:value-type="float" office:value="6.77">
            <text:p>6.77</text:p>
          </table:table-cell>
          <table:table-cell/>
          <table:table-cell office:value-type="float" office:value="1885">
            <text:p>1885</text:p>
          </table:table-cell>
          <table:table-cell office:value-type="float" office:value="101">
            <text:p>101</text:p>
          </table:table-cell>
          <table:table-cell office:value-type="string">
            <text:p>[Xe] 4f3 6s2</text:p>
          </table:table-cell>
          <table:table-cell office:value-type="float" office:value="5.473">
            <text:p>5.47</text:p>
          </table:table-cell>
          <table:table-cell table:number-columns-repeated="101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44.24">
            <text:p>144.24</text:p>
          </table:table-cell>
          <table:table-cell office:value-type="string">
            <text:p>Neodymium</text:p>
          </table:table-cell>
          <table:table-cell office:value-type="string">
            <text:p>Nd</text:p>
          </table:table-cell>
          <table:table-cell office:value-type="float" office:value="1010">
            <text:p>1010</text:p>
          </table:table-cell>
          <table:table-cell office:value-type="float" office:value="3127">
            <text:p>3127</text:p>
          </table:table-cell>
          <table:table-cell office:value-type="float" office:value="7.01">
            <text:p>7.01</text:p>
          </table:table-cell>
          <table:table-cell/>
          <table:table-cell office:value-type="float" office:value="1885">
            <text:p>1885</text:p>
          </table:table-cell>
          <table:table-cell office:value-type="float" office:value="101">
            <text:p>101</text:p>
          </table:table-cell>
          <table:table-cell office:value-type="string">
            <text:p>[Xe] 4f4 6s2</text:p>
          </table:table-cell>
          <table:table-cell office:value-type="float" office:value="5.525">
            <text:p>5.53</text:p>
          </table:table-cell>
          <table:table-cell table:number-columns-repeated="101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5">
            <text:p>145</text:p>
          </table:table-cell>
          <table:table-cell office:value-type="string">
            <text:p>Promethium</text:p>
          </table:table-cell>
          <table:table-cell office:value-type="string">
            <text:p>Pm</text:p>
          </table:table-cell>
          <table:table-cell office:value-type="float" office:value="1100">
            <text:p>1100</text:p>
          </table:table-cell>
          <table:table-cell office:value-type="float" office:value="3000">
            <text:p>3000</text:p>
          </table:table-cell>
          <table:table-cell office:value-type="float" office:value="7.3">
            <text:p>7.3</text:p>
          </table:table-cell>
          <table:table-cell/>
          <table:table-cell office:value-type="float" office:value="1945">
            <text:p>1945</text:p>
          </table:table-cell>
          <table:table-cell office:value-type="float" office:value="101">
            <text:p>101</text:p>
          </table:table-cell>
          <table:table-cell office:value-type="string">
            <text:p>[Xe] 4f5 6s2</text:p>
          </table:table-cell>
          <table:table-cell office:value-type="float" office:value="5.582">
            <text:p>5.58</text:p>
          </table:table-cell>
          <table:table-cell table:number-columns-repeated="101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50.36">
            <text:p>150.36</text:p>
          </table:table-cell>
          <table:table-cell office:value-type="string">
            <text:p>Samarium</text:p>
          </table:table-cell>
          <table:table-cell office:value-type="string">
            <text:p>Sm</text:p>
          </table:table-cell>
          <table:table-cell office:value-type="float" office:value="1072">
            <text:p>1072</text:p>
          </table:table-cell>
          <table:table-cell office:value-type="float" office:value="1900">
            <text:p>1900</text:p>
          </table:table-cell>
          <table:table-cell office:value-type="float" office:value="7.52">
            <text:p>7.52</text:p>
          </table:table-cell>
          <table:table-cell/>
          <table:table-cell office:value-type="float" office:value="1879">
            <text:p>1879</text:p>
          </table:table-cell>
          <table:table-cell office:value-type="float" office:value="101">
            <text:p>101</text:p>
          </table:table-cell>
          <table:table-cell office:value-type="string">
            <text:p>[Xe] 4f6 6s2</text:p>
          </table:table-cell>
          <table:table-cell office:value-type="float" office:value="5.6437">
            <text:p>5.64</text:p>
          </table:table-cell>
          <table:table-cell table:number-columns-repeated="101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1.964">
            <text:p>151.96</text:p>
          </table:table-cell>
          <table:table-cell office:value-type="string">
            <text:p>Europium</text:p>
          </table:table-cell>
          <table:table-cell office:value-type="string">
            <text:p>Eu</text:p>
          </table:table-cell>
          <table:table-cell office:value-type="float" office:value="822">
            <text:p>822</text:p>
          </table:table-cell>
          <table:table-cell office:value-type="float" office:value="1597">
            <text:p>1597</text:p>
          </table:table-cell>
          <table:table-cell office:value-type="float" office:value="5.24">
            <text:p>5.24</text:p>
          </table:table-cell>
          <table:table-cell/>
          <table:table-cell office:value-type="float" office:value="1901">
            <text:p>1901</text:p>
          </table:table-cell>
          <table:table-cell office:value-type="float" office:value="101">
            <text:p>101</text:p>
          </table:table-cell>
          <table:table-cell office:value-type="string">
            <text:p>[Xe] 4f7 6s2</text:p>
          </table:table-cell>
          <table:table-cell office:value-type="float" office:value="5.6704">
            <text:p>5.67</text:p>
          </table:table-cell>
          <table:table-cell table:number-columns-repeated="101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7.25">
            <text:p>157.25</text:p>
          </table:table-cell>
          <table:table-cell office:value-type="string">
            <text:p>Gadolinium</text:p>
          </table:table-cell>
          <table:table-cell office:value-type="string">
            <text:p>Gd</text:p>
          </table:table-cell>
          <table:table-cell office:value-type="float" office:value="1311">
            <text:p>1311</text:p>
          </table:table-cell>
          <table:table-cell office:value-type="float" office:value="3233">
            <text:p>3233</text:p>
          </table:table-cell>
          <table:table-cell office:value-type="float" office:value="7.9">
            <text:p>7.9</text:p>
          </table:table-cell>
          <table:table-cell/>
          <table:table-cell office:value-type="float" office:value="1880">
            <text:p>1880</text:p>
          </table:table-cell>
          <table:table-cell office:value-type="float" office:value="101">
            <text:p>101</text:p>
          </table:table-cell>
          <table:table-cell office:value-type="string">
            <text:p>[Xe] 4f7 5d1 6s2</text:p>
          </table:table-cell>
          <table:table-cell office:value-type="float" office:value="6.1501">
            <text:p>6.15</text:p>
          </table:table-cell>
          <table:table-cell table:number-columns-repeated="101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58.9253">
            <text:p>158.93</text:p>
          </table:table-cell>
          <table:table-cell office:value-type="string">
            <text:p>Terbium</text:p>
          </table:table-cell>
          <table:table-cell office:value-type="string">
            <text:p>Tb</text:p>
          </table:table-cell>
          <table:table-cell office:value-type="float" office:value="1360">
            <text:p>1360</text:p>
          </table:table-cell>
          <table:table-cell office:value-type="float" office:value="3041">
            <text:p>3041</text:p>
          </table:table-cell>
          <table:table-cell office:value-type="float" office:value="8.23">
            <text:p>8.23</text:p>
          </table:table-cell>
          <table:table-cell/>
          <table:table-cell office:value-type="float" office:value="1843">
            <text:p>1843</text:p>
          </table:table-cell>
          <table:table-cell office:value-type="float" office:value="101">
            <text:p>101</text:p>
          </table:table-cell>
          <table:table-cell office:value-type="string">
            <text:p>[Xe] 4f9 6s2</text:p>
          </table:table-cell>
          <table:table-cell office:value-type="float" office:value="5.8638">
            <text:p>5.86</text:p>
          </table:table-cell>
          <table:table-cell table:number-columns-repeated="101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2.5">
            <text:p>162.5</text:p>
          </table:table-cell>
          <table:table-cell office:value-type="string">
            <text:p>Dysprosium</text:p>
          </table:table-cell>
          <table:table-cell office:value-type="string">
            <text:p>Dy</text:p>
          </table:table-cell>
          <table:table-cell office:value-type="float" office:value="1412">
            <text:p>1412</text:p>
          </table:table-cell>
          <table:table-cell office:value-type="float" office:value="2562">
            <text:p>2562</text:p>
          </table:table-cell>
          <table:table-cell office:value-type="float" office:value="8.55">
            <text:p>8.55</text:p>
          </table:table-cell>
          <table:table-cell/>
          <table:table-cell office:value-type="float" office:value="1886">
            <text:p>1886</text:p>
          </table:table-cell>
          <table:table-cell office:value-type="float" office:value="101">
            <text:p>101</text:p>
          </table:table-cell>
          <table:table-cell office:value-type="string">
            <text:p>[Xe] 4f10 6s2</text:p>
          </table:table-cell>
          <table:table-cell office:value-type="float" office:value="5.9389">
            <text:p>5.94</text:p>
          </table:table-cell>
          <table:table-cell table:number-columns-repeated="101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64.9303">
            <text:p>164.93</text:p>
          </table:table-cell>
          <table:table-cell office:value-type="string">
            <text:p>Holmium</text:p>
          </table:table-cell>
          <table:table-cell office:value-type="string">
            <text:p>Ho</text:p>
          </table:table-cell>
          <table:table-cell office:value-type="float" office:value="1470">
            <text:p>1470</text:p>
          </table:table-cell>
          <table:table-cell office:value-type="float" office:value="2720">
            <text:p>2720</text:p>
          </table:table-cell>
          <table:table-cell office:value-type="float" office:value="8.8">
            <text:p>8.8</text:p>
          </table:table-cell>
          <table:table-cell/>
          <table:table-cell office:value-type="float" office:value="1867">
            <text:p>1867</text:p>
          </table:table-cell>
          <table:table-cell office:value-type="float" office:value="101">
            <text:p>101</text:p>
          </table:table-cell>
          <table:table-cell office:value-type="string">
            <text:p>[Xe] 4f11 6s2</text:p>
          </table:table-cell>
          <table:table-cell office:value-type="float" office:value="6.0215">
            <text:p>6.02</text:p>
          </table:table-cell>
          <table:table-cell table:number-columns-repeated="101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67.259">
            <text:p>167.26</text:p>
          </table:table-cell>
          <table:table-cell office:value-type="string">
            <text:p>Erbium</text:p>
          </table:table-cell>
          <table:table-cell office:value-type="string">
            <text:p>Er</text:p>
          </table:table-cell>
          <table:table-cell office:value-type="float" office:value="1522">
            <text:p>1522</text:p>
          </table:table-cell>
          <table:table-cell office:value-type="float" office:value="2510">
            <text:p>2510</text:p>
          </table:table-cell>
          <table:table-cell office:value-type="float" office:value="9.07">
            <text:p>9.07</text:p>
          </table:table-cell>
          <table:table-cell/>
          <table:table-cell office:value-type="float" office:value="1842">
            <text:p>1842</text:p>
          </table:table-cell>
          <table:table-cell office:value-type="float" office:value="101">
            <text:p>101</text:p>
          </table:table-cell>
          <table:table-cell office:value-type="string">
            <text:p>[Xe] 4f12 6s2</text:p>
          </table:table-cell>
          <table:table-cell office:value-type="float" office:value="6.1077">
            <text:p>6.11</text:p>
          </table:table-cell>
          <table:table-cell table:number-columns-repeated="101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68.9342">
            <text:p>168.93</text:p>
          </table:table-cell>
          <table:table-cell office:value-type="string">
            <text:p>Thulium</text:p>
          </table:table-cell>
          <table:table-cell office:value-type="string">
            <text:p>Tm</text:p>
          </table:table-cell>
          <table:table-cell office:value-type="float" office:value="1545">
            <text:p>1545</text:p>
          </table:table-cell>
          <table:table-cell office:value-type="float" office:value="1727">
            <text:p>1727</text:p>
          </table:table-cell>
          <table:table-cell office:value-type="float" office:value="9.32">
            <text:p>9.32</text:p>
          </table:table-cell>
          <table:table-cell/>
          <table:table-cell office:value-type="float" office:value="1879">
            <text:p>1879</text:p>
          </table:table-cell>
          <table:table-cell office:value-type="float" office:value="101">
            <text:p>101</text:p>
          </table:table-cell>
          <table:table-cell office:value-type="string">
            <text:p>[Xe] 4f13 6s2</text:p>
          </table:table-cell>
          <table:table-cell office:value-type="float" office:value="6.1843">
            <text:p>6.18</text:p>
          </table:table-cell>
          <table:table-cell table:number-columns-repeated="101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73.04">
            <text:p>173.04</text:p>
          </table:table-cell>
          <table:table-cell office:value-type="string">
            <text:p>Ytterbium</text:p>
          </table:table-cell>
          <table:table-cell office:value-type="string">
            <text:p>Yb</text:p>
          </table:table-cell>
          <table:table-cell office:value-type="float" office:value="824">
            <text:p>824</text:p>
          </table:table-cell>
          <table:table-cell office:value-type="float" office:value="1466">
            <text:p>1466</text:p>
          </table:table-cell>
          <table:table-cell office:value-type="float" office:value="6.9">
            <text:p>6.9</text:p>
          </table:table-cell>
          <table:table-cell/>
          <table:table-cell office:value-type="float" office:value="1878">
            <text:p>1878</text:p>
          </table:table-cell>
          <table:table-cell office:value-type="float" office:value="101">
            <text:p>101</text:p>
          </table:table-cell>
          <table:table-cell office:value-type="string">
            <text:p>[Xe] 4f14 6s2</text:p>
          </table:table-cell>
          <table:table-cell office:value-type="float" office:value="6.2542">
            <text:p>6.25</text:p>
          </table:table-cell>
          <table:table-cell table:number-columns-repeated="101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74.967">
            <text:p>174.97</text:p>
          </table:table-cell>
          <table:table-cell office:value-type="string">
            <text:p>Lutetium</text:p>
          </table:table-cell>
          <table:table-cell office:value-type="string">
            <text:p>Lu</text:p>
          </table:table-cell>
          <table:table-cell office:value-type="float" office:value="1656">
            <text:p>1656</text:p>
          </table:table-cell>
          <table:table-cell office:value-type="float" office:value="3315">
            <text:p>3315</text:p>
          </table:table-cell>
          <table:table-cell office:value-type="float" office:value="9.84">
            <text:p>9.84</text:p>
          </table:table-cell>
          <table:table-cell/>
          <table:table-cell office:value-type="float" office:value="1907">
            <text:p>1907</text:p>
          </table:table-cell>
          <table:table-cell office:value-type="float" office:value="101">
            <text:p>101</text:p>
          </table:table-cell>
          <table:table-cell office:value-type="string">
            <text:p>[Xe] 4f14 5d1 6s2</text:p>
          </table:table-cell>
          <table:table-cell office:value-type="float" office:value="5.4259">
            <text:p>5.43</text:p>
          </table:table-cell>
          <table:table-cell table:number-columns-repeated="101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78.49">
            <text:p>178.49</text:p>
          </table:table-cell>
          <table:table-cell office:value-type="string">
            <text:p>Hafnium</text:p>
          </table:table-cell>
          <table:table-cell office:value-type="string">
            <text:p>Hf</text:p>
          </table:table-cell>
          <table:table-cell office:value-type="float" office:value="2150">
            <text:p>2150</text:p>
          </table:table-cell>
          <table:table-cell office:value-type="float" office:value="5400">
            <text:p>5400</text:p>
          </table:table-cell>
          <table:table-cell office:value-type="float" office:value="13.31">
            <text:p>13.31</text:p>
          </table:table-cell>
          <table:table-cell/>
          <table:table-cell office:value-type="float" office:value="1923">
            <text:p>1923</text:p>
          </table:table-cell>
          <table:table-cell office:value-type="float" office:value="4">
            <text:p>4</text:p>
          </table:table-cell>
          <table:table-cell office:value-type="string">
            <text:p>[Xe] 4f14 5d2 6s2</text:p>
          </table:table-cell>
          <table:table-cell office:value-type="float" office:value="6.8251">
            <text:p>6.83</text:p>
          </table:table-cell>
          <table:table-cell table:number-columns-repeated="1011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80.9479">
            <text:p>180.95</text:p>
          </table:table-cell>
          <table:table-cell office:value-type="string">
            <text:p>Tantalum</text:p>
          </table:table-cell>
          <table:table-cell office:value-type="string">
            <text:p>Ta</text:p>
          </table:table-cell>
          <table:table-cell office:value-type="float" office:value="2996">
            <text:p>2996</text:p>
          </table:table-cell>
          <table:table-cell office:value-type="float" office:value="5425">
            <text:p>5425</text:p>
          </table:table-cell>
          <table:table-cell office:value-type="float" office:value="16.65">
            <text:p>16.65</text:p>
          </table:table-cell>
          <table:table-cell/>
          <table:table-cell office:value-type="float" office:value="1802">
            <text:p>1802</text:p>
          </table:table-cell>
          <table:table-cell office:value-type="float" office:value="5">
            <text:p>5</text:p>
          </table:table-cell>
          <table:table-cell office:value-type="string">
            <text:p>[Xe] 4f14 5d3 6s2</text:p>
          </table:table-cell>
          <table:table-cell office:value-type="float" office:value="7.5496">
            <text:p>7.55</text:p>
          </table:table-cell>
          <table:table-cell table:number-columns-repeated="101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83.84">
            <text:p>183.84</text:p>
          </table:table-cell>
          <table:table-cell office:value-type="string">
            <text:p>Tungsten</text:p>
          </table:table-cell>
          <table:table-cell office:value-type="string">
            <text:p>W</text:p>
          </table:table-cell>
          <table:table-cell office:value-type="float" office:value="3410">
            <text:p>3410</text:p>
          </table:table-cell>
          <table:table-cell office:value-type="float" office:value="5660">
            <text:p>5660</text:p>
          </table:table-cell>
          <table:table-cell office:value-type="float" office:value="19.35">
            <text:p>19.35</text:p>
          </table:table-cell>
          <table:table-cell/>
          <table:table-cell office:value-type="float" office:value="1783">
            <text:p>1783</text:p>
          </table:table-cell>
          <table:table-cell office:value-type="float" office:value="6">
            <text:p>6</text:p>
          </table:table-cell>
          <table:table-cell office:value-type="string">
            <text:p>[Xe] 4f14 5d4 6s2</text:p>
          </table:table-cell>
          <table:table-cell office:value-type="float" office:value="7.864">
            <text:p>7.86</text:p>
          </table:table-cell>
          <table:table-cell table:number-columns-repeated="101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86.207">
            <text:p>186.21</text:p>
          </table:table-cell>
          <table:table-cell office:value-type="string">
            <text:p>Rhenium</text:p>
          </table:table-cell>
          <table:table-cell office:value-type="string">
            <text:p>Re</text:p>
          </table:table-cell>
          <table:table-cell office:value-type="float" office:value="3180">
            <text:p>3180</text:p>
          </table:table-cell>
          <table:table-cell office:value-type="float" office:value="5627">
            <text:p>5627</text:p>
          </table:table-cell>
          <table:table-cell office:value-type="float" office:value="21.04">
            <text:p>21.04</text:p>
          </table:table-cell>
          <table:table-cell/>
          <table:table-cell office:value-type="float" office:value="1925">
            <text:p>1925</text:p>
          </table:table-cell>
          <table:table-cell office:value-type="float" office:value="7">
            <text:p>7</text:p>
          </table:table-cell>
          <table:table-cell office:value-type="string">
            <text:p>[Xe] 4f14 5d5 6s2</text:p>
          </table:table-cell>
          <table:table-cell office:value-type="float" office:value="7.8335">
            <text:p>7.83</text:p>
          </table:table-cell>
          <table:table-cell table:number-columns-repeated="101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90.23">
            <text:p>190.23</text:p>
          </table:table-cell>
          <table:table-cell office:value-type="string">
            <text:p>Osmium</text:p>
          </table:table-cell>
          <table:table-cell office:value-type="string">
            <text:p>Os</text:p>
          </table:table-cell>
          <table:table-cell office:value-type="float" office:value="3045">
            <text:p>3045</text:p>
          </table:table-cell>
          <table:table-cell office:value-type="float" office:value="5027">
            <text:p>5027</text:p>
          </table:table-cell>
          <table:table-cell office:value-type="float" office:value="22.6">
            <text:p>22.6</text:p>
          </table:table-cell>
          <table:table-cell/>
          <table:table-cell office:value-type="float" office:value="1803">
            <text:p>1803</text:p>
          </table:table-cell>
          <table:table-cell office:value-type="float" office:value="8">
            <text:p>8</text:p>
          </table:table-cell>
          <table:table-cell office:value-type="string">
            <text:p>[Xe] 4f14 5d6 6s2</text:p>
          </table:table-cell>
          <table:table-cell office:value-type="float" office:value="8.4382">
            <text:p>8.44</text:p>
          </table:table-cell>
          <table:table-cell table:number-columns-repeated="101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92.217">
            <text:p>192.22</text:p>
          </table:table-cell>
          <table:table-cell office:value-type="string">
            <text:p>Iridium</text:p>
          </table:table-cell>
          <table:table-cell office:value-type="string">
            <text:p>Ir</text:p>
          </table:table-cell>
          <table:table-cell office:value-type="float" office:value="2410">
            <text:p>2410</text:p>
          </table:table-cell>
          <table:table-cell office:value-type="float" office:value="4527">
            <text:p>4527</text:p>
          </table:table-cell>
          <table:table-cell office:value-type="float" office:value="22.4">
            <text:p>22.4</text:p>
          </table:table-cell>
          <table:table-cell/>
          <table:table-cell office:value-type="float" office:value="1803">
            <text:p>1803</text:p>
          </table:table-cell>
          <table:table-cell office:value-type="float" office:value="9">
            <text:p>9</text:p>
          </table:table-cell>
          <table:table-cell office:value-type="string">
            <text:p>[Xe] 4f14 5d7 6s2</text:p>
          </table:table-cell>
          <table:table-cell office:value-type="float" office:value="8.967">
            <text:p>8.97</text:p>
          </table:table-cell>
          <table:table-cell table:number-columns-repeated="101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95.078">
            <text:p>195.08</text:p>
          </table:table-cell>
          <table:table-cell office:value-type="string">
            <text:p>Platinum</text:p>
          </table:table-cell>
          <table:table-cell office:value-type="string">
            <text:p>Pt</text:p>
          </table:table-cell>
          <table:table-cell office:value-type="float" office:value="1772">
            <text:p>1772</text:p>
          </table:table-cell>
          <table:table-cell office:value-type="float" office:value="3827">
            <text:p>3827</text:p>
          </table:table-cell>
          <table:table-cell office:value-type="float" office:value="21.45">
            <text:p>21.45</text:p>
          </table:table-cell>
          <table:table-cell/>
          <table:table-cell office:value-type="float" office:value="1735">
            <text:p>1735</text:p>
          </table:table-cell>
          <table:table-cell office:value-type="float" office:value="10">
            <text:p>10</text:p>
          </table:table-cell>
          <table:table-cell office:value-type="string">
            <text:p>[Xe] 4f14 5d9 6s1</text:p>
          </table:table-cell>
          <table:table-cell office:value-type="float" office:value="8.9587">
            <text:p>8.96</text:p>
          </table:table-cell>
          <table:table-cell table:number-columns-repeated="101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96.9665">
            <text:p>196.97</text:p>
          </table:table-cell>
          <table:table-cell office:value-type="string">
            <text:p>Gold</text:p>
          </table:table-cell>
          <table:table-cell office:value-type="string">
            <text:p>Au</text:p>
          </table:table-cell>
          <table:table-cell office:value-type="float" office:value="1064">
            <text:p>1064</text:p>
          </table:table-cell>
          <table:table-cell office:value-type="float" office:value="2807">
            <text:p>2807</text:p>
          </table:table-cell>
          <table:table-cell office:value-type="float" office:value="19.32">
            <text:p>19.32</text:p>
          </table:table-cell>
          <table:table-cell/>
          <table:table-cell office:value-type="string">
            <text:p>ancient</text:p>
          </table:table-cell>
          <table:table-cell office:value-type="float" office:value="11">
            <text:p>11</text:p>
          </table:table-cell>
          <table:table-cell office:value-type="string">
            <text:p>[Xe] 4f14 5d10 6s1</text:p>
          </table:table-cell>
          <table:table-cell office:value-type="float" office:value="9.2255">
            <text:p>9.23</text:p>
          </table:table-cell>
          <table:table-cell table:number-columns-repeated="101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00.59">
            <text:p>200.59</text:p>
          </table:table-cell>
          <table:table-cell office:value-type="string">
            <text:p>Mercury</text:p>
          </table:table-cell>
          <table:table-cell office:value-type="string">
            <text:p>Hg</text:p>
          </table:table-cell>
          <table:table-cell office:value-type="float" office:value="-39">
            <text:p>-39</text:p>
          </table:table-cell>
          <table:table-cell office:value-type="float" office:value="357">
            <text:p>357</text:p>
          </table:table-cell>
          <table:table-cell office:value-type="float" office:value="13.55">
            <text:p>13.55</text:p>
          </table:table-cell>
          <table:table-cell/>
          <table:table-cell office:value-type="string">
            <text:p>ancient</text:p>
          </table:table-cell>
          <table:table-cell office:value-type="float" office:value="12">
            <text:p>12</text:p>
          </table:table-cell>
          <table:table-cell office:value-type="string">
            <text:p>[Xe] 4f14 5d10 6s2</text:p>
          </table:table-cell>
          <table:table-cell office:value-type="float" office:value="10.4375">
            <text:p>10.44</text:p>
          </table:table-cell>
          <table:table-cell table:number-columns-repeated="101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04.3833">
            <text:p>204.38</text:p>
          </table:table-cell>
          <table:table-cell office:value-type="string">
            <text:p>Thallium</text:p>
          </table:table-cell>
          <table:table-cell office:value-type="string">
            <text:p>Tl</text:p>
          </table:table-cell>
          <table:table-cell office:value-type="float" office:value="303">
            <text:p>303</text:p>
          </table:table-cell>
          <table:table-cell office:value-type="float" office:value="1457">
            <text:p>1457</text:p>
          </table:table-cell>
          <table:table-cell office:value-type="float" office:value="11.85">
            <text:p>11.85</text:p>
          </table:table-cell>
          <table:table-cell/>
          <table:table-cell office:value-type="float" office:value="1861">
            <text:p>1861</text:p>
          </table:table-cell>
          <table:table-cell office:value-type="float" office:value="13">
            <text:p>13</text:p>
          </table:table-cell>
          <table:table-cell office:value-type="string">
            <text:p>[Xe] 4f14 5d10 6s2 6p1</text:p>
          </table:table-cell>
          <table:table-cell office:value-type="float" office:value="6.1082">
            <text:p>6.11</text:p>
          </table:table-cell>
          <table:table-cell table:number-columns-repeated="101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07.2">
            <text:p>207.2</text:p>
          </table:table-cell>
          <table:table-cell office:value-type="string">
            <text:p>Lead</text:p>
          </table:table-cell>
          <table:table-cell office:value-type="string">
            <text:p>Pb</text:p>
          </table:table-cell>
          <table:table-cell office:value-type="float" office:value="327">
            <text:p>327</text:p>
          </table:table-cell>
          <table:table-cell office:value-type="float" office:value="1740">
            <text:p>1740</text:p>
          </table:table-cell>
          <table:table-cell office:value-type="float" office:value="11.35">
            <text:p>11.35</text:p>
          </table:table-cell>
          <table:table-cell/>
          <table:table-cell office:value-type="string">
            <text:p>ancient</text:p>
          </table:table-cell>
          <table:table-cell office:value-type="float" office:value="14">
            <text:p>14</text:p>
          </table:table-cell>
          <table:table-cell office:value-type="string">
            <text:p>[Xe] 4f14 5d10 6s2 6p2</text:p>
          </table:table-cell>
          <table:table-cell office:value-type="float" office:value="7.4167">
            <text:p>7.42</text:p>
          </table:table-cell>
          <table:table-cell table:number-columns-repeated="101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08.9804">
            <text:p>208.98</text:p>
          </table:table-cell>
          <table:table-cell office:value-type="string">
            <text:p>Bismuth</text:p>
          </table:table-cell>
          <table:table-cell office:value-type="string">
            <text:p>Bi</text:p>
          </table:table-cell>
          <table:table-cell office:value-type="float" office:value="271">
            <text:p>271</text:p>
          </table:table-cell>
          <table:table-cell office:value-type="float" office:value="1560">
            <text:p>1560</text:p>
          </table:table-cell>
          <table:table-cell office:value-type="float" office:value="9.75">
            <text:p>9.75</text:p>
          </table:table-cell>
          <table:table-cell/>
          <table:table-cell office:value-type="string">
            <text:p>ancient</text:p>
          </table:table-cell>
          <table:table-cell office:value-type="float" office:value="15">
            <text:p>15</text:p>
          </table:table-cell>
          <table:table-cell office:value-type="string">
            <text:p>[Xe] 4f14 5d10 6s2 6p3</text:p>
          </table:table-cell>
          <table:table-cell office:value-type="float" office:value="7.2856">
            <text:p>7.29</text:p>
          </table:table-cell>
          <table:table-cell table:number-columns-repeated="1011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09">
            <text:p>209</text:p>
          </table:table-cell>
          <table:table-cell office:value-type="string">
            <text:p>Polonium</text:p>
          </table:table-cell>
          <table:table-cell office:value-type="string">
            <text:p>Po</text:p>
          </table:table-cell>
          <table:table-cell office:value-type="float" office:value="254">
            <text:p>254</text:p>
          </table:table-cell>
          <table:table-cell office:value-type="float" office:value="962">
            <text:p>962</text:p>
          </table:table-cell>
          <table:table-cell office:value-type="float" office:value="9.3">
            <text:p>9.3</text:p>
          </table:table-cell>
          <table:table-cell/>
          <table:table-cell office:value-type="float" office:value="1898">
            <text:p>1898</text:p>
          </table:table-cell>
          <table:table-cell office:value-type="float" office:value="16">
            <text:p>16</text:p>
          </table:table-cell>
          <table:table-cell office:value-type="string">
            <text:p>[Xe] 4f14 5d10 6s2 6p4</text:p>
          </table:table-cell>
          <table:table-cell office:value-type="float" office:value="8.417">
            <text:p>8.42</text:p>
          </table:table-cell>
          <table:table-cell table:number-columns-repeated="101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10">
            <text:p>210</text:p>
          </table:table-cell>
          <table:table-cell office:value-type="string">
            <text:p>Astatine</text:p>
          </table:table-cell>
          <table:table-cell office:value-type="string">
            <text:p>At</text:p>
          </table:table-cell>
          <table:table-cell office:value-type="float" office:value="302">
            <text:p>302</text:p>
          </table:table-cell>
          <table:table-cell office:value-type="float" office:value="337">
            <text:p>337</text:p>
          </table:table-cell>
          <table:table-cell table:number-columns-repeated="2"/>
          <table:table-cell office:value-type="float" office:value="1940">
            <text:p>1940</text:p>
          </table:table-cell>
          <table:table-cell office:value-type="float" office:value="17">
            <text:p>17</text:p>
          </table:table-cell>
          <table:table-cell office:value-type="string">
            <text:p>[Xe] 4f14 5d10 6s2 6p5</text:p>
          </table:table-cell>
          <table:table-cell office:value-type="float" office:value="9.3">
            <text:p>9.3</text:p>
          </table:table-cell>
          <table:table-cell table:number-columns-repeated="101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22">
            <text:p>222</text:p>
          </table:table-cell>
          <table:table-cell office:value-type="string">
            <text:p>Radon</text:p>
          </table:table-cell>
          <table:table-cell office:value-type="string">
            <text:p>Rn</text:p>
          </table:table-cell>
          <table:table-cell office:value-type="float" office:value="-71">
            <text:p>-71</text:p>
          </table:table-cell>
          <table:table-cell office:value-type="float" office:value="-62">
            <text:p>-62</text:p>
          </table:table-cell>
          <table:table-cell office:value-type="float" office:value="9.73">
            <text:p>9.73</text:p>
          </table:table-cell>
          <table:table-cell/>
          <table:table-cell office:value-type="float" office:value="1900">
            <text:p>1900</text:p>
          </table:table-cell>
          <table:table-cell office:value-type="float" office:value="18">
            <text:p>18</text:p>
          </table:table-cell>
          <table:table-cell office:value-type="string">
            <text:p>[Xe] 4f14 5d10 6s2 6p6</text:p>
          </table:table-cell>
          <table:table-cell office:value-type="float" office:value="10.7485">
            <text:p>10.75</text:p>
          </table:table-cell>
          <table:table-cell table:number-columns-repeated="101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23">
            <text:p>223</text:p>
          </table:table-cell>
          <table:table-cell office:value-type="string">
            <text:p>Francium</text:p>
          </table:table-cell>
          <table:table-cell office:value-type="string">
            <text:p>Fr</text:p>
          </table:table-cell>
          <table:table-cell office:value-type="float" office:value="27">
            <text:p>27</text:p>
          </table:table-cell>
          <table:table-cell office:value-type="float" office:value="677">
            <text:p>677</text:p>
          </table:table-cell>
          <table:table-cell table:number-columns-repeated="2"/>
          <table:table-cell office:value-type="float" office:value="1939">
            <text:p>1939</text:p>
          </table:table-cell>
          <table:table-cell office:value-type="float" office:value="1">
            <text:p>1</text:p>
          </table:table-cell>
          <table:table-cell office:value-type="string">
            <text:p>[Rn] 7s1</text:p>
          </table:table-cell>
          <table:table-cell office:value-type="float" office:value="4.0727">
            <text:p>4.07</text:p>
          </table:table-cell>
          <table:table-cell table:number-columns-repeated="101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26">
            <text:p>226</text:p>
          </table:table-cell>
          <table:table-cell office:value-type="string">
            <text:p>Radium</text:p>
          </table:table-cell>
          <table:table-cell office:value-type="string">
            <text:p>Ra</text:p>
          </table:table-cell>
          <table:table-cell office:value-type="float" office:value="700">
            <text:p>700</text:p>
          </table:table-cell>
          <table:table-cell office:value-type="float" office:value="1737">
            <text:p>1737</text:p>
          </table:table-cell>
          <table:table-cell office:value-type="float" office:value="5.5">
            <text:p>5.5</text:p>
          </table:table-cell>
          <table:table-cell/>
          <table:table-cell office:value-type="float" office:value="1898">
            <text:p>1898</text:p>
          </table:table-cell>
          <table:table-cell office:value-type="float" office:value="2">
            <text:p>2</text:p>
          </table:table-cell>
          <table:table-cell office:value-type="string">
            <text:p>[Rn] 7s2</text:p>
          </table:table-cell>
          <table:table-cell office:value-type="float" office:value="5.2784">
            <text:p>5.28</text:p>
          </table:table-cell>
          <table:table-cell table:number-columns-repeated="101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27">
            <text:p>227</text:p>
          </table:table-cell>
          <table:table-cell office:value-type="string">
            <text:p>Actinium</text:p>
          </table:table-cell>
          <table:table-cell office:value-type="string">
            <text:p>Ac</text:p>
          </table:table-cell>
          <table:table-cell office:value-type="float" office:value="1050">
            <text:p>1050</text:p>
          </table:table-cell>
          <table:table-cell office:value-type="float" office:value="3200">
            <text:p>3200</text:p>
          </table:table-cell>
          <table:table-cell office:value-type="float" office:value="10.07">
            <text:p>10.07</text:p>
          </table:table-cell>
          <table:table-cell/>
          <table:table-cell office:value-type="float" office:value="1899">
            <text:p>1899</text:p>
          </table:table-cell>
          <table:table-cell office:value-type="float" office:value="3">
            <text:p>3</text:p>
          </table:table-cell>
          <table:table-cell office:value-type="string">
            <text:p>[Rn] 6d1 7s2</text:p>
          </table:table-cell>
          <table:table-cell office:value-type="float" office:value="5.17">
            <text:p>5.17</text:p>
          </table:table-cell>
          <table:table-cell table:number-columns-repeated="10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32.0381">
            <text:p>232.04</text:p>
          </table:table-cell>
          <table:table-cell office:value-type="string">
            <text:p>Thorium</text:p>
          </table:table-cell>
          <table:table-cell office:value-type="string">
            <text:p>Th</text:p>
          </table:table-cell>
          <table:table-cell office:value-type="float" office:value="1750">
            <text:p>1750</text:p>
          </table:table-cell>
          <table:table-cell office:value-type="float" office:value="4790">
            <text:p>4790</text:p>
          </table:table-cell>
          <table:table-cell office:value-type="float" office:value="11.72">
            <text:p>11.72</text:p>
          </table:table-cell>
          <table:table-cell/>
          <table:table-cell office:value-type="float" office:value="1829">
            <text:p>1829</text:p>
          </table:table-cell>
          <table:table-cell office:value-type="float" office:value="102">
            <text:p>102</text:p>
          </table:table-cell>
          <table:table-cell office:value-type="string">
            <text:p>[Rn] 6d2 7s2</text:p>
          </table:table-cell>
          <table:table-cell office:value-type="float" office:value="6.3067">
            <text:p>6.31</text:p>
          </table:table-cell>
          <table:table-cell table:number-columns-repeated="101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31.0359">
            <text:p>231.04</text:p>
          </table:table-cell>
          <table:table-cell office:value-type="string">
            <text:p>Protactinium</text:p>
          </table:table-cell>
          <table:table-cell office:value-type="string">
            <text:p>Pa</text:p>
          </table:table-cell>
          <table:table-cell office:value-type="float" office:value="1568">
            <text:p>1568</text:p>
          </table:table-cell>
          <table:table-cell/>
          <table:table-cell office:value-type="float" office:value="15.4">
            <text:p>15.4</text:p>
          </table:table-cell>
          <table:table-cell/>
          <table:table-cell office:value-type="float" office:value="1913">
            <text:p>1913</text:p>
          </table:table-cell>
          <table:table-cell office:value-type="float" office:value="102">
            <text:p>102</text:p>
          </table:table-cell>
          <table:table-cell office:value-type="string">
            <text:p>[Rn] 5f2 6d1 7s2</text:p>
          </table:table-cell>
          <table:table-cell office:value-type="float" office:value="5.89">
            <text:p>5.89</text:p>
          </table:table-cell>
          <table:table-cell table:number-columns-repeated="101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38.0289">
            <text:p>238.03</text:p>
          </table:table-cell>
          <table:table-cell office:value-type="string">
            <text:p>Uranium</text:p>
          </table:table-cell>
          <table:table-cell office:value-type="string">
            <text:p>U</text:p>
          </table:table-cell>
          <table:table-cell office:value-type="float" office:value="1132">
            <text:p>1132</text:p>
          </table:table-cell>
          <table:table-cell office:value-type="float" office:value="3818">
            <text:p>3818</text:p>
          </table:table-cell>
          <table:table-cell office:value-type="float" office:value="18.95">
            <text:p>18.95</text:p>
          </table:table-cell>
          <table:table-cell/>
          <table:table-cell office:value-type="float" office:value="1789">
            <text:p>1789</text:p>
          </table:table-cell>
          <table:table-cell office:value-type="float" office:value="102">
            <text:p>102</text:p>
          </table:table-cell>
          <table:table-cell office:value-type="string">
            <text:p>[Rn] 5f3 6d1 7s2</text:p>
          </table:table-cell>
          <table:table-cell office:value-type="float" office:value="6.1941">
            <text:p>6.19</text:p>
          </table:table-cell>
          <table:table-cell table:number-columns-repeated="101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37">
            <text:p>237</text:p>
          </table:table-cell>
          <table:table-cell office:value-type="string">
            <text:p>Neptunium</text:p>
          </table:table-cell>
          <table:table-cell office:value-type="string">
            <text:p>Np</text:p>
          </table:table-cell>
          <table:table-cell office:value-type="float" office:value="640">
            <text:p>640</text:p>
          </table:table-cell>
          <table:table-cell office:value-type="float" office:value="3902">
            <text:p>3902</text:p>
          </table:table-cell>
          <table:table-cell office:value-type="float" office:value="20.2">
            <text:p>20.2</text:p>
          </table:table-cell>
          <table:table-cell/>
          <table:table-cell office:value-type="float" office:value="1940">
            <text:p>1940</text:p>
          </table:table-cell>
          <table:table-cell office:value-type="float" office:value="102">
            <text:p>102</text:p>
          </table:table-cell>
          <table:table-cell office:value-type="string">
            <text:p>[Rn] 5f4 6d1 7s2</text:p>
          </table:table-cell>
          <table:table-cell office:value-type="float" office:value="6.2657">
            <text:p>6.27</text:p>
          </table:table-cell>
          <table:table-cell table:number-columns-repeated="101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44">
            <text:p>244</text:p>
          </table:table-cell>
          <table:table-cell office:value-type="string">
            <text:p>Plutonium</text:p>
          </table:table-cell>
          <table:table-cell office:value-type="string">
            <text:p>Pu</text:p>
          </table:table-cell>
          <table:table-cell office:value-type="float" office:value="640">
            <text:p>640</text:p>
          </table:table-cell>
          <table:table-cell office:value-type="float" office:value="3235">
            <text:p>3235</text:p>
          </table:table-cell>
          <table:table-cell office:value-type="float" office:value="19.84">
            <text:p>19.84</text:p>
          </table:table-cell>
          <table:table-cell/>
          <table:table-cell office:value-type="float" office:value="1940">
            <text:p>1940</text:p>
          </table:table-cell>
          <table:table-cell office:value-type="float" office:value="102">
            <text:p>102</text:p>
          </table:table-cell>
          <table:table-cell office:value-type="string">
            <text:p>[Rn] 5f6 7s2</text:p>
          </table:table-cell>
          <table:table-cell office:value-type="float" office:value="6.0262">
            <text:p>6.03</text:p>
          </table:table-cell>
          <table:table-cell table:number-columns-repeated="101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43">
            <text:p>243</text:p>
          </table:table-cell>
          <table:table-cell office:value-type="string">
            <text:p>Americium</text:p>
          </table:table-cell>
          <table:table-cell office:value-type="string">
            <text:p>Am</text:p>
          </table:table-cell>
          <table:table-cell office:value-type="float" office:value="994">
            <text:p>994</text:p>
          </table:table-cell>
          <table:table-cell office:value-type="float" office:value="2607">
            <text:p>2607</text:p>
          </table:table-cell>
          <table:table-cell office:value-type="float" office:value="13.67">
            <text:p>13.67</text:p>
          </table:table-cell>
          <table:table-cell/>
          <table:table-cell office:value-type="float" office:value="1944">
            <text:p>1944</text:p>
          </table:table-cell>
          <table:table-cell office:value-type="float" office:value="102">
            <text:p>102</text:p>
          </table:table-cell>
          <table:table-cell office:value-type="string">
            <text:p>[Rn] 5f7 7s2</text:p>
          </table:table-cell>
          <table:table-cell office:value-type="float" office:value="5.9738">
            <text:p>5.97</text:p>
          </table:table-cell>
          <table:table-cell table:number-columns-repeated="101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47">
            <text:p>247</text:p>
          </table:table-cell>
          <table:table-cell office:value-type="string">
            <text:p>Curium</text:p>
          </table:table-cell>
          <table:table-cell office:value-type="string">
            <text:p>Cm</text:p>
          </table:table-cell>
          <table:table-cell office:value-type="float" office:value="1340">
            <text:p>1340</text:p>
          </table:table-cell>
          <table:table-cell/>
          <table:table-cell office:value-type="float" office:value="13.5">
            <text:p>13.5</text:p>
          </table:table-cell>
          <table:table-cell/>
          <table:table-cell office:value-type="float" office:value="1944">
            <text:p>1944</text:p>
          </table:table-cell>
          <table:table-cell office:value-type="float" office:value="102">
            <text:p>102</text:p>
          </table:table-cell>
          <table:table-cell/>
          <table:table-cell office:value-type="float" office:value="5.9915">
            <text:p>5.99</text:p>
          </table:table-cell>
          <table:table-cell table:number-columns-repeated="101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47">
            <text:p>247</text:p>
          </table:table-cell>
          <table:table-cell office:value-type="string">
            <text:p>Berkelium</text:p>
          </table:table-cell>
          <table:table-cell office:value-type="string">
            <text:p>Bk</text:p>
          </table:table-cell>
          <table:table-cell office:value-type="float" office:value="986">
            <text:p>986</text:p>
          </table:table-cell>
          <table:table-cell/>
          <table:table-cell office:value-type="float" office:value="14.78">
            <text:p>14.78</text:p>
          </table:table-cell>
          <table:table-cell/>
          <table:table-cell office:value-type="float" office:value="1949">
            <text:p>1949</text:p>
          </table:table-cell>
          <table:table-cell office:value-type="float" office:value="102">
            <text:p>102</text:p>
          </table:table-cell>
          <table:table-cell/>
          <table:table-cell office:value-type="float" office:value="6.1979">
            <text:p>6.2</text:p>
          </table:table-cell>
          <table:table-cell table:number-columns-repeated="101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51">
            <text:p>251</text:p>
          </table:table-cell>
          <table:table-cell office:value-type="string">
            <text:p>Californium</text:p>
          </table:table-cell>
          <table:table-cell office:value-type="string">
            <text:p>Cf</text:p>
          </table:table-cell>
          <table:table-cell office:value-type="float" office:value="900">
            <text:p>900</text:p>
          </table:table-cell>
          <table:table-cell/>
          <table:table-cell office:value-type="float" office:value="15.1">
            <text:p>15.1</text:p>
          </table:table-cell>
          <table:table-cell/>
          <table:table-cell office:value-type="float" office:value="1950">
            <text:p>1950</text:p>
          </table:table-cell>
          <table:table-cell office:value-type="float" office:value="102">
            <text:p>102</text:p>
          </table:table-cell>
          <table:table-cell/>
          <table:table-cell office:value-type="float" office:value="6.2817">
            <text:p>6.28</text:p>
          </table:table-cell>
          <table:table-cell table:number-columns-repeated="101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52">
            <text:p>252</text:p>
          </table:table-cell>
          <table:table-cell office:value-type="string">
            <text:p>Einsteinium</text:p>
          </table:table-cell>
          <table:table-cell office:value-type="string">
            <text:p>Es</text:p>
          </table:table-cell>
          <table:table-cell office:value-type="float" office:value="860">
            <text:p>860</text:p>
          </table:table-cell>
          <table:table-cell table:number-columns-repeated="3"/>
          <table:table-cell office:value-type="float" office:value="1952">
            <text:p>1952</text:p>
          </table:table-cell>
          <table:table-cell office:value-type="float" office:value="102">
            <text:p>102</text:p>
          </table:table-cell>
          <table:table-cell/>
          <table:table-cell office:value-type="float" office:value="6.42">
            <text:p>6.42</text:p>
          </table:table-cell>
          <table:table-cell table:number-columns-repeated="10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string">
            <text:p>Fermium</text:p>
          </table:table-cell>
          <table:table-cell office:value-type="string">
            <text:p>Fm</text:p>
          </table:table-cell>
          <table:table-cell office:value-type="float" office:value="1527">
            <text:p>1527</text:p>
          </table:table-cell>
          <table:table-cell table:number-columns-repeated="3"/>
          <table:table-cell office:value-type="float" office:value="1952">
            <text:p>1952</text:p>
          </table:table-cell>
          <table:table-cell office:value-type="float" office:value="102">
            <text:p>102</text:p>
          </table:table-cell>
          <table:table-cell/>
          <table:table-cell office:value-type="float" office:value="6.5">
            <text:p>6.5</text:p>
          </table:table-cell>
          <table:table-cell table:number-columns-repeated="1011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58">
            <text:p>258</text:p>
          </table:table-cell>
          <table:table-cell office:value-type="string">
            <text:p>Mendelevium</text:p>
          </table:table-cell>
          <table:table-cell office:value-type="string">
            <text:p>Md</text:p>
          </table:table-cell>
          <table:table-cell table:number-columns-repeated="4"/>
          <table:table-cell office:value-type="float" office:value="1955">
            <text:p>1955</text:p>
          </table:table-cell>
          <table:table-cell office:value-type="float" office:value="102">
            <text:p>102</text:p>
          </table:table-cell>
          <table:table-cell/>
          <table:table-cell office:value-type="float" office:value="6.58">
            <text:p>6.58</text:p>
          </table:table-cell>
          <table:table-cell table:number-columns-repeated="1011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59">
            <text:p>259</text:p>
          </table:table-cell>
          <table:table-cell office:value-type="string">
            <text:p>Nobelium</text:p>
          </table:table-cell>
          <table:table-cell office:value-type="string">
            <text:p>No</text:p>
          </table:table-cell>
          <table:table-cell office:value-type="float" office:value="827">
            <text:p>827</text:p>
          </table:table-cell>
          <table:table-cell table:number-columns-repeated="3"/>
          <table:table-cell office:value-type="float" office:value="1958">
            <text:p>1958</text:p>
          </table:table-cell>
          <table:table-cell office:value-type="float" office:value="102">
            <text:p>102</text:p>
          </table:table-cell>
          <table:table-cell/>
          <table:table-cell office:value-type="float" office:value="6.65">
            <text:p>6.65</text:p>
          </table:table-cell>
          <table:table-cell table:number-columns-repeated="1011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62">
            <text:p>262</text:p>
          </table:table-cell>
          <table:table-cell office:value-type="string">
            <text:p>Lawrencium</text:p>
          </table:table-cell>
          <table:table-cell office:value-type="string">
            <text:p>Lr</text:p>
          </table:table-cell>
          <table:table-cell office:value-type="float" office:value="1627">
            <text:p>1627</text:p>
          </table:table-cell>
          <table:table-cell table:number-columns-repeated="3"/>
          <table:table-cell office:value-type="float" office:value="1961">
            <text:p>1961</text:p>
          </table:table-cell>
          <table:table-cell office:value-type="float" office:value="102">
            <text:p>102</text:p>
          </table:table-cell>
          <table:table-cell/>
          <table:table-cell office:value-type="float" office:value="4.9">
            <text:p>4.9</text:p>
          </table:table-cell>
          <table:table-cell table:number-columns-repeated="1011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261">
            <text:p>261</text:p>
          </table:table-cell>
          <table:table-cell office:value-type="string">
            <text:p>Rutherfordium</text:p>
          </table:table-cell>
          <table:table-cell office:value-type="string">
            <text:p>Rf</text:p>
          </table:table-cell>
          <table:table-cell table:number-columns-repeated="4"/>
          <table:table-cell office:value-type="float" office:value="1964">
            <text:p>1964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62">
            <text:p>262</text:p>
          </table:table-cell>
          <table:table-cell office:value-type="string">
            <text:p>Dubnium</text:p>
          </table:table-cell>
          <table:table-cell office:value-type="string">
            <text:p>Db</text:p>
          </table:table-cell>
          <table:table-cell table:number-columns-repeated="4"/>
          <table:table-cell office:value-type="float" office:value="1967">
            <text:p>1967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66">
            <text:p>266</text:p>
          </table:table-cell>
          <table:table-cell office:value-type="string">
            <text:p>Seaborgium</text:p>
          </table:table-cell>
          <table:table-cell office:value-type="string">
            <text:p>Sg</text:p>
          </table:table-cell>
          <table:table-cell table:number-columns-repeated="4"/>
          <table:table-cell office:value-type="float" office:value="1974">
            <text:p>1974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64">
            <text:p>264</text:p>
          </table:table-cell>
          <table:table-cell office:value-type="string">
            <text:p>Bohrium</text:p>
          </table:table-cell>
          <table:table-cell office:value-type="string">
            <text:p>Bh</text:p>
          </table:table-cell>
          <table:table-cell table:number-columns-repeated="4"/>
          <table:table-cell office:value-type="float" office:value="1981">
            <text:p>1981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77">
            <text:p>277</text:p>
          </table:table-cell>
          <table:table-cell office:value-type="string">
            <text:p>Hassium</text:p>
          </table:table-cell>
          <table:table-cell office:value-type="string">
            <text:p>Hs</text:p>
          </table:table-cell>
          <table:table-cell table:number-columns-repeated="4"/>
          <table:table-cell office:value-type="float" office:value="1984">
            <text:p>1984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68">
            <text:p>268</text:p>
          </table:table-cell>
          <table:table-cell office:value-type="string">
            <text:p>Meitnerium</text:p>
          </table:table-cell>
          <table:table-cell office:value-type="string">
            <text:p>Mt</text:p>
          </table:table-cell>
          <table:table-cell table:number-columns-repeated="4"/>
          <table:table-cell office:value-type="float" office:value="1982">
            <text:p>1982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2" table:number-rows-repeated="3">
          <table:table-cell table:style-name="Default" table:number-columns-repeated="12"/>
          <table:table-cell table:number-columns-repeated="1011"/>
        </table:table-row>
        <table:table-row table:style-name="ro2" table:number-rows-repeated="6542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2" table:print="false">
        <table:table-column table:style-name="co13" table:number-columns-repeated="1024" table:default-cell-style-name="Excel_20_Built-in_20_Normal"/>
        <table:table-row table:style-name="ro2">
          <table:table-cell office:value-type="float" office:value="1.0079">
            <text:p>1.0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formula="of:=&quot;insert into Element(AtomicNumber, Symbol, AtomicMass)values (&quot;&amp;[.C1]&amp;&quot;, '&quot;&amp;[.B1]&amp;&quot;', &quot;&amp;[.A1]&amp;&quot;);&quot;" office:value-type="string" office:string-value="insert into Element(AtomicNumber, Symbol, AtomicMass)values (1, 'H', 1.0079);">
            <text:p>insert into Element(AtomicNumber, Symbol, AtomicMass)values (1, 'H', 1.0079);</text:p>
          </table:table-cell>
          <table:table-cell table:number-columns-repeated="1020"/>
        </table:table-row>
        <table:table-row table:style-name="ro2">
          <table:table-cell office:value-type="float" office:value="4.0026">
            <text:p>4</text:p>
          </table:table-cell>
          <table:table-cell office:value-type="string">
            <text:p>He</text:p>
          </table:table-cell>
          <table:table-cell office:value-type="float" office:value="2">
            <text:p>2</text:p>
          </table:table-cell>
          <table:table-cell table:formula="of:=&quot;insert into Element(AtomicNumber, Symbol, AtomicMass)values (&quot;&amp;[.C2]&amp;&quot;, '&quot;&amp;[.B2]&amp;&quot;', &quot;&amp;[.A2]&amp;&quot;);&quot;" office:value-type="string" office:string-value="insert into Element(AtomicNumber, Symbol, AtomicMass)values (2, 'He', 4.0026);">
            <text:p>insert into Element(AtomicNumber, Symbol, AtomicMass)values (2, 'He', 4.0026);</text:p>
          </table:table-cell>
          <table:table-cell table:number-columns-repeated="1020"/>
        </table:table-row>
        <table:table-row table:style-name="ro2">
          <table:table-cell office:value-type="float" office:value="6.941">
            <text:p>6.94</text:p>
          </table:table-cell>
          <table:table-cell office:value-type="string">
            <text:p>Li</text:p>
          </table:table-cell>
          <table:table-cell office:value-type="float" office:value="3">
            <text:p>3</text:p>
          </table:table-cell>
          <table:table-cell table:formula="of:=&quot;insert into Element(AtomicNumber, Symbol, AtomicMass)values (&quot;&amp;[.C3]&amp;&quot;, '&quot;&amp;[.B3]&amp;&quot;', &quot;&amp;[.A3]&amp;&quot;);&quot;" office:value-type="string" office:string-value="insert into Element(AtomicNumber, Symbol, AtomicMass)values (3, 'Li', 6.941);">
            <text:p>insert into Element(AtomicNumber, Symbol, AtomicMass)values (3, 'Li', 6.941);</text:p>
          </table:table-cell>
          <table:table-cell table:number-columns-repeated="1020"/>
        </table:table-row>
        <table:table-row table:style-name="ro2">
          <table:table-cell office:value-type="float" office:value="9.0122">
            <text:p>9.01</text:p>
          </table:table-cell>
          <table:table-cell office:value-type="string">
            <text:p>Be</text:p>
          </table:table-cell>
          <table:table-cell office:value-type="float" office:value="4">
            <text:p>4</text:p>
          </table:table-cell>
          <table:table-cell table:formula="of:=&quot;insert into Element(AtomicNumber, Symbol, AtomicMass)values (&quot;&amp;[.C4]&amp;&quot;, '&quot;&amp;[.B4]&amp;&quot;', &quot;&amp;[.A4]&amp;&quot;);&quot;" office:value-type="string" office:string-value="insert into Element(AtomicNumber, Symbol, AtomicMass)values (4, 'Be', 9.0122);">
            <text:p>insert into Element(AtomicNumber, Symbol, AtomicMass)values (4, 'Be', 9.0122);</text:p>
          </table:table-cell>
          <table:table-cell table:number-columns-repeated="1020"/>
        </table:table-row>
        <table:table-row table:style-name="ro2">
          <table:table-cell office:value-type="float" office:value="10.811">
            <text:p>10.81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formula="of:=&quot;insert into Element(AtomicNumber, Symbol, AtomicMass)values (&quot;&amp;[.C5]&amp;&quot;, '&quot;&amp;[.B5]&amp;&quot;', &quot;&amp;[.A5]&amp;&quot;);&quot;" office:value-type="string" office:string-value="insert into Element(AtomicNumber, Symbol, AtomicMass)values (5, 'B', 10.811);">
            <text:p>insert into Element(AtomicNumber, Symbol, AtomicMass)values (5, 'B', 10.811);</text:p>
          </table:table-cell>
          <table:table-cell table:number-columns-repeated="1020"/>
        </table:table-row>
        <table:table-row table:style-name="ro2">
          <table:table-cell office:value-type="float" office:value="12.0107">
            <text:p>12.01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&quot;insert into Element(AtomicNumber, Symbol, AtomicMass)values (&quot;&amp;[.C6]&amp;&quot;, '&quot;&amp;[.B6]&amp;&quot;', &quot;&amp;[.A6]&amp;&quot;);&quot;" office:value-type="string" office:string-value="insert into Element(AtomicNumber, Symbol, AtomicMass)values (6, 'C', 12.0107);">
            <text:p>insert into Element(AtomicNumber, Symbol, AtomicMass)values (6, 'C', 12.0107);</text:p>
          </table:table-cell>
          <table:table-cell table:number-columns-repeated="1020"/>
        </table:table-row>
        <table:table-row table:style-name="ro2">
          <table:table-cell office:value-type="float" office:value="14.0067">
            <text:p>14.01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table:formula="of:=&quot;insert into Element(AtomicNumber, Symbol, AtomicMass)values (&quot;&amp;[.C7]&amp;&quot;, '&quot;&amp;[.B7]&amp;&quot;', &quot;&amp;[.A7]&amp;&quot;);&quot;" office:value-type="string" office:string-value="insert into Element(AtomicNumber, Symbol, AtomicMass)values (7, 'N', 14.0067);">
            <text:p>insert into Element(AtomicNumber, Symbol, AtomicMass)values (7, 'N', 14.0067);</text:p>
          </table:table-cell>
          <table:table-cell table:number-columns-repeated="1020"/>
        </table:table-row>
        <table:table-row table:style-name="ro2">
          <table:table-cell office:value-type="float" office:value="15.9994">
            <text:p>16</text:p>
          </table:table-cell>
          <table:table-cell office:value-type="string">
            <text:p>O</text:p>
          </table:table-cell>
          <table:table-cell office:value-type="float" office:value="8">
            <text:p>8</text:p>
          </table:table-cell>
          <table:table-cell table:formula="of:=&quot;insert into Element(AtomicNumber, Symbol, AtomicMass)values (&quot;&amp;[.C8]&amp;&quot;, '&quot;&amp;[.B8]&amp;&quot;', &quot;&amp;[.A8]&amp;&quot;);&quot;" office:value-type="string" office:string-value="insert into Element(AtomicNumber, Symbol, AtomicMass)values (8, 'O', 15.9994);">
            <text:p>insert into Element(AtomicNumber, Symbol, AtomicMass)values (8, 'O', 15.9994);</text:p>
          </table:table-cell>
          <table:table-cell table:number-columns-repeated="1020"/>
        </table:table-row>
        <table:table-row table:style-name="ro2">
          <table:table-cell office:value-type="float" office:value="18.9984">
            <text:p>19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formula="of:=&quot;insert into Element(AtomicNumber, Symbol, AtomicMass)values (&quot;&amp;[.C9]&amp;&quot;, '&quot;&amp;[.B9]&amp;&quot;', &quot;&amp;[.A9]&amp;&quot;);&quot;" office:value-type="string" office:string-value="insert into Element(AtomicNumber, Symbol, AtomicMass)values (9, 'F', 18.9984);">
            <text:p>insert into Element(AtomicNumber, Symbol, AtomicMass)values (9, 'F', 18.9984);</text:p>
          </table:table-cell>
          <table:table-cell table:number-columns-repeated="1020"/>
        </table:table-row>
        <table:table-row table:style-name="ro2">
          <table:table-cell office:value-type="float" office:value="20.1797">
            <text:p>20.18</text:p>
          </table:table-cell>
          <table:table-cell office:value-type="string">
            <text:p>Ne</text:p>
          </table:table-cell>
          <table:table-cell office:value-type="float" office:value="10">
            <text:p>10</text:p>
          </table:table-cell>
          <table:table-cell table:formula="of:=&quot;insert into Element(AtomicNumber, Symbol, AtomicMass)values (&quot;&amp;[.C10]&amp;&quot;, '&quot;&amp;[.B10]&amp;&quot;', &quot;&amp;[.A10]&amp;&quot;);&quot;" office:value-type="string" office:string-value="insert into Element(AtomicNumber, Symbol, AtomicMass)values (10, 'Ne', 20.1797);">
            <text:p>insert into Element(AtomicNumber, Symbol, AtomicMass)values (10, 'Ne', 20.1797);</text:p>
          </table:table-cell>
          <table:table-cell table:number-columns-repeated="1020"/>
        </table:table-row>
        <table:table-row table:style-name="ro2">
          <table:table-cell office:value-type="float" office:value="22.9897">
            <text:p>22.99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table:formula="of:=&quot;insert into Element(AtomicNumber, Symbol, AtomicMass)values (&quot;&amp;[.C11]&amp;&quot;, '&quot;&amp;[.B11]&amp;&quot;', &quot;&amp;[.A11]&amp;&quot;);&quot;" office:value-type="string" office:string-value="insert into Element(AtomicNumber, Symbol, AtomicMass)values (11, 'Na', 22.9897);">
            <text:p>insert into Element(AtomicNumber, Symbol, AtomicMass)values (11, 'Na', 22.9897);</text:p>
          </table:table-cell>
          <table:table-cell table:number-columns-repeated="1020"/>
        </table:table-row>
        <table:table-row table:style-name="ro2">
          <table:table-cell office:value-type="float" office:value="24.305">
            <text:p>24.31</text:p>
          </table:table-cell>
          <table:table-cell office:value-type="string">
            <text:p>Mg</text:p>
          </table:table-cell>
          <table:table-cell office:value-type="float" office:value="12">
            <text:p>12</text:p>
          </table:table-cell>
          <table:table-cell table:formula="of:=&quot;insert into Element(AtomicNumber, Symbol, AtomicMass)values (&quot;&amp;[.C12]&amp;&quot;, '&quot;&amp;[.B12]&amp;&quot;', &quot;&amp;[.A12]&amp;&quot;);&quot;" office:value-type="string" office:string-value="insert into Element(AtomicNumber, Symbol, AtomicMass)values (12, 'Mg', 24.305);">
            <text:p>insert into Element(AtomicNumber, Symbol, AtomicMass)values (12, 'Mg', 24.305);</text:p>
          </table:table-cell>
          <table:table-cell table:number-columns-repeated="1020"/>
        </table:table-row>
        <table:table-row table:style-name="ro2">
          <table:table-cell office:value-type="float" office:value="26.9815">
            <text:p>26.98</text:p>
          </table:table-cell>
          <table:table-cell office:value-type="string">
            <text:p>Al</text:p>
          </table:table-cell>
          <table:table-cell office:value-type="float" office:value="13">
            <text:p>13</text:p>
          </table:table-cell>
          <table:table-cell table:formula="of:=&quot;insert into Element(AtomicNumber, Symbol, AtomicMass)values (&quot;&amp;[.C13]&amp;&quot;, '&quot;&amp;[.B13]&amp;&quot;', &quot;&amp;[.A13]&amp;&quot;);&quot;" office:value-type="string" office:string-value="insert into Element(AtomicNumber, Symbol, AtomicMass)values (13, 'Al', 26.9815);">
            <text:p>insert into Element(AtomicNumber, Symbol, AtomicMass)values (13, 'Al', 26.9815);</text:p>
          </table:table-cell>
          <table:table-cell table:number-columns-repeated="1020"/>
        </table:table-row>
        <table:table-row table:style-name="ro2">
          <table:table-cell office:value-type="float" office:value="28.0855">
            <text:p>28.09</text:p>
          </table:table-cell>
          <table:table-cell office:value-type="string">
            <text:p>Si</text:p>
          </table:table-cell>
          <table:table-cell office:value-type="float" office:value="14">
            <text:p>14</text:p>
          </table:table-cell>
          <table:table-cell table:formula="of:=&quot;insert into Element(AtomicNumber, Symbol, AtomicMass)values (&quot;&amp;[.C14]&amp;&quot;, '&quot;&amp;[.B14]&amp;&quot;', &quot;&amp;[.A14]&amp;&quot;);&quot;" office:value-type="string" office:string-value="insert into Element(AtomicNumber, Symbol, AtomicMass)values (14, 'Si', 28.0855);">
            <text:p>insert into Element(AtomicNumber, Symbol, AtomicMass)values (14, 'Si', 28.0855);</text:p>
          </table:table-cell>
          <table:table-cell table:number-columns-repeated="1020"/>
        </table:table-row>
        <table:table-row table:style-name="ro2">
          <table:table-cell office:value-type="float" office:value="30.9738">
            <text:p>30.97</text:p>
          </table:table-cell>
          <table:table-cell office:value-type="string">
            <text:p>P</text:p>
          </table:table-cell>
          <table:table-cell office:value-type="float" office:value="15">
            <text:p>15</text:p>
          </table:table-cell>
          <table:table-cell table:formula="of:=&quot;insert into Element(AtomicNumber, Symbol, AtomicMass)values (&quot;&amp;[.C15]&amp;&quot;, '&quot;&amp;[.B15]&amp;&quot;', &quot;&amp;[.A15]&amp;&quot;);&quot;" office:value-type="string" office:string-value="insert into Element(AtomicNumber, Symbol, AtomicMass)values (15, 'P', 30.9738);">
            <text:p>insert into Element(AtomicNumber, Symbol, AtomicMass)values (15, 'P', 30.9738);</text:p>
          </table:table-cell>
          <table:table-cell table:number-columns-repeated="1020"/>
        </table:table-row>
        <table:table-row table:style-name="ro2">
          <table:table-cell office:value-type="float" office:value="32.065">
            <text:p>32.07</text:p>
          </table:table-cell>
          <table:table-cell office:value-type="string">
            <text:p>S</text:p>
          </table:table-cell>
          <table:table-cell office:value-type="float" office:value="16">
            <text:p>16</text:p>
          </table:table-cell>
          <table:table-cell table:formula="of:=&quot;insert into Element(AtomicNumber, Symbol, AtomicMass)values (&quot;&amp;[.C16]&amp;&quot;, '&quot;&amp;[.B16]&amp;&quot;', &quot;&amp;[.A16]&amp;&quot;);&quot;" office:value-type="string" office:string-value="insert into Element(AtomicNumber, Symbol, AtomicMass)values (16, 'S', 32.065);">
            <text:p>insert into Element(AtomicNumber, Symbol, AtomicMass)values (16, 'S', 32.065);</text:p>
          </table:table-cell>
          <table:table-cell table:number-columns-repeated="1020"/>
        </table:table-row>
        <table:table-row table:style-name="ro2">
          <table:table-cell office:value-type="float" office:value="35.453">
            <text:p>35.45</text:p>
          </table:table-cell>
          <table:table-cell office:value-type="string">
            <text:p>Cl</text:p>
          </table:table-cell>
          <table:table-cell office:value-type="float" office:value="17">
            <text:p>17</text:p>
          </table:table-cell>
          <table:table-cell table:formula="of:=&quot;insert into Element(AtomicNumber, Symbol, AtomicMass)values (&quot;&amp;[.C17]&amp;&quot;, '&quot;&amp;[.B17]&amp;&quot;', &quot;&amp;[.A17]&amp;&quot;);&quot;" office:value-type="string" office:string-value="insert into Element(AtomicNumber, Symbol, AtomicMass)values (17, 'Cl', 35.453);">
            <text:p>insert into Element(AtomicNumber, Symbol, AtomicMass)values (17, 'Cl', 35.453);</text:p>
          </table:table-cell>
          <table:table-cell table:number-columns-repeated="1020"/>
        </table:table-row>
        <table:table-row table:style-name="ro2">
          <table:table-cell office:value-type="float" office:value="39.948">
            <text:p>39.95</text:p>
          </table:table-cell>
          <table:table-cell office:value-type="string">
            <text:p>Ar</text:p>
          </table:table-cell>
          <table:table-cell office:value-type="float" office:value="18">
            <text:p>18</text:p>
          </table:table-cell>
          <table:table-cell table:formula="of:=&quot;insert into Element(AtomicNumber, Symbol, AtomicMass)values (&quot;&amp;[.C18]&amp;&quot;, '&quot;&amp;[.B18]&amp;&quot;', &quot;&amp;[.A18]&amp;&quot;);&quot;" office:value-type="string" office:string-value="insert into Element(AtomicNumber, Symbol, AtomicMass)values (18, 'Ar', 39.948);">
            <text:p>insert into Element(AtomicNumber, Symbol, AtomicMass)values (18, 'Ar', 39.948);</text:p>
          </table:table-cell>
          <table:table-cell table:number-columns-repeated="1020"/>
        </table:table-row>
        <table:table-row table:style-name="ro2">
          <table:table-cell office:value-type="float" office:value="39.0983">
            <text:p>39.1</text:p>
          </table:table-cell>
          <table:table-cell office:value-type="string">
            <text:p>K</text:p>
          </table:table-cell>
          <table:table-cell office:value-type="float" office:value="19">
            <text:p>19</text:p>
          </table:table-cell>
          <table:table-cell table:formula="of:=&quot;insert into Element(AtomicNumber, Symbol, AtomicMass)values (&quot;&amp;[.C19]&amp;&quot;, '&quot;&amp;[.B19]&amp;&quot;', &quot;&amp;[.A19]&amp;&quot;);&quot;" office:value-type="string" office:string-value="insert into Element(AtomicNumber, Symbol, AtomicMass)values (19, 'K', 39.0983);">
            <text:p>insert into Element(AtomicNumber, Symbol, AtomicMass)values (19, 'K', 39.0983);</text:p>
          </table:table-cell>
          <table:table-cell table:number-columns-repeated="1020"/>
        </table:table-row>
        <table:table-row table:style-name="ro2">
          <table:table-cell office:value-type="float" office:value="40.078">
            <text:p>40.08</text:p>
          </table:table-cell>
          <table:table-cell office:value-type="string">
            <text:p>Ca</text:p>
          </table:table-cell>
          <table:table-cell office:value-type="float" office:value="20">
            <text:p>20</text:p>
          </table:table-cell>
          <table:table-cell table:formula="of:=&quot;insert into Element(AtomicNumber, Symbol, AtomicMass)values (&quot;&amp;[.C20]&amp;&quot;, '&quot;&amp;[.B20]&amp;&quot;', &quot;&amp;[.A20]&amp;&quot;);&quot;" office:value-type="string" office:string-value="insert into Element(AtomicNumber, Symbol, AtomicMass)values (20, 'Ca', 40.078);">
            <text:p>insert into Element(AtomicNumber, Symbol, AtomicMass)values (20, 'Ca', 40.078);</text:p>
          </table:table-cell>
          <table:table-cell table:number-columns-repeated="1020"/>
        </table:table-row>
        <table:table-row table:style-name="ro2">
          <table:table-cell office:value-type="float" office:value="44.9559">
            <text:p>44.96</text:p>
          </table:table-cell>
          <table:table-cell office:value-type="string">
            <text:p>Sc</text:p>
          </table:table-cell>
          <table:table-cell office:value-type="float" office:value="21">
            <text:p>21</text:p>
          </table:table-cell>
          <table:table-cell table:formula="of:=&quot;insert into Element(AtomicNumber, Symbol, AtomicMass)values (&quot;&amp;[.C21]&amp;&quot;, '&quot;&amp;[.B21]&amp;&quot;', &quot;&amp;[.A21]&amp;&quot;);&quot;" office:value-type="string" office:string-value="insert into Element(AtomicNumber, Symbol, AtomicMass)values (21, 'Sc', 44.9559);">
            <text:p>insert into Element(AtomicNumber, Symbol, AtomicMass)values (21, 'Sc', 44.9559);</text:p>
          </table:table-cell>
          <table:table-cell table:number-columns-repeated="1020"/>
        </table:table-row>
        <table:table-row table:style-name="ro2">
          <table:table-cell office:value-type="float" office:value="47.867">
            <text:p>47.87</text:p>
          </table:table-cell>
          <table:table-cell office:value-type="string">
            <text:p>Ti</text:p>
          </table:table-cell>
          <table:table-cell office:value-type="float" office:value="22">
            <text:p>22</text:p>
          </table:table-cell>
          <table:table-cell table:formula="of:=&quot;insert into Element(AtomicNumber, Symbol, AtomicMass)values (&quot;&amp;[.C22]&amp;&quot;, '&quot;&amp;[.B22]&amp;&quot;', &quot;&amp;[.A22]&amp;&quot;);&quot;" office:value-type="string" office:string-value="insert into Element(AtomicNumber, Symbol, AtomicMass)values (22, 'Ti', 47.867);">
            <text:p>insert into Element(AtomicNumber, Symbol, AtomicMass)values (22, 'Ti', 47.867);</text:p>
          </table:table-cell>
          <table:table-cell table:number-columns-repeated="1020"/>
        </table:table-row>
        <table:table-row table:style-name="ro2">
          <table:table-cell office:value-type="float" office:value="50.9415">
            <text:p>50.94</text:p>
          </table:table-cell>
          <table:table-cell office:value-type="string">
            <text:p>V</text:p>
          </table:table-cell>
          <table:table-cell office:value-type="float" office:value="23">
            <text:p>23</text:p>
          </table:table-cell>
          <table:table-cell table:formula="of:=&quot;insert into Element(AtomicNumber, Symbol, AtomicMass)values (&quot;&amp;[.C23]&amp;&quot;, '&quot;&amp;[.B23]&amp;&quot;', &quot;&amp;[.A23]&amp;&quot;);&quot;" office:value-type="string" office:string-value="insert into Element(AtomicNumber, Symbol, AtomicMass)values (23, 'V', 50.9415);">
            <text:p>insert into Element(AtomicNumber, Symbol, AtomicMass)values (23, 'V', 50.9415);</text:p>
          </table:table-cell>
          <table:table-cell table:number-columns-repeated="1020"/>
        </table:table-row>
        <table:table-row table:style-name="ro2">
          <table:table-cell office:value-type="float" office:value="51.9961">
            <text:p>52</text:p>
          </table:table-cell>
          <table:table-cell office:value-type="string">
            <text:p>Cr</text:p>
          </table:table-cell>
          <table:table-cell office:value-type="float" office:value="24">
            <text:p>24</text:p>
          </table:table-cell>
          <table:table-cell table:formula="of:=&quot;insert into Element(AtomicNumber, Symbol, AtomicMass)values (&quot;&amp;[.C24]&amp;&quot;, '&quot;&amp;[.B24]&amp;&quot;', &quot;&amp;[.A24]&amp;&quot;);&quot;" office:value-type="string" office:string-value="insert into Element(AtomicNumber, Symbol, AtomicMass)values (24, 'Cr', 51.9961);">
            <text:p>insert into Element(AtomicNumber, Symbol, AtomicMass)values (24, 'Cr', 51.9961);</text:p>
          </table:table-cell>
          <table:table-cell table:number-columns-repeated="1020"/>
        </table:table-row>
        <table:table-row table:style-name="ro2">
          <table:table-cell office:value-type="float" office:value="54.938">
            <text:p>54.94</text:p>
          </table:table-cell>
          <table:table-cell office:value-type="string">
            <text:p>Mn</text:p>
          </table:table-cell>
          <table:table-cell office:value-type="float" office:value="25">
            <text:p>25</text:p>
          </table:table-cell>
          <table:table-cell table:formula="of:=&quot;insert into Element(AtomicNumber, Symbol, AtomicMass)values (&quot;&amp;[.C25]&amp;&quot;, '&quot;&amp;[.B25]&amp;&quot;', &quot;&amp;[.A25]&amp;&quot;);&quot;" office:value-type="string" office:string-value="insert into Element(AtomicNumber, Symbol, AtomicMass)values (25, 'Mn', 54.938);">
            <text:p>insert into Element(AtomicNumber, Symbol, AtomicMass)values (25, 'Mn', 54.938);</text:p>
          </table:table-cell>
          <table:table-cell table:number-columns-repeated="1020"/>
        </table:table-row>
        <table:table-row table:style-name="ro2">
          <table:table-cell office:value-type="float" office:value="55.845">
            <text:p>55.85</text:p>
          </table:table-cell>
          <table:table-cell office:value-type="string">
            <text:p>Fe</text:p>
          </table:table-cell>
          <table:table-cell office:value-type="float" office:value="26">
            <text:p>26</text:p>
          </table:table-cell>
          <table:table-cell table:formula="of:=&quot;insert into Element(AtomicNumber, Symbol, AtomicMass)values (&quot;&amp;[.C26]&amp;&quot;, '&quot;&amp;[.B26]&amp;&quot;', &quot;&amp;[.A26]&amp;&quot;);&quot;" office:value-type="string" office:string-value="insert into Element(AtomicNumber, Symbol, AtomicMass)values (26, 'Fe', 55.845);">
            <text:p>insert into Element(AtomicNumber, Symbol, AtomicMass)values (26, 'Fe', 55.845);</text:p>
          </table:table-cell>
          <table:table-cell table:number-columns-repeated="1020"/>
        </table:table-row>
        <table:table-row table:style-name="ro2">
          <table:table-cell office:value-type="float" office:value="58.9332">
            <text:p>58.93</text:p>
          </table:table-cell>
          <table:table-cell office:value-type="string">
            <text:p>Co</text:p>
          </table:table-cell>
          <table:table-cell office:value-type="float" office:value="27">
            <text:p>27</text:p>
          </table:table-cell>
          <table:table-cell table:formula="of:=&quot;insert into Element(AtomicNumber, Symbol, AtomicMass)values (&quot;&amp;[.C27]&amp;&quot;, '&quot;&amp;[.B27]&amp;&quot;', &quot;&amp;[.A27]&amp;&quot;);&quot;" office:value-type="string" office:string-value="insert into Element(AtomicNumber, Symbol, AtomicMass)values (27, 'Co', 58.9332);">
            <text:p>insert into Element(AtomicNumber, Symbol, AtomicMass)values (27, 'Co', 58.9332);</text:p>
          </table:table-cell>
          <table:table-cell table:number-columns-repeated="1020"/>
        </table:table-row>
        <table:table-row table:style-name="ro2">
          <table:table-cell office:value-type="float" office:value="58.6934">
            <text:p>58.69</text:p>
          </table:table-cell>
          <table:table-cell office:value-type="string">
            <text:p>Ni</text:p>
          </table:table-cell>
          <table:table-cell office:value-type="float" office:value="28">
            <text:p>28</text:p>
          </table:table-cell>
          <table:table-cell table:formula="of:=&quot;insert into Element(AtomicNumber, Symbol, AtomicMass)values (&quot;&amp;[.C28]&amp;&quot;, '&quot;&amp;[.B28]&amp;&quot;', &quot;&amp;[.A28]&amp;&quot;);&quot;" office:value-type="string" office:string-value="insert into Element(AtomicNumber, Symbol, AtomicMass)values (28, 'Ni', 58.6934);">
            <text:p>insert into Element(AtomicNumber, Symbol, AtomicMass)values (28, 'Ni', 58.6934);</text:p>
          </table:table-cell>
          <table:table-cell table:number-columns-repeated="1020"/>
        </table:table-row>
        <table:table-row table:style-name="ro2">
          <table:table-cell office:value-type="float" office:value="63.546">
            <text:p>63.55</text:p>
          </table:table-cell>
          <table:table-cell office:value-type="string">
            <text:p>Cu</text:p>
          </table:table-cell>
          <table:table-cell office:value-type="float" office:value="29">
            <text:p>29</text:p>
          </table:table-cell>
          <table:table-cell table:formula="of:=&quot;insert into Element(AtomicNumber, Symbol, AtomicMass)values (&quot;&amp;[.C29]&amp;&quot;, '&quot;&amp;[.B29]&amp;&quot;', &quot;&amp;[.A29]&amp;&quot;);&quot;" office:value-type="string" office:string-value="insert into Element(AtomicNumber, Symbol, AtomicMass)values (29, 'Cu', 63.546);">
            <text:p>insert into Element(AtomicNumber, Symbol, AtomicMass)values (29, 'Cu', 63.546);</text:p>
          </table:table-cell>
          <table:table-cell table:number-columns-repeated="1020"/>
        </table:table-row>
        <table:table-row table:style-name="ro2">
          <table:table-cell office:value-type="float" office:value="65.39">
            <text:p>65.39</text:p>
          </table:table-cell>
          <table:table-cell office:value-type="string">
            <text:p>Zn</text:p>
          </table:table-cell>
          <table:table-cell office:value-type="float" office:value="30">
            <text:p>30</text:p>
          </table:table-cell>
          <table:table-cell table:formula="of:=&quot;insert into Element(AtomicNumber, Symbol, AtomicMass)values (&quot;&amp;[.C30]&amp;&quot;, '&quot;&amp;[.B30]&amp;&quot;', &quot;&amp;[.A30]&amp;&quot;);&quot;" office:value-type="string" office:string-value="insert into Element(AtomicNumber, Symbol, AtomicMass)values (30, 'Zn', 65.39);">
            <text:p>insert into Element(AtomicNumber, Symbol, AtomicMass)values (30, 'Zn', 65.39);</text:p>
          </table:table-cell>
          <table:table-cell table:number-columns-repeated="1020"/>
        </table:table-row>
        <table:table-row table:style-name="ro2">
          <table:table-cell office:value-type="float" office:value="69.723">
            <text:p>69.72</text:p>
          </table:table-cell>
          <table:table-cell office:value-type="string">
            <text:p>Ga</text:p>
          </table:table-cell>
          <table:table-cell office:value-type="float" office:value="31">
            <text:p>31</text:p>
          </table:table-cell>
          <table:table-cell table:formula="of:=&quot;insert into Element(AtomicNumber, Symbol, AtomicMass)values (&quot;&amp;[.C31]&amp;&quot;, '&quot;&amp;[.B31]&amp;&quot;', &quot;&amp;[.A31]&amp;&quot;);&quot;" office:value-type="string" office:string-value="insert into Element(AtomicNumber, Symbol, AtomicMass)values (31, 'Ga', 69.723);">
            <text:p>insert into Element(AtomicNumber, Symbol, AtomicMass)values (31, 'Ga', 69.723);</text:p>
          </table:table-cell>
          <table:table-cell table:number-columns-repeated="1020"/>
        </table:table-row>
        <table:table-row table:style-name="ro2">
          <table:table-cell office:value-type="float" office:value="72.64">
            <text:p>72.64</text:p>
          </table:table-cell>
          <table:table-cell office:value-type="string">
            <text:p>Ge</text:p>
          </table:table-cell>
          <table:table-cell office:value-type="float" office:value="32">
            <text:p>32</text:p>
          </table:table-cell>
          <table:table-cell table:formula="of:=&quot;insert into Element(AtomicNumber, Symbol, AtomicMass)values (&quot;&amp;[.C32]&amp;&quot;, '&quot;&amp;[.B32]&amp;&quot;', &quot;&amp;[.A32]&amp;&quot;);&quot;" office:value-type="string" office:string-value="insert into Element(AtomicNumber, Symbol, AtomicMass)values (32, 'Ge', 72.64);">
            <text:p>insert into Element(AtomicNumber, Symbol, AtomicMass)values (32, 'Ge', 72.64);</text:p>
          </table:table-cell>
          <table:table-cell table:number-columns-repeated="1020"/>
        </table:table-row>
        <table:table-row table:style-name="ro2">
          <table:table-cell office:value-type="float" office:value="74.9216">
            <text:p>74.92</text:p>
          </table:table-cell>
          <table:table-cell office:value-type="string">
            <text:p>As</text:p>
          </table:table-cell>
          <table:table-cell office:value-type="float" office:value="33">
            <text:p>33</text:p>
          </table:table-cell>
          <table:table-cell table:formula="of:=&quot;insert into Element(AtomicNumber, Symbol, AtomicMass)values (&quot;&amp;[.C33]&amp;&quot;, '&quot;&amp;[.B33]&amp;&quot;', &quot;&amp;[.A33]&amp;&quot;);&quot;" office:value-type="string" office:string-value="insert into Element(AtomicNumber, Symbol, AtomicMass)values (33, 'As', 74.9216);">
            <text:p>insert into Element(AtomicNumber, Symbol, AtomicMass)values (33, 'As', 74.9216);</text:p>
          </table:table-cell>
          <table:table-cell table:number-columns-repeated="1020"/>
        </table:table-row>
        <table:table-row table:style-name="ro2">
          <table:table-cell office:value-type="float" office:value="78.96">
            <text:p>78.96</text:p>
          </table:table-cell>
          <table:table-cell office:value-type="string">
            <text:p>Se</text:p>
          </table:table-cell>
          <table:table-cell office:value-type="float" office:value="34">
            <text:p>34</text:p>
          </table:table-cell>
          <table:table-cell table:formula="of:=&quot;insert into Element(AtomicNumber, Symbol, AtomicMass)values (&quot;&amp;[.C34]&amp;&quot;, '&quot;&amp;[.B34]&amp;&quot;', &quot;&amp;[.A34]&amp;&quot;);&quot;" office:value-type="string" office:string-value="insert into Element(AtomicNumber, Symbol, AtomicMass)values (34, 'Se', 78.96);">
            <text:p>insert into Element(AtomicNumber, Symbol, AtomicMass)values (34, 'Se', 78.96);</text:p>
          </table:table-cell>
          <table:table-cell table:number-columns-repeated="1020"/>
        </table:table-row>
        <table:table-row table:style-name="ro2">
          <table:table-cell office:value-type="float" office:value="79.904">
            <text:p>79.9</text:p>
          </table:table-cell>
          <table:table-cell office:value-type="string">
            <text:p>Br</text:p>
          </table:table-cell>
          <table:table-cell office:value-type="float" office:value="35">
            <text:p>35</text:p>
          </table:table-cell>
          <table:table-cell table:formula="of:=&quot;insert into Element(AtomicNumber, Symbol, AtomicMass)values (&quot;&amp;[.C35]&amp;&quot;, '&quot;&amp;[.B35]&amp;&quot;', &quot;&amp;[.A35]&amp;&quot;);&quot;" office:value-type="string" office:string-value="insert into Element(AtomicNumber, Symbol, AtomicMass)values (35, 'Br', 79.904);">
            <text:p>insert into Element(AtomicNumber, Symbol, AtomicMass)values (35, 'Br', 79.904);</text:p>
          </table:table-cell>
          <table:table-cell table:number-columns-repeated="1020"/>
        </table:table-row>
        <table:table-row table:style-name="ro2">
          <table:table-cell office:value-type="float" office:value="83.8">
            <text:p>83.8</text:p>
          </table:table-cell>
          <table:table-cell office:value-type="string">
            <text:p>Kr</text:p>
          </table:table-cell>
          <table:table-cell office:value-type="float" office:value="36">
            <text:p>36</text:p>
          </table:table-cell>
          <table:table-cell table:formula="of:=&quot;insert into Element(AtomicNumber, Symbol, AtomicMass)values (&quot;&amp;[.C36]&amp;&quot;, '&quot;&amp;[.B36]&amp;&quot;', &quot;&amp;[.A36]&amp;&quot;);&quot;" office:value-type="string" office:string-value="insert into Element(AtomicNumber, Symbol, AtomicMass)values (36, 'Kr', 83.8);">
            <text:p>insert into Element(AtomicNumber, Symbol, AtomicMass)values (36, 'Kr', 83.8);</text:p>
          </table:table-cell>
          <table:table-cell table:number-columns-repeated="1020"/>
        </table:table-row>
        <table:table-row table:style-name="ro2">
          <table:table-cell office:value-type="float" office:value="85.4678">
            <text:p>85.47</text:p>
          </table:table-cell>
          <table:table-cell office:value-type="string">
            <text:p>Rb</text:p>
          </table:table-cell>
          <table:table-cell office:value-type="float" office:value="37">
            <text:p>37</text:p>
          </table:table-cell>
          <table:table-cell table:formula="of:=&quot;insert into Element(AtomicNumber, Symbol, AtomicMass)values (&quot;&amp;[.C37]&amp;&quot;, '&quot;&amp;[.B37]&amp;&quot;', &quot;&amp;[.A37]&amp;&quot;);&quot;" office:value-type="string" office:string-value="insert into Element(AtomicNumber, Symbol, AtomicMass)values (37, 'Rb', 85.4678);">
            <text:p>insert into Element(AtomicNumber, Symbol, AtomicMass)values (37, 'Rb', 85.4678);</text:p>
          </table:table-cell>
          <table:table-cell table:number-columns-repeated="1020"/>
        </table:table-row>
        <table:table-row table:style-name="ro2">
          <table:table-cell office:value-type="float" office:value="87.62">
            <text:p>87.62</text:p>
          </table:table-cell>
          <table:table-cell office:value-type="string">
            <text:p>Sr</text:p>
          </table:table-cell>
          <table:table-cell office:value-type="float" office:value="38">
            <text:p>38</text:p>
          </table:table-cell>
          <table:table-cell table:formula="of:=&quot;insert into Element(AtomicNumber, Symbol, AtomicMass)values (&quot;&amp;[.C38]&amp;&quot;, '&quot;&amp;[.B38]&amp;&quot;', &quot;&amp;[.A38]&amp;&quot;);&quot;" office:value-type="string" office:string-value="insert into Element(AtomicNumber, Symbol, AtomicMass)values (38, 'Sr', 87.62);">
            <text:p>insert into Element(AtomicNumber, Symbol, AtomicMass)values (38, 'Sr', 87.62);</text:p>
          </table:table-cell>
          <table:table-cell table:number-columns-repeated="1020"/>
        </table:table-row>
        <table:table-row table:style-name="ro2">
          <table:table-cell office:value-type="float" office:value="88.9059">
            <text:p>88.91</text:p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table:formula="of:=&quot;insert into Element(AtomicNumber, Symbol, AtomicMass)values (&quot;&amp;[.C39]&amp;&quot;, '&quot;&amp;[.B39]&amp;&quot;', &quot;&amp;[.A39]&amp;&quot;);&quot;" office:value-type="string" office:string-value="insert into Element(AtomicNumber, Symbol, AtomicMass)values (39, 'Y', 88.9059);">
            <text:p>insert into Element(AtomicNumber, Symbol, AtomicMass)values (39, 'Y', 88.9059);</text:p>
          </table:table-cell>
          <table:table-cell table:number-columns-repeated="1020"/>
        </table:table-row>
        <table:table-row table:style-name="ro2">
          <table:table-cell office:value-type="float" office:value="91.224">
            <text:p>91.22</text:p>
          </table:table-cell>
          <table:table-cell office:value-type="string">
            <text:p>Zr</text:p>
          </table:table-cell>
          <table:table-cell office:value-type="float" office:value="40">
            <text:p>40</text:p>
          </table:table-cell>
          <table:table-cell table:formula="of:=&quot;insert into Element(AtomicNumber, Symbol, AtomicMass)values (&quot;&amp;[.C40]&amp;&quot;, '&quot;&amp;[.B40]&amp;&quot;', &quot;&amp;[.A40]&amp;&quot;);&quot;" office:value-type="string" office:string-value="insert into Element(AtomicNumber, Symbol, AtomicMass)values (40, 'Zr', 91.224);">
            <text:p>insert into Element(AtomicNumber, Symbol, AtomicMass)values (40, 'Zr', 91.224);</text:p>
          </table:table-cell>
          <table:table-cell table:number-columns-repeated="1020"/>
        </table:table-row>
        <table:table-row table:style-name="ro2">
          <table:table-cell office:value-type="float" office:value="92.9064">
            <text:p>92.91</text:p>
          </table:table-cell>
          <table:table-cell office:value-type="string">
            <text:p>Nb</text:p>
          </table:table-cell>
          <table:table-cell office:value-type="float" office:value="41">
            <text:p>41</text:p>
          </table:table-cell>
          <table:table-cell table:formula="of:=&quot;insert into Element(AtomicNumber, Symbol, AtomicMass)values (&quot;&amp;[.C41]&amp;&quot;, '&quot;&amp;[.B41]&amp;&quot;', &quot;&amp;[.A41]&amp;&quot;);&quot;" office:value-type="string" office:string-value="insert into Element(AtomicNumber, Symbol, AtomicMass)values (41, 'Nb', 92.9064);">
            <text:p>insert into Element(AtomicNumber, Symbol, AtomicMass)values (41, 'Nb', 92.9064);</text:p>
          </table:table-cell>
          <table:table-cell table:number-columns-repeated="1020"/>
        </table:table-row>
        <table:table-row table:style-name="ro2">
          <table:table-cell office:value-type="float" office:value="95.94">
            <text:p>95.94</text:p>
          </table:table-cell>
          <table:table-cell office:value-type="string">
            <text:p>Mo</text:p>
          </table:table-cell>
          <table:table-cell office:value-type="float" office:value="42">
            <text:p>42</text:p>
          </table:table-cell>
          <table:table-cell table:formula="of:=&quot;insert into Element(AtomicNumber, Symbol, AtomicMass)values (&quot;&amp;[.C42]&amp;&quot;, '&quot;&amp;[.B42]&amp;&quot;', &quot;&amp;[.A42]&amp;&quot;);&quot;" office:value-type="string" office:string-value="insert into Element(AtomicNumber, Symbol, AtomicMass)values (42, 'Mo', 95.94);">
            <text:p>insert into Element(AtomicNumber, Symbol, AtomicMass)values (42, 'Mo', 95.94);</text:p>
          </table:table-cell>
          <table:table-cell table:number-columns-repeated="1020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Tc</text:p>
          </table:table-cell>
          <table:table-cell office:value-type="float" office:value="43">
            <text:p>43</text:p>
          </table:table-cell>
          <table:table-cell table:formula="of:=&quot;insert into Element(AtomicNumber, Symbol, AtomicMass)values (&quot;&amp;[.C43]&amp;&quot;, '&quot;&amp;[.B43]&amp;&quot;', &quot;&amp;[.A43]&amp;&quot;);&quot;" office:value-type="string" office:string-value="insert into Element(AtomicNumber, Symbol, AtomicMass)values (43, 'Tc', 98);">
            <text:p>insert into Element(AtomicNumber, Symbol, AtomicMass)values (43, 'Tc', 98);</text:p>
          </table:table-cell>
          <table:table-cell table:number-columns-repeated="1020"/>
        </table:table-row>
        <table:table-row table:style-name="ro2">
          <table:table-cell office:value-type="float" office:value="101.07">
            <text:p>101.07</text:p>
          </table:table-cell>
          <table:table-cell office:value-type="string">
            <text:p>Ru</text:p>
          </table:table-cell>
          <table:table-cell office:value-type="float" office:value="44">
            <text:p>44</text:p>
          </table:table-cell>
          <table:table-cell table:formula="of:=&quot;insert into Element(AtomicNumber, Symbol, AtomicMass)values (&quot;&amp;[.C44]&amp;&quot;, '&quot;&amp;[.B44]&amp;&quot;', &quot;&amp;[.A44]&amp;&quot;);&quot;" office:value-type="string" office:string-value="insert into Element(AtomicNumber, Symbol, AtomicMass)values (44, 'Ru', 101.07);">
            <text:p>insert into Element(AtomicNumber, Symbol, AtomicMass)values (44, 'Ru', 101.07);</text:p>
          </table:table-cell>
          <table:table-cell table:number-columns-repeated="1020"/>
        </table:table-row>
        <table:table-row table:style-name="ro2">
          <table:table-cell office:value-type="float" office:value="102.9055">
            <text:p>102.91</text:p>
          </table:table-cell>
          <table:table-cell office:value-type="string">
            <text:p>Rh</text:p>
          </table:table-cell>
          <table:table-cell office:value-type="float" office:value="45">
            <text:p>45</text:p>
          </table:table-cell>
          <table:table-cell table:formula="of:=&quot;insert into Element(AtomicNumber, Symbol, AtomicMass)values (&quot;&amp;[.C45]&amp;&quot;, '&quot;&amp;[.B45]&amp;&quot;', &quot;&amp;[.A45]&amp;&quot;);&quot;" office:value-type="string" office:string-value="insert into Element(AtomicNumber, Symbol, AtomicMass)values (45, 'Rh', 102.9055);">
            <text:p>insert into Element(AtomicNumber, Symbol, AtomicMass)values (45, 'Rh', 102.9055);</text:p>
          </table:table-cell>
          <table:table-cell table:number-columns-repeated="1020"/>
        </table:table-row>
        <table:table-row table:style-name="ro2">
          <table:table-cell office:value-type="float" office:value="106.42">
            <text:p>106.42</text:p>
          </table:table-cell>
          <table:table-cell office:value-type="string">
            <text:p>Pd</text:p>
          </table:table-cell>
          <table:table-cell office:value-type="float" office:value="46">
            <text:p>46</text:p>
          </table:table-cell>
          <table:table-cell table:formula="of:=&quot;insert into Element(AtomicNumber, Symbol, AtomicMass)values (&quot;&amp;[.C46]&amp;&quot;, '&quot;&amp;[.B46]&amp;&quot;', &quot;&amp;[.A46]&amp;&quot;);&quot;" office:value-type="string" office:string-value="insert into Element(AtomicNumber, Symbol, AtomicMass)values (46, 'Pd', 106.42);">
            <text:p>insert into Element(AtomicNumber, Symbol, AtomicMass)values (46, 'Pd', 106.42);</text:p>
          </table:table-cell>
          <table:table-cell table:number-columns-repeated="1020"/>
        </table:table-row>
        <table:table-row table:style-name="ro2">
          <table:table-cell office:value-type="float" office:value="107.8682">
            <text:p>107.87</text:p>
          </table:table-cell>
          <table:table-cell office:value-type="string">
            <text:p>Ag</text:p>
          </table:table-cell>
          <table:table-cell office:value-type="float" office:value="47">
            <text:p>47</text:p>
          </table:table-cell>
          <table:table-cell table:formula="of:=&quot;insert into Element(AtomicNumber, Symbol, AtomicMass)values (&quot;&amp;[.C47]&amp;&quot;, '&quot;&amp;[.B47]&amp;&quot;', &quot;&amp;[.A47]&amp;&quot;);&quot;" office:value-type="string" office:string-value="insert into Element(AtomicNumber, Symbol, AtomicMass)values (47, 'Ag', 107.8682);">
            <text:p>insert into Element(AtomicNumber, Symbol, AtomicMass)values (47, 'Ag', 107.8682);</text:p>
          </table:table-cell>
          <table:table-cell table:number-columns-repeated="1020"/>
        </table:table-row>
        <table:table-row table:style-name="ro2">
          <table:table-cell office:value-type="float" office:value="112.411">
            <text:p>112.41</text:p>
          </table:table-cell>
          <table:table-cell office:value-type="string">
            <text:p>Cd</text:p>
          </table:table-cell>
          <table:table-cell office:value-type="float" office:value="48">
            <text:p>48</text:p>
          </table:table-cell>
          <table:table-cell table:formula="of:=&quot;insert into Element(AtomicNumber, Symbol, AtomicMass)values (&quot;&amp;[.C48]&amp;&quot;, '&quot;&amp;[.B48]&amp;&quot;', &quot;&amp;[.A48]&amp;&quot;);&quot;" office:value-type="string" office:string-value="insert into Element(AtomicNumber, Symbol, AtomicMass)values (48, 'Cd', 112.411);">
            <text:p>insert into Element(AtomicNumber, Symbol, AtomicMass)values (48, 'Cd', 112.411);</text:p>
          </table:table-cell>
          <table:table-cell table:number-columns-repeated="1020"/>
        </table:table-row>
        <table:table-row table:style-name="ro2">
          <table:table-cell office:value-type="float" office:value="114.818">
            <text:p>114.82</text:p>
          </table:table-cell>
          <table:table-cell office:value-type="string">
            <text:p>In</text:p>
          </table:table-cell>
          <table:table-cell office:value-type="float" office:value="49">
            <text:p>49</text:p>
          </table:table-cell>
          <table:table-cell table:formula="of:=&quot;insert into Element(AtomicNumber, Symbol, AtomicMass)values (&quot;&amp;[.C49]&amp;&quot;, '&quot;&amp;[.B49]&amp;&quot;', &quot;&amp;[.A49]&amp;&quot;);&quot;" office:value-type="string" office:string-value="insert into Element(AtomicNumber, Symbol, AtomicMass)values (49, 'In', 114.818);">
            <text:p>insert into Element(AtomicNumber, Symbol, AtomicMass)values (49, 'In', 114.818);</text:p>
          </table:table-cell>
          <table:table-cell table:number-columns-repeated="1020"/>
        </table:table-row>
        <table:table-row table:style-name="ro2">
          <table:table-cell office:value-type="float" office:value="118.71">
            <text:p>118.71</text:p>
          </table:table-cell>
          <table:table-cell office:value-type="string">
            <text:p>Sn</text:p>
          </table:table-cell>
          <table:table-cell office:value-type="float" office:value="50">
            <text:p>50</text:p>
          </table:table-cell>
          <table:table-cell table:formula="of:=&quot;insert into Element(AtomicNumber, Symbol, AtomicMass)values (&quot;&amp;[.C50]&amp;&quot;, '&quot;&amp;[.B50]&amp;&quot;', &quot;&amp;[.A50]&amp;&quot;);&quot;" office:value-type="string" office:string-value="insert into Element(AtomicNumber, Symbol, AtomicMass)values (50, 'Sn', 118.71);">
            <text:p>insert into Element(AtomicNumber, Symbol, AtomicMass)values (50, 'Sn', 118.71);</text:p>
          </table:table-cell>
          <table:table-cell table:number-columns-repeated="1020"/>
        </table:table-row>
        <table:table-row table:style-name="ro2">
          <table:table-cell office:value-type="float" office:value="121.76">
            <text:p>121.76</text:p>
          </table:table-cell>
          <table:table-cell office:value-type="string">
            <text:p>Sb</text:p>
          </table:table-cell>
          <table:table-cell office:value-type="float" office:value="51">
            <text:p>51</text:p>
          </table:table-cell>
          <table:table-cell table:formula="of:=&quot;insert into Element(AtomicNumber, Symbol, AtomicMass)values (&quot;&amp;[.C51]&amp;&quot;, '&quot;&amp;[.B51]&amp;&quot;', &quot;&amp;[.A51]&amp;&quot;);&quot;" office:value-type="string" office:string-value="insert into Element(AtomicNumber, Symbol, AtomicMass)values (51, 'Sb', 121.76);">
            <text:p>insert into Element(AtomicNumber, Symbol, AtomicMass)values (51, 'Sb', 121.76);</text:p>
          </table:table-cell>
          <table:table-cell table:number-columns-repeated="1020"/>
        </table:table-row>
        <table:table-row table:style-name="ro2">
          <table:table-cell office:value-type="float" office:value="127.6">
            <text:p>127.6</text:p>
          </table:table-cell>
          <table:table-cell office:value-type="string">
            <text:p>Te</text:p>
          </table:table-cell>
          <table:table-cell office:value-type="float" office:value="52">
            <text:p>52</text:p>
          </table:table-cell>
          <table:table-cell table:formula="of:=&quot;insert into Element(AtomicNumber, Symbol, AtomicMass)values (&quot;&amp;[.C52]&amp;&quot;, '&quot;&amp;[.B52]&amp;&quot;', &quot;&amp;[.A52]&amp;&quot;);&quot;" office:value-type="string" office:string-value="insert into Element(AtomicNumber, Symbol, AtomicMass)values (52, 'Te', 127.6);">
            <text:p>insert into Element(AtomicNumber, Symbol, AtomicMass)values (52, 'Te', 127.6);</text:p>
          </table:table-cell>
          <table:table-cell table:number-columns-repeated="1020"/>
        </table:table-row>
        <table:table-row table:style-name="ro2">
          <table:table-cell office:value-type="float" office:value="126.9045">
            <text:p>126.9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table:formula="of:=&quot;insert into Element(AtomicNumber, Symbol, AtomicMass)values (&quot;&amp;[.C53]&amp;&quot;, '&quot;&amp;[.B53]&amp;&quot;', &quot;&amp;[.A53]&amp;&quot;);&quot;" office:value-type="string" office:string-value="insert into Element(AtomicNumber, Symbol, AtomicMass)values (53, 'I', 126.9045);">
            <text:p>insert into Element(AtomicNumber, Symbol, AtomicMass)values (53, 'I', 126.9045);</text:p>
          </table:table-cell>
          <table:table-cell table:number-columns-repeated="1020"/>
        </table:table-row>
        <table:table-row table:style-name="ro2">
          <table:table-cell office:value-type="float" office:value="131.293">
            <text:p>131.29</text:p>
          </table:table-cell>
          <table:table-cell office:value-type="string">
            <text:p>Xe</text:p>
          </table:table-cell>
          <table:table-cell office:value-type="float" office:value="54">
            <text:p>54</text:p>
          </table:table-cell>
          <table:table-cell table:formula="of:=&quot;insert into Element(AtomicNumber, Symbol, AtomicMass)values (&quot;&amp;[.C54]&amp;&quot;, '&quot;&amp;[.B54]&amp;&quot;', &quot;&amp;[.A54]&amp;&quot;);&quot;" office:value-type="string" office:string-value="insert into Element(AtomicNumber, Symbol, AtomicMass)values (54, 'Xe', 131.293);">
            <text:p>insert into Element(AtomicNumber, Symbol, AtomicMass)values (54, 'Xe', 131.293);</text:p>
          </table:table-cell>
          <table:table-cell table:number-columns-repeated="1020"/>
        </table:table-row>
        <table:table-row table:style-name="ro2">
          <table:table-cell office:value-type="float" office:value="132.9055">
            <text:p>132.91</text:p>
          </table:table-cell>
          <table:table-cell office:value-type="string">
            <text:p>Cs</text:p>
          </table:table-cell>
          <table:table-cell office:value-type="float" office:value="55">
            <text:p>55</text:p>
          </table:table-cell>
          <table:table-cell table:formula="of:=&quot;insert into Element(AtomicNumber, Symbol, AtomicMass)values (&quot;&amp;[.C55]&amp;&quot;, '&quot;&amp;[.B55]&amp;&quot;', &quot;&amp;[.A55]&amp;&quot;);&quot;" office:value-type="string" office:string-value="insert into Element(AtomicNumber, Symbol, AtomicMass)values (55, 'Cs', 132.9055);">
            <text:p>insert into Element(AtomicNumber, Symbol, AtomicMass)values (55, 'Cs', 132.9055);</text:p>
          </table:table-cell>
          <table:table-cell table:number-columns-repeated="1020"/>
        </table:table-row>
        <table:table-row table:style-name="ro2">
          <table:table-cell office:value-type="float" office:value="137.327">
            <text:p>137.33</text:p>
          </table:table-cell>
          <table:table-cell office:value-type="string">
            <text:p>Ba</text:p>
          </table:table-cell>
          <table:table-cell office:value-type="float" office:value="56">
            <text:p>56</text:p>
          </table:table-cell>
          <table:table-cell table:formula="of:=&quot;insert into Element(AtomicNumber, Symbol, AtomicMass)values (&quot;&amp;[.C56]&amp;&quot;, '&quot;&amp;[.B56]&amp;&quot;', &quot;&amp;[.A56]&amp;&quot;);&quot;" office:value-type="string" office:string-value="insert into Element(AtomicNumber, Symbol, AtomicMass)values (56, 'Ba', 137.327);">
            <text:p>insert into Element(AtomicNumber, Symbol, AtomicMass)values (56, 'Ba', 137.327);</text:p>
          </table:table-cell>
          <table:table-cell table:number-columns-repeated="1020"/>
        </table:table-row>
        <table:table-row table:style-name="ro2">
          <table:table-cell office:value-type="float" office:value="138.9055">
            <text:p>138.91</text:p>
          </table:table-cell>
          <table:table-cell office:value-type="string">
            <text:p>La</text:p>
          </table:table-cell>
          <table:table-cell office:value-type="float" office:value="57">
            <text:p>57</text:p>
          </table:table-cell>
          <table:table-cell table:formula="of:=&quot;insert into Element(AtomicNumber, Symbol, AtomicMass)values (&quot;&amp;[.C57]&amp;&quot;, '&quot;&amp;[.B57]&amp;&quot;', &quot;&amp;[.A57]&amp;&quot;);&quot;" office:value-type="string" office:string-value="insert into Element(AtomicNumber, Symbol, AtomicMass)values (57, 'La', 138.9055);">
            <text:p>insert into Element(AtomicNumber, Symbol, AtomicMass)values (57, 'La', 138.9055);</text:p>
          </table:table-cell>
          <table:table-cell table:number-columns-repeated="1020"/>
        </table:table-row>
        <table:table-row table:style-name="ro2">
          <table:table-cell office:value-type="float" office:value="140.116">
            <text:p>140.12</text:p>
          </table:table-cell>
          <table:table-cell office:value-type="string">
            <text:p>Ce</text:p>
          </table:table-cell>
          <table:table-cell office:value-type="float" office:value="58">
            <text:p>58</text:p>
          </table:table-cell>
          <table:table-cell table:formula="of:=&quot;insert into Element(AtomicNumber, Symbol, AtomicMass)values (&quot;&amp;[.C58]&amp;&quot;, '&quot;&amp;[.B58]&amp;&quot;', &quot;&amp;[.A58]&amp;&quot;);&quot;" office:value-type="string" office:string-value="insert into Element(AtomicNumber, Symbol, AtomicMass)values (58, 'Ce', 140.116);">
            <text:p>insert into Element(AtomicNumber, Symbol, AtomicMass)values (58, 'Ce', 140.116);</text:p>
          </table:table-cell>
          <table:table-cell table:number-columns-repeated="1020"/>
        </table:table-row>
        <table:table-row table:style-name="ro2">
          <table:table-cell office:value-type="float" office:value="140.9077">
            <text:p>140.91</text:p>
          </table:table-cell>
          <table:table-cell office:value-type="string">
            <text:p>Pr</text:p>
          </table:table-cell>
          <table:table-cell office:value-type="float" office:value="59">
            <text:p>59</text:p>
          </table:table-cell>
          <table:table-cell table:formula="of:=&quot;insert into Element(AtomicNumber, Symbol, AtomicMass)values (&quot;&amp;[.C59]&amp;&quot;, '&quot;&amp;[.B59]&amp;&quot;', &quot;&amp;[.A59]&amp;&quot;);&quot;" office:value-type="string" office:string-value="insert into Element(AtomicNumber, Symbol, AtomicMass)values (59, 'Pr', 140.9077);">
            <text:p>insert into Element(AtomicNumber, Symbol, AtomicMass)values (59, 'Pr', 140.9077);</text:p>
          </table:table-cell>
          <table:table-cell table:number-columns-repeated="1020"/>
        </table:table-row>
        <table:table-row table:style-name="ro2">
          <table:table-cell office:value-type="float" office:value="144.24">
            <text:p>144.24</text:p>
          </table:table-cell>
          <table:table-cell office:value-type="string">
            <text:p>Nd</text:p>
          </table:table-cell>
          <table:table-cell office:value-type="float" office:value="60">
            <text:p>60</text:p>
          </table:table-cell>
          <table:table-cell table:formula="of:=&quot;insert into Element(AtomicNumber, Symbol, AtomicMass)values (&quot;&amp;[.C60]&amp;&quot;, '&quot;&amp;[.B60]&amp;&quot;', &quot;&amp;[.A60]&amp;&quot;);&quot;" office:value-type="string" office:string-value="insert into Element(AtomicNumber, Symbol, AtomicMass)values (60, 'Nd', 144.24);">
            <text:p>insert into Element(AtomicNumber, Symbol, AtomicMass)values (60, 'Nd', 144.24);</text:p>
          </table:table-cell>
          <table:table-cell table:number-columns-repeated="1020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Pm</text:p>
          </table:table-cell>
          <table:table-cell office:value-type="float" office:value="61">
            <text:p>61</text:p>
          </table:table-cell>
          <table:table-cell table:formula="of:=&quot;insert into Element(AtomicNumber, Symbol, AtomicMass)values (&quot;&amp;[.C61]&amp;&quot;, '&quot;&amp;[.B61]&amp;&quot;', &quot;&amp;[.A61]&amp;&quot;);&quot;" office:value-type="string" office:string-value="insert into Element(AtomicNumber, Symbol, AtomicMass)values (61, 'Pm', 145);">
            <text:p>insert into Element(AtomicNumber, Symbol, AtomicMass)values (61, 'Pm', 145);</text:p>
          </table:table-cell>
          <table:table-cell table:number-columns-repeated="1020"/>
        </table:table-row>
        <table:table-row table:style-name="ro2">
          <table:table-cell office:value-type="float" office:value="150.36">
            <text:p>150.36</text:p>
          </table:table-cell>
          <table:table-cell office:value-type="string">
            <text:p>Sm</text:p>
          </table:table-cell>
          <table:table-cell office:value-type="float" office:value="62">
            <text:p>62</text:p>
          </table:table-cell>
          <table:table-cell table:formula="of:=&quot;insert into Element(AtomicNumber, Symbol, AtomicMass)values (&quot;&amp;[.C62]&amp;&quot;, '&quot;&amp;[.B62]&amp;&quot;', &quot;&amp;[.A62]&amp;&quot;);&quot;" office:value-type="string" office:string-value="insert into Element(AtomicNumber, Symbol, AtomicMass)values (62, 'Sm', 150.36);">
            <text:p>insert into Element(AtomicNumber, Symbol, AtomicMass)values (62, 'Sm', 150.36);</text:p>
          </table:table-cell>
          <table:table-cell table:number-columns-repeated="1020"/>
        </table:table-row>
        <table:table-row table:style-name="ro2">
          <table:table-cell office:value-type="float" office:value="151.964">
            <text:p>151.96</text:p>
          </table:table-cell>
          <table:table-cell office:value-type="string">
            <text:p>Eu</text:p>
          </table:table-cell>
          <table:table-cell office:value-type="float" office:value="63">
            <text:p>63</text:p>
          </table:table-cell>
          <table:table-cell table:formula="of:=&quot;insert into Element(AtomicNumber, Symbol, AtomicMass)values (&quot;&amp;[.C63]&amp;&quot;, '&quot;&amp;[.B63]&amp;&quot;', &quot;&amp;[.A63]&amp;&quot;);&quot;" office:value-type="string" office:string-value="insert into Element(AtomicNumber, Symbol, AtomicMass)values (63, 'Eu', 151.964);">
            <text:p>insert into Element(AtomicNumber, Symbol, AtomicMass)values (63, 'Eu', 151.964);</text:p>
          </table:table-cell>
          <table:table-cell table:number-columns-repeated="1020"/>
        </table:table-row>
        <table:table-row table:style-name="ro2">
          <table:table-cell office:value-type="float" office:value="157.25">
            <text:p>157.25</text:p>
          </table:table-cell>
          <table:table-cell office:value-type="string">
            <text:p>Gd</text:p>
          </table:table-cell>
          <table:table-cell office:value-type="float" office:value="64">
            <text:p>64</text:p>
          </table:table-cell>
          <table:table-cell table:formula="of:=&quot;insert into Element(AtomicNumber, Symbol, AtomicMass)values (&quot;&amp;[.C64]&amp;&quot;, '&quot;&amp;[.B64]&amp;&quot;', &quot;&amp;[.A64]&amp;&quot;);&quot;" office:value-type="string" office:string-value="insert into Element(AtomicNumber, Symbol, AtomicMass)values (64, 'Gd', 157.25);">
            <text:p>insert into Element(AtomicNumber, Symbol, AtomicMass)values (64, 'Gd', 157.25);</text:p>
          </table:table-cell>
          <table:table-cell table:number-columns-repeated="1020"/>
        </table:table-row>
        <table:table-row table:style-name="ro2">
          <table:table-cell office:value-type="float" office:value="158.9253">
            <text:p>158.93</text:p>
          </table:table-cell>
          <table:table-cell office:value-type="string">
            <text:p>Tb</text:p>
          </table:table-cell>
          <table:table-cell office:value-type="float" office:value="65">
            <text:p>65</text:p>
          </table:table-cell>
          <table:table-cell table:formula="of:=&quot;insert into Element(AtomicNumber, Symbol, AtomicMass)values (&quot;&amp;[.C65]&amp;&quot;, '&quot;&amp;[.B65]&amp;&quot;', &quot;&amp;[.A65]&amp;&quot;);&quot;" office:value-type="string" office:string-value="insert into Element(AtomicNumber, Symbol, AtomicMass)values (65, 'Tb', 158.9253);">
            <text:p>insert into Element(AtomicNumber, Symbol, AtomicMass)values (65, 'Tb', 158.9253);</text:p>
          </table:table-cell>
          <table:table-cell table:number-columns-repeated="1020"/>
        </table:table-row>
        <table:table-row table:style-name="ro2">
          <table:table-cell office:value-type="float" office:value="162.5">
            <text:p>162.5</text:p>
          </table:table-cell>
          <table:table-cell office:value-type="string">
            <text:p>Dy</text:p>
          </table:table-cell>
          <table:table-cell office:value-type="float" office:value="66">
            <text:p>66</text:p>
          </table:table-cell>
          <table:table-cell table:formula="of:=&quot;insert into Element(AtomicNumber, Symbol, AtomicMass)values (&quot;&amp;[.C66]&amp;&quot;, '&quot;&amp;[.B66]&amp;&quot;', &quot;&amp;[.A66]&amp;&quot;);&quot;" office:value-type="string" office:string-value="insert into Element(AtomicNumber, Symbol, AtomicMass)values (66, 'Dy', 162.5);">
            <text:p>insert into Element(AtomicNumber, Symbol, AtomicMass)values (66, 'Dy', 162.5);</text:p>
          </table:table-cell>
          <table:table-cell table:number-columns-repeated="1020"/>
        </table:table-row>
        <table:table-row table:style-name="ro2">
          <table:table-cell office:value-type="float" office:value="164.9303">
            <text:p>164.93</text:p>
          </table:table-cell>
          <table:table-cell office:value-type="string">
            <text:p>Ho</text:p>
          </table:table-cell>
          <table:table-cell office:value-type="float" office:value="67">
            <text:p>67</text:p>
          </table:table-cell>
          <table:table-cell table:formula="of:=&quot;insert into Element(AtomicNumber, Symbol, AtomicMass)values (&quot;&amp;[.C67]&amp;&quot;, '&quot;&amp;[.B67]&amp;&quot;', &quot;&amp;[.A67]&amp;&quot;);&quot;" office:value-type="string" office:string-value="insert into Element(AtomicNumber, Symbol, AtomicMass)values (67, 'Ho', 164.9303);">
            <text:p>insert into Element(AtomicNumber, Symbol, AtomicMass)values (67, 'Ho', 164.9303);</text:p>
          </table:table-cell>
          <table:table-cell table:number-columns-repeated="1020"/>
        </table:table-row>
        <table:table-row table:style-name="ro2">
          <table:table-cell office:value-type="float" office:value="167.259">
            <text:p>167.26</text:p>
          </table:table-cell>
          <table:table-cell office:value-type="string">
            <text:p>Er</text:p>
          </table:table-cell>
          <table:table-cell office:value-type="float" office:value="68">
            <text:p>68</text:p>
          </table:table-cell>
          <table:table-cell table:formula="of:=&quot;insert into Element(AtomicNumber, Symbol, AtomicMass)values (&quot;&amp;[.C68]&amp;&quot;, '&quot;&amp;[.B68]&amp;&quot;', &quot;&amp;[.A68]&amp;&quot;);&quot;" office:value-type="string" office:string-value="insert into Element(AtomicNumber, Symbol, AtomicMass)values (68, 'Er', 167.259);">
            <text:p>insert into Element(AtomicNumber, Symbol, AtomicMass)values (68, 'Er', 167.259);</text:p>
          </table:table-cell>
          <table:table-cell table:number-columns-repeated="1020"/>
        </table:table-row>
        <table:table-row table:style-name="ro2">
          <table:table-cell office:value-type="float" office:value="168.9342">
            <text:p>168.93</text:p>
          </table:table-cell>
          <table:table-cell office:value-type="string">
            <text:p>Tm</text:p>
          </table:table-cell>
          <table:table-cell office:value-type="float" office:value="69">
            <text:p>69</text:p>
          </table:table-cell>
          <table:table-cell table:formula="of:=&quot;insert into Element(AtomicNumber, Symbol, AtomicMass)values (&quot;&amp;[.C69]&amp;&quot;, '&quot;&amp;[.B69]&amp;&quot;', &quot;&amp;[.A69]&amp;&quot;);&quot;" office:value-type="string" office:string-value="insert into Element(AtomicNumber, Symbol, AtomicMass)values (69, 'Tm', 168.9342);">
            <text:p>insert into Element(AtomicNumber, Symbol, AtomicMass)values (69, 'Tm', 168.9342);</text:p>
          </table:table-cell>
          <table:table-cell table:number-columns-repeated="1020"/>
        </table:table-row>
        <table:table-row table:style-name="ro2">
          <table:table-cell office:value-type="float" office:value="173.04">
            <text:p>173.04</text:p>
          </table:table-cell>
          <table:table-cell office:value-type="string">
            <text:p>Yb</text:p>
          </table:table-cell>
          <table:table-cell office:value-type="float" office:value="70">
            <text:p>70</text:p>
          </table:table-cell>
          <table:table-cell table:formula="of:=&quot;insert into Element(AtomicNumber, Symbol, AtomicMass)values (&quot;&amp;[.C70]&amp;&quot;, '&quot;&amp;[.B70]&amp;&quot;', &quot;&amp;[.A70]&amp;&quot;);&quot;" office:value-type="string" office:string-value="insert into Element(AtomicNumber, Symbol, AtomicMass)values (70, 'Yb', 173.04);">
            <text:p>insert into Element(AtomicNumber, Symbol, AtomicMass)values (70, 'Yb', 173.04);</text:p>
          </table:table-cell>
          <table:table-cell table:number-columns-repeated="1020"/>
        </table:table-row>
        <table:table-row table:style-name="ro2">
          <table:table-cell office:value-type="float" office:value="174.967">
            <text:p>174.97</text:p>
          </table:table-cell>
          <table:table-cell office:value-type="string">
            <text:p>Lu</text:p>
          </table:table-cell>
          <table:table-cell office:value-type="float" office:value="71">
            <text:p>71</text:p>
          </table:table-cell>
          <table:table-cell table:formula="of:=&quot;insert into Element(AtomicNumber, Symbol, AtomicMass)values (&quot;&amp;[.C71]&amp;&quot;, '&quot;&amp;[.B71]&amp;&quot;', &quot;&amp;[.A71]&amp;&quot;);&quot;" office:value-type="string" office:string-value="insert into Element(AtomicNumber, Symbol, AtomicMass)values (71, 'Lu', 174.967);">
            <text:p>insert into Element(AtomicNumber, Symbol, AtomicMass)values (71, 'Lu', 174.967);</text:p>
          </table:table-cell>
          <table:table-cell table:number-columns-repeated="1020"/>
        </table:table-row>
        <table:table-row table:style-name="ro2">
          <table:table-cell office:value-type="float" office:value="178.49">
            <text:p>178.49</text:p>
          </table:table-cell>
          <table:table-cell office:value-type="string">
            <text:p>Hf</text:p>
          </table:table-cell>
          <table:table-cell office:value-type="float" office:value="72">
            <text:p>72</text:p>
          </table:table-cell>
          <table:table-cell table:formula="of:=&quot;insert into Element(AtomicNumber, Symbol, AtomicMass)values (&quot;&amp;[.C72]&amp;&quot;, '&quot;&amp;[.B72]&amp;&quot;', &quot;&amp;[.A72]&amp;&quot;);&quot;" office:value-type="string" office:string-value="insert into Element(AtomicNumber, Symbol, AtomicMass)values (72, 'Hf', 178.49);">
            <text:p>insert into Element(AtomicNumber, Symbol, AtomicMass)values (72, 'Hf', 178.49);</text:p>
          </table:table-cell>
          <table:table-cell table:number-columns-repeated="1020"/>
        </table:table-row>
        <table:table-row table:style-name="ro2">
          <table:table-cell office:value-type="float" office:value="180.9479">
            <text:p>180.95</text:p>
          </table:table-cell>
          <table:table-cell office:value-type="string">
            <text:p>Ta</text:p>
          </table:table-cell>
          <table:table-cell office:value-type="float" office:value="73">
            <text:p>73</text:p>
          </table:table-cell>
          <table:table-cell table:formula="of:=&quot;insert into Element(AtomicNumber, Symbol, AtomicMass)values (&quot;&amp;[.C73]&amp;&quot;, '&quot;&amp;[.B73]&amp;&quot;', &quot;&amp;[.A73]&amp;&quot;);&quot;" office:value-type="string" office:string-value="insert into Element(AtomicNumber, Symbol, AtomicMass)values (73, 'Ta', 180.9479);">
            <text:p>insert into Element(AtomicNumber, Symbol, AtomicMass)values (73, 'Ta', 180.9479);</text:p>
          </table:table-cell>
          <table:table-cell table:number-columns-repeated="1020"/>
        </table:table-row>
        <table:table-row table:style-name="ro2">
          <table:table-cell office:value-type="float" office:value="183.84">
            <text:p>183.84</text:p>
          </table:table-cell>
          <table:table-cell office:value-type="string">
            <text:p>W</text:p>
          </table:table-cell>
          <table:table-cell office:value-type="float" office:value="74">
            <text:p>74</text:p>
          </table:table-cell>
          <table:table-cell table:formula="of:=&quot;insert into Element(AtomicNumber, Symbol, AtomicMass)values (&quot;&amp;[.C74]&amp;&quot;, '&quot;&amp;[.B74]&amp;&quot;', &quot;&amp;[.A74]&amp;&quot;);&quot;" office:value-type="string" office:string-value="insert into Element(AtomicNumber, Symbol, AtomicMass)values (74, 'W', 183.84);">
            <text:p>insert into Element(AtomicNumber, Symbol, AtomicMass)values (74, 'W', 183.84);</text:p>
          </table:table-cell>
          <table:table-cell table:number-columns-repeated="1020"/>
        </table:table-row>
        <table:table-row table:style-name="ro2">
          <table:table-cell office:value-type="float" office:value="186.207">
            <text:p>186.21</text:p>
          </table:table-cell>
          <table:table-cell office:value-type="string">
            <text:p>Re</text:p>
          </table:table-cell>
          <table:table-cell office:value-type="float" office:value="75">
            <text:p>75</text:p>
          </table:table-cell>
          <table:table-cell table:formula="of:=&quot;insert into Element(AtomicNumber, Symbol, AtomicMass)values (&quot;&amp;[.C75]&amp;&quot;, '&quot;&amp;[.B75]&amp;&quot;', &quot;&amp;[.A75]&amp;&quot;);&quot;" office:value-type="string" office:string-value="insert into Element(AtomicNumber, Symbol, AtomicMass)values (75, 'Re', 186.207);">
            <text:p>insert into Element(AtomicNumber, Symbol, AtomicMass)values (75, 'Re', 186.207);</text:p>
          </table:table-cell>
          <table:table-cell table:number-columns-repeated="1020"/>
        </table:table-row>
        <table:table-row table:style-name="ro2">
          <table:table-cell office:value-type="float" office:value="190.23">
            <text:p>190.23</text:p>
          </table:table-cell>
          <table:table-cell office:value-type="string">
            <text:p>Os</text:p>
          </table:table-cell>
          <table:table-cell office:value-type="float" office:value="76">
            <text:p>76</text:p>
          </table:table-cell>
          <table:table-cell table:formula="of:=&quot;insert into Element(AtomicNumber, Symbol, AtomicMass)values (&quot;&amp;[.C76]&amp;&quot;, '&quot;&amp;[.B76]&amp;&quot;', &quot;&amp;[.A76]&amp;&quot;);&quot;" office:value-type="string" office:string-value="insert into Element(AtomicNumber, Symbol, AtomicMass)values (76, 'Os', 190.23);">
            <text:p>insert into Element(AtomicNumber, Symbol, AtomicMass)values (76, 'Os', 190.23);</text:p>
          </table:table-cell>
          <table:table-cell table:number-columns-repeated="1020"/>
        </table:table-row>
        <table:table-row table:style-name="ro2">
          <table:table-cell office:value-type="float" office:value="192.217">
            <text:p>192.22</text:p>
          </table:table-cell>
          <table:table-cell office:value-type="string">
            <text:p>Ir</text:p>
          </table:table-cell>
          <table:table-cell office:value-type="float" office:value="77">
            <text:p>77</text:p>
          </table:table-cell>
          <table:table-cell table:formula="of:=&quot;insert into Element(AtomicNumber, Symbol, AtomicMass)values (&quot;&amp;[.C77]&amp;&quot;, '&quot;&amp;[.B77]&amp;&quot;', &quot;&amp;[.A77]&amp;&quot;);&quot;" office:value-type="string" office:string-value="insert into Element(AtomicNumber, Symbol, AtomicMass)values (77, 'Ir', 192.217);">
            <text:p>insert into Element(AtomicNumber, Symbol, AtomicMass)values (77, 'Ir', 192.217);</text:p>
          </table:table-cell>
          <table:table-cell table:number-columns-repeated="1020"/>
        </table:table-row>
        <table:table-row table:style-name="ro2">
          <table:table-cell office:value-type="float" office:value="195.078">
            <text:p>195.08</text:p>
          </table:table-cell>
          <table:table-cell office:value-type="string">
            <text:p>Pt</text:p>
          </table:table-cell>
          <table:table-cell office:value-type="float" office:value="78">
            <text:p>78</text:p>
          </table:table-cell>
          <table:table-cell table:formula="of:=&quot;insert into Element(AtomicNumber, Symbol, AtomicMass)values (&quot;&amp;[.C78]&amp;&quot;, '&quot;&amp;[.B78]&amp;&quot;', &quot;&amp;[.A78]&amp;&quot;);&quot;" office:value-type="string" office:string-value="insert into Element(AtomicNumber, Symbol, AtomicMass)values (78, 'Pt', 195.078);">
            <text:p>insert into Element(AtomicNumber, Symbol, AtomicMass)values (78, 'Pt', 195.078);</text:p>
          </table:table-cell>
          <table:table-cell table:number-columns-repeated="1020"/>
        </table:table-row>
        <table:table-row table:style-name="ro2">
          <table:table-cell office:value-type="float" office:value="196.9665">
            <text:p>196.97</text:p>
          </table:table-cell>
          <table:table-cell office:value-type="string">
            <text:p>Au</text:p>
          </table:table-cell>
          <table:table-cell office:value-type="float" office:value="79">
            <text:p>79</text:p>
          </table:table-cell>
          <table:table-cell table:formula="of:=&quot;insert into Element(AtomicNumber, Symbol, AtomicMass)values (&quot;&amp;[.C79]&amp;&quot;, '&quot;&amp;[.B79]&amp;&quot;', &quot;&amp;[.A79]&amp;&quot;);&quot;" office:value-type="string" office:string-value="insert into Element(AtomicNumber, Symbol, AtomicMass)values (79, 'Au', 196.9665);">
            <text:p>insert into Element(AtomicNumber, Symbol, AtomicMass)values (79, 'Au', 196.9665);</text:p>
          </table:table-cell>
          <table:table-cell table:number-columns-repeated="1020"/>
        </table:table-row>
        <table:table-row table:style-name="ro2">
          <table:table-cell office:value-type="float" office:value="200.59">
            <text:p>200.59</text:p>
          </table:table-cell>
          <table:table-cell office:value-type="string">
            <text:p>Hg</text:p>
          </table:table-cell>
          <table:table-cell office:value-type="float" office:value="80">
            <text:p>80</text:p>
          </table:table-cell>
          <table:table-cell table:formula="of:=&quot;insert into Element(AtomicNumber, Symbol, AtomicMass)values (&quot;&amp;[.C80]&amp;&quot;, '&quot;&amp;[.B80]&amp;&quot;', &quot;&amp;[.A80]&amp;&quot;);&quot;" office:value-type="string" office:string-value="insert into Element(AtomicNumber, Symbol, AtomicMass)values (80, 'Hg', 200.59);">
            <text:p>insert into Element(AtomicNumber, Symbol, AtomicMass)values (80, 'Hg', 200.59);</text:p>
          </table:table-cell>
          <table:table-cell table:number-columns-repeated="1020"/>
        </table:table-row>
        <table:table-row table:style-name="ro2">
          <table:table-cell office:value-type="float" office:value="204.3833">
            <text:p>204.38</text:p>
          </table:table-cell>
          <table:table-cell office:value-type="string">
            <text:p>Tl</text:p>
          </table:table-cell>
          <table:table-cell office:value-type="float" office:value="81">
            <text:p>81</text:p>
          </table:table-cell>
          <table:table-cell table:formula="of:=&quot;insert into Element(AtomicNumber, Symbol, AtomicMass)values (&quot;&amp;[.C81]&amp;&quot;, '&quot;&amp;[.B81]&amp;&quot;', &quot;&amp;[.A81]&amp;&quot;);&quot;" office:value-type="string" office:string-value="insert into Element(AtomicNumber, Symbol, AtomicMass)values (81, 'Tl', 204.3833);">
            <text:p>insert into Element(AtomicNumber, Symbol, AtomicMass)values (81, 'Tl', 204.3833);</text:p>
          </table:table-cell>
          <table:table-cell table:number-columns-repeated="1020"/>
        </table:table-row>
        <table:table-row table:style-name="ro2">
          <table:table-cell office:value-type="float" office:value="207.2">
            <text:p>207.2</text:p>
          </table:table-cell>
          <table:table-cell office:value-type="string">
            <text:p>Pb</text:p>
          </table:table-cell>
          <table:table-cell office:value-type="float" office:value="82">
            <text:p>82</text:p>
          </table:table-cell>
          <table:table-cell table:formula="of:=&quot;insert into Element(AtomicNumber, Symbol, AtomicMass)values (&quot;&amp;[.C82]&amp;&quot;, '&quot;&amp;[.B82]&amp;&quot;', &quot;&amp;[.A82]&amp;&quot;);&quot;" office:value-type="string" office:string-value="insert into Element(AtomicNumber, Symbol, AtomicMass)values (82, 'Pb', 207.2);">
            <text:p>insert into Element(AtomicNumber, Symbol, AtomicMass)values (82, 'Pb', 207.2);</text:p>
          </table:table-cell>
          <table:table-cell table:number-columns-repeated="1020"/>
        </table:table-row>
        <table:table-row table:style-name="ro2">
          <table:table-cell office:value-type="float" office:value="208.9804">
            <text:p>208.98</text:p>
          </table:table-cell>
          <table:table-cell office:value-type="string">
            <text:p>Bi</text:p>
          </table:table-cell>
          <table:table-cell office:value-type="float" office:value="83">
            <text:p>83</text:p>
          </table:table-cell>
          <table:table-cell table:formula="of:=&quot;insert into Element(AtomicNumber, Symbol, AtomicMass)values (&quot;&amp;[.C83]&amp;&quot;, '&quot;&amp;[.B83]&amp;&quot;', &quot;&amp;[.A83]&amp;&quot;);&quot;" office:value-type="string" office:string-value="insert into Element(AtomicNumber, Symbol, AtomicMass)values (83, 'Bi', 208.9804);">
            <text:p>insert into Element(AtomicNumber, Symbol, AtomicMass)values (83, 'Bi', 208.9804);</text:p>
          </table:table-cell>
          <table:table-cell table:number-columns-repeated="1020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Po</text:p>
          </table:table-cell>
          <table:table-cell office:value-type="float" office:value="84">
            <text:p>84</text:p>
          </table:table-cell>
          <table:table-cell table:formula="of:=&quot;insert into Element(AtomicNumber, Symbol, AtomicMass)values (&quot;&amp;[.C84]&amp;&quot;, '&quot;&amp;[.B84]&amp;&quot;', &quot;&amp;[.A84]&amp;&quot;);&quot;" office:value-type="string" office:string-value="insert into Element(AtomicNumber, Symbol, AtomicMass)values (84, 'Po', 209);">
            <text:p>insert into Element(AtomicNumber, Symbol, AtomicMass)values (84, 'Po', 209);</text:p>
          </table:table-cell>
          <table:table-cell table:number-columns-repeated="1020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At</text:p>
          </table:table-cell>
          <table:table-cell office:value-type="float" office:value="85">
            <text:p>85</text:p>
          </table:table-cell>
          <table:table-cell table:formula="of:=&quot;insert into Element(AtomicNumber, Symbol, AtomicMass)values (&quot;&amp;[.C85]&amp;&quot;, '&quot;&amp;[.B85]&amp;&quot;', &quot;&amp;[.A85]&amp;&quot;);&quot;" office:value-type="string" office:string-value="insert into Element(AtomicNumber, Symbol, AtomicMass)values (85, 'At', 210);">
            <text:p>insert into Element(AtomicNumber, Symbol, AtomicMass)values (85, 'At', 210);</text:p>
          </table:table-cell>
          <table:table-cell table:number-columns-repeated="1020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Rn</text:p>
          </table:table-cell>
          <table:table-cell office:value-type="float" office:value="86">
            <text:p>86</text:p>
          </table:table-cell>
          <table:table-cell table:formula="of:=&quot;insert into Element(AtomicNumber, Symbol, AtomicMass)values (&quot;&amp;[.C86]&amp;&quot;, '&quot;&amp;[.B86]&amp;&quot;', &quot;&amp;[.A86]&amp;&quot;);&quot;" office:value-type="string" office:string-value="insert into Element(AtomicNumber, Symbol, AtomicMass)values (86, 'Rn', 222);">
            <text:p>insert into Element(AtomicNumber, Symbol, AtomicMass)values (86, 'Rn', 222);</text:p>
          </table:table-cell>
          <table:table-cell table:number-columns-repeated="1020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r</text:p>
          </table:table-cell>
          <table:table-cell office:value-type="float" office:value="87">
            <text:p>87</text:p>
          </table:table-cell>
          <table:table-cell table:formula="of:=&quot;insert into Element(AtomicNumber, Symbol, AtomicMass)values (&quot;&amp;[.C87]&amp;&quot;, '&quot;&amp;[.B87]&amp;&quot;', &quot;&amp;[.A87]&amp;&quot;);&quot;" office:value-type="string" office:string-value="insert into Element(AtomicNumber, Symbol, AtomicMass)values (87, 'Fr', 223);">
            <text:p>insert into Element(AtomicNumber, Symbol, AtomicMass)values (87, 'Fr', 223);</text:p>
          </table:table-cell>
          <table:table-cell table:number-columns-repeated="1020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Ra</text:p>
          </table:table-cell>
          <table:table-cell office:value-type="float" office:value="88">
            <text:p>88</text:p>
          </table:table-cell>
          <table:table-cell table:formula="of:=&quot;insert into Element(AtomicNumber, Symbol, AtomicMass)values (&quot;&amp;[.C88]&amp;&quot;, '&quot;&amp;[.B88]&amp;&quot;', &quot;&amp;[.A88]&amp;&quot;);&quot;" office:value-type="string" office:string-value="insert into Element(AtomicNumber, Symbol, AtomicMass)values (88, 'Ra', 226);">
            <text:p>insert into Element(AtomicNumber, Symbol, AtomicMass)values (88, 'Ra', 226);</text:p>
          </table:table-cell>
          <table:table-cell table:number-columns-repeated="1020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Ac</text:p>
          </table:table-cell>
          <table:table-cell office:value-type="float" office:value="89">
            <text:p>89</text:p>
          </table:table-cell>
          <table:table-cell table:formula="of:=&quot;insert into Element(AtomicNumber, Symbol, AtomicMass)values (&quot;&amp;[.C89]&amp;&quot;, '&quot;&amp;[.B89]&amp;&quot;', &quot;&amp;[.A89]&amp;&quot;);&quot;" office:value-type="string" office:string-value="insert into Element(AtomicNumber, Symbol, AtomicMass)values (89, 'Ac', 227);">
            <text:p>insert into Element(AtomicNumber, Symbol, AtomicMass)values (89, 'Ac', 227);</text:p>
          </table:table-cell>
          <table:table-cell table:number-columns-repeated="1020"/>
        </table:table-row>
        <table:table-row table:style-name="ro2">
          <table:table-cell office:value-type="float" office:value="232.0381">
            <text:p>232.04</text:p>
          </table:table-cell>
          <table:table-cell office:value-type="string">
            <text:p>Th</text:p>
          </table:table-cell>
          <table:table-cell office:value-type="float" office:value="90">
            <text:p>90</text:p>
          </table:table-cell>
          <table:table-cell table:formula="of:=&quot;insert into Element(AtomicNumber, Symbol, AtomicMass)values (&quot;&amp;[.C90]&amp;&quot;, '&quot;&amp;[.B90]&amp;&quot;', &quot;&amp;[.A90]&amp;&quot;);&quot;" office:value-type="string" office:string-value="insert into Element(AtomicNumber, Symbol, AtomicMass)values (90, 'Th', 232.0381);">
            <text:p>insert into Element(AtomicNumber, Symbol, AtomicMass)values (90, 'Th', 232.0381);</text:p>
          </table:table-cell>
          <table:table-cell table:number-columns-repeated="1020"/>
        </table:table-row>
        <table:table-row table:style-name="ro2">
          <table:table-cell office:value-type="float" office:value="231.0359">
            <text:p>231.04</text:p>
          </table:table-cell>
          <table:table-cell office:value-type="string">
            <text:p>Pa</text:p>
          </table:table-cell>
          <table:table-cell office:value-type="float" office:value="91">
            <text:p>91</text:p>
          </table:table-cell>
          <table:table-cell table:formula="of:=&quot;insert into Element(AtomicNumber, Symbol, AtomicMass)values (&quot;&amp;[.C91]&amp;&quot;, '&quot;&amp;[.B91]&amp;&quot;', &quot;&amp;[.A91]&amp;&quot;);&quot;" office:value-type="string" office:string-value="insert into Element(AtomicNumber, Symbol, AtomicMass)values (91, 'Pa', 231.0359);">
            <text:p>insert into Element(AtomicNumber, Symbol, AtomicMass)values (91, 'Pa', 231.0359);</text:p>
          </table:table-cell>
          <table:table-cell table:number-columns-repeated="1020"/>
        </table:table-row>
        <table:table-row table:style-name="ro2">
          <table:table-cell office:value-type="float" office:value="238.0289">
            <text:p>238.03</text:p>
          </table:table-cell>
          <table:table-cell office:value-type="string">
            <text:p>U</text:p>
          </table:table-cell>
          <table:table-cell office:value-type="float" office:value="92">
            <text:p>92</text:p>
          </table:table-cell>
          <table:table-cell table:formula="of:=&quot;insert into Element(AtomicNumber, Symbol, AtomicMass)values (&quot;&amp;[.C92]&amp;&quot;, '&quot;&amp;[.B92]&amp;&quot;', &quot;&amp;[.A92]&amp;&quot;);&quot;" office:value-type="string" office:string-value="insert into Element(AtomicNumber, Symbol, AtomicMass)values (92, 'U', 238.0289);">
            <text:p>insert into Element(AtomicNumber, Symbol, AtomicMass)values (92, 'U', 238.0289);</text:p>
          </table:table-cell>
          <table:table-cell table:number-columns-repeated="1020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Np</text:p>
          </table:table-cell>
          <table:table-cell office:value-type="float" office:value="93">
            <text:p>93</text:p>
          </table:table-cell>
          <table:table-cell table:formula="of:=&quot;insert into Element(AtomicNumber, Symbol, AtomicMass)values (&quot;&amp;[.C93]&amp;&quot;, '&quot;&amp;[.B93]&amp;&quot;', &quot;&amp;[.A93]&amp;&quot;);&quot;" office:value-type="string" office:string-value="insert into Element(AtomicNumber, Symbol, AtomicMass)values (93, 'Np', 237);">
            <text:p>insert into Element(AtomicNumber, Symbol, AtomicMass)values (93, 'Np', 237);</text:p>
          </table:table-cell>
          <table:table-cell table:number-columns-repeated="1020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Pu</text:p>
          </table:table-cell>
          <table:table-cell office:value-type="float" office:value="94">
            <text:p>94</text:p>
          </table:table-cell>
          <table:table-cell table:formula="of:=&quot;insert into Element(AtomicNumber, Symbol, AtomicMass)values (&quot;&amp;[.C94]&amp;&quot;, '&quot;&amp;[.B94]&amp;&quot;', &quot;&amp;[.A94]&amp;&quot;);&quot;" office:value-type="string" office:string-value="insert into Element(AtomicNumber, Symbol, AtomicMass)values (94, 'Pu', 244);">
            <text:p>insert into Element(AtomicNumber, Symbol, AtomicMass)values (94, 'Pu', 244);</text:p>
          </table:table-cell>
          <table:table-cell table:number-columns-repeated="1020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Am</text:p>
          </table:table-cell>
          <table:table-cell office:value-type="float" office:value="95">
            <text:p>95</text:p>
          </table:table-cell>
          <table:table-cell table:formula="of:=&quot;insert into Element(AtomicNumber, Symbol, AtomicMass)values (&quot;&amp;[.C95]&amp;&quot;, '&quot;&amp;[.B95]&amp;&quot;', &quot;&amp;[.A95]&amp;&quot;);&quot;" office:value-type="string" office:string-value="insert into Element(AtomicNumber, Symbol, AtomicMass)values (95, 'Am', 243);">
            <text:p>insert into Element(AtomicNumber, Symbol, AtomicMass)values (95, 'Am', 243);</text:p>
          </table:table-cell>
          <table:table-cell table:number-columns-repeated="1020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Cm</text:p>
          </table:table-cell>
          <table:table-cell office:value-type="float" office:value="96">
            <text:p>96</text:p>
          </table:table-cell>
          <table:table-cell table:formula="of:=&quot;insert into Element(AtomicNumber, Symbol, AtomicMass)values (&quot;&amp;[.C96]&amp;&quot;, '&quot;&amp;[.B96]&amp;&quot;', &quot;&amp;[.A96]&amp;&quot;);&quot;" office:value-type="string" office:string-value="insert into Element(AtomicNumber, Symbol, AtomicMass)values (96, 'Cm', 247);">
            <text:p>insert into Element(AtomicNumber, Symbol, AtomicMass)values (96, 'Cm', 247);</text:p>
          </table:table-cell>
          <table:table-cell table:number-columns-repeated="1020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Bk</text:p>
          </table:table-cell>
          <table:table-cell office:value-type="float" office:value="97">
            <text:p>97</text:p>
          </table:table-cell>
          <table:table-cell table:formula="of:=&quot;insert into Element(AtomicNumber, Symbol, AtomicMass)values (&quot;&amp;[.C97]&amp;&quot;, '&quot;&amp;[.B97]&amp;&quot;', &quot;&amp;[.A97]&amp;&quot;);&quot;" office:value-type="string" office:string-value="insert into Element(AtomicNumber, Symbol, AtomicMass)values (97, 'Bk', 247);">
            <text:p>insert into Element(AtomicNumber, Symbol, AtomicMass)values (97, 'Bk', 247);</text:p>
          </table:table-cell>
          <table:table-cell table:number-columns-repeated="1020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Cf</text:p>
          </table:table-cell>
          <table:table-cell office:value-type="float" office:value="98">
            <text:p>98</text:p>
          </table:table-cell>
          <table:table-cell table:formula="of:=&quot;insert into Element(AtomicNumber, Symbol, AtomicMass)values (&quot;&amp;[.C98]&amp;&quot;, '&quot;&amp;[.B98]&amp;&quot;', &quot;&amp;[.A98]&amp;&quot;);&quot;" office:value-type="string" office:string-value="insert into Element(AtomicNumber, Symbol, AtomicMass)values (98, 'Cf', 251);">
            <text:p>insert into Element(AtomicNumber, Symbol, AtomicMass)values (98, 'Cf', 251);</text:p>
          </table:table-cell>
          <table:table-cell table:number-columns-repeated="1020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Es</text:p>
          </table:table-cell>
          <table:table-cell office:value-type="float" office:value="99">
            <text:p>99</text:p>
          </table:table-cell>
          <table:table-cell table:formula="of:=&quot;insert into Element(AtomicNumber, Symbol, AtomicMass)values (&quot;&amp;[.C99]&amp;&quot;, '&quot;&amp;[.B99]&amp;&quot;', &quot;&amp;[.A99]&amp;&quot;);&quot;" office:value-type="string" office:string-value="insert into Element(AtomicNumber, Symbol, AtomicMass)values (99, 'Es', 252);">
            <text:p>insert into Element(AtomicNumber, Symbol, AtomicMass)values (99, 'Es', 252);</text:p>
          </table:table-cell>
          <table:table-cell table:number-columns-repeated="1020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Fm</text:p>
          </table:table-cell>
          <table:table-cell office:value-type="float" office:value="100">
            <text:p>100</text:p>
          </table:table-cell>
          <table:table-cell table:formula="of:=&quot;insert into Element(AtomicNumber, Symbol, AtomicMass)values (&quot;&amp;[.C100]&amp;&quot;, '&quot;&amp;[.B100]&amp;&quot;', &quot;&amp;[.A100]&amp;&quot;);&quot;" office:value-type="string" office:string-value="insert into Element(AtomicNumber, Symbol, AtomicMass)values (100, 'Fm', 257);">
            <text:p>insert into Element(AtomicNumber, Symbol, AtomicMass)values (100, 'Fm', 257);</text:p>
          </table:table-cell>
          <table:table-cell table:number-columns-repeated="1020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Md</text:p>
          </table:table-cell>
          <table:table-cell office:value-type="float" office:value="101">
            <text:p>101</text:p>
          </table:table-cell>
          <table:table-cell table:formula="of:=&quot;insert into Element(AtomicNumber, Symbol, AtomicMass)values (&quot;&amp;[.C101]&amp;&quot;, '&quot;&amp;[.B101]&amp;&quot;', &quot;&amp;[.A101]&amp;&quot;);&quot;" office:value-type="string" office:string-value="insert into Element(AtomicNumber, Symbol, AtomicMass)values (101, 'Md', 258);">
            <text:p>insert into Element(AtomicNumber, Symbol, AtomicMass)values (101, 'Md', 258);</text:p>
          </table:table-cell>
          <table:table-cell table:number-columns-repeated="1020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No</text:p>
          </table:table-cell>
          <table:table-cell office:value-type="float" office:value="102">
            <text:p>102</text:p>
          </table:table-cell>
          <table:table-cell table:formula="of:=&quot;insert into Element(AtomicNumber, Symbol, AtomicMass)values (&quot;&amp;[.C102]&amp;&quot;, '&quot;&amp;[.B102]&amp;&quot;', &quot;&amp;[.A102]&amp;&quot;);&quot;" office:value-type="string" office:string-value="insert into Element(AtomicNumber, Symbol, AtomicMass)values (102, 'No', 259);">
            <text:p>insert into Element(AtomicNumber, Symbol, AtomicMass)values (102, 'No', 259);</text:p>
          </table:table-cell>
          <table:table-cell table:number-columns-repeated="1020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Lr</text:p>
          </table:table-cell>
          <table:table-cell office:value-type="float" office:value="103">
            <text:p>103</text:p>
          </table:table-cell>
          <table:table-cell table:formula="of:=&quot;insert into Element(AtomicNumber, Symbol, AtomicMass)values (&quot;&amp;[.C103]&amp;&quot;, '&quot;&amp;[.B103]&amp;&quot;', &quot;&amp;[.A103]&amp;&quot;);&quot;" office:value-type="string" office:string-value="insert into Element(AtomicNumber, Symbol, AtomicMass)values (103, 'Lr', 262);">
            <text:p>insert into Element(AtomicNumber, Symbol, AtomicMass)values (103, 'Lr', 262);</text:p>
          </table:table-cell>
          <table:table-cell table:number-columns-repeated="1020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Rf</text:p>
          </table:table-cell>
          <table:table-cell office:value-type="float" office:value="104">
            <text:p>104</text:p>
          </table:table-cell>
          <table:table-cell table:formula="of:=&quot;insert into Element(AtomicNumber, Symbol, AtomicMass)values (&quot;&amp;[.C104]&amp;&quot;, '&quot;&amp;[.B104]&amp;&quot;', &quot;&amp;[.A104]&amp;&quot;);&quot;" office:value-type="string" office:string-value="insert into Element(AtomicNumber, Symbol, AtomicMass)values (104, 'Rf', 261);">
            <text:p>insert into Element(AtomicNumber, Symbol, AtomicMass)values (104, 'Rf', 261);</text:p>
          </table:table-cell>
          <table:table-cell table:number-columns-repeated="1020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b</text:p>
          </table:table-cell>
          <table:table-cell office:value-type="float" office:value="105">
            <text:p>105</text:p>
          </table:table-cell>
          <table:table-cell table:formula="of:=&quot;insert into Element(AtomicNumber, Symbol, AtomicMass)values (&quot;&amp;[.C105]&amp;&quot;, '&quot;&amp;[.B105]&amp;&quot;', &quot;&amp;[.A105]&amp;&quot;);&quot;" office:value-type="string" office:string-value="insert into Element(AtomicNumber, Symbol, AtomicMass)values (105, 'Db', 262);">
            <text:p>insert into Element(AtomicNumber, Symbol, AtomicMass)values (105, 'Db', 262);</text:p>
          </table:table-cell>
          <table:table-cell table:number-columns-repeated="1020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Sg</text:p>
          </table:table-cell>
          <table:table-cell office:value-type="float" office:value="106">
            <text:p>106</text:p>
          </table:table-cell>
          <table:table-cell table:formula="of:=&quot;insert into Element(AtomicNumber, Symbol, AtomicMass)values (&quot;&amp;[.C106]&amp;&quot;, '&quot;&amp;[.B106]&amp;&quot;', &quot;&amp;[.A106]&amp;&quot;);&quot;" office:value-type="string" office:string-value="insert into Element(AtomicNumber, Symbol, AtomicMass)values (106, 'Sg', 266);">
            <text:p>insert into Element(AtomicNumber, Symbol, AtomicMass)values (106, 'Sg', 266);</text:p>
          </table:table-cell>
          <table:table-cell table:number-columns-repeated="1020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Bh</text:p>
          </table:table-cell>
          <table:table-cell office:value-type="float" office:value="107">
            <text:p>107</text:p>
          </table:table-cell>
          <table:table-cell table:formula="of:=&quot;insert into Element(AtomicNumber, Symbol, AtomicMass)values (&quot;&amp;[.C107]&amp;&quot;, '&quot;&amp;[.B107]&amp;&quot;', &quot;&amp;[.A107]&amp;&quot;);&quot;" office:value-type="string" office:string-value="insert into Element(AtomicNumber, Symbol, AtomicMass)values (107, 'Bh', 264);">
            <text:p>insert into Element(AtomicNumber, Symbol, AtomicMass)values (107, 'Bh', 264);</text:p>
          </table:table-cell>
          <table:table-cell table:number-columns-repeated="1020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Hs</text:p>
          </table:table-cell>
          <table:table-cell office:value-type="float" office:value="108">
            <text:p>108</text:p>
          </table:table-cell>
          <table:table-cell table:formula="of:=&quot;insert into Element(AtomicNumber, Symbol, AtomicMass)values (&quot;&amp;[.C108]&amp;&quot;, '&quot;&amp;[.B108]&amp;&quot;', &quot;&amp;[.A108]&amp;&quot;);&quot;" office:value-type="string" office:string-value="insert into Element(AtomicNumber, Symbol, AtomicMass)values (108, 'Hs', 277);">
            <text:p>insert into Element(AtomicNumber, Symbol, AtomicMass)values (108, 'Hs', 277);</text:p>
          </table:table-cell>
          <table:table-cell table:number-columns-repeated="1020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Mt</text:p>
          </table:table-cell>
          <table:table-cell office:value-type="float" office:value="109">
            <text:p>109</text:p>
          </table:table-cell>
          <table:table-cell table:formula="of:=&quot;insert into Element(AtomicNumber, Symbol, AtomicMass)values (&quot;&amp;[.C109]&amp;&quot;, '&quot;&amp;[.B109]&amp;&quot;', &quot;&amp;[.A109]&amp;&quot;);&quot;" office:value-type="string" office:string-value="insert into Element(AtomicNumber, Symbol, AtomicMass)values (109, 'Mt', 268);">
            <text:p>insert into Element(AtomicNumber, Symbol, AtomicMass)values (109, 'Mt', 268);</text:p>
          </table:table-cell>
          <table:table-cell table:number-columns-repeated="1020"/>
        </table:table-row>
        <table:table-row table:style-name="ro2" table:number-rows-repeated="654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13" table:number-columns-repeated="1024" table:default-cell-style-name="Excel_20_Built-in_20_Normal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ExternalData_1_1" table:base-cell-address="$Sheet1.$A$1" table:cell-range-address="$Sheet1.$A$1:.$L$1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2">08/22/2009</text:date>, <text:time>15:2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22T15:25:24.92</dc:date>
    <dc:creator>Patrick Herrington</dc:creator>
    <meta:document-statistic meta:table-count="3" meta:cell-count="1612" meta:object-count="0"/>
    <meta:generator>OpenOffice.org/3.1$Win32 OpenOffice.org_project/310m11$Build-9399</meta:generator>
  </office:meta>
</office:document-meta>
</file>